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ought" table:style-name="ta1">
        <table:shapes>
          <draw:frame draw:z-index="0" draw:style-name="gr1" draw:text-style-name="P1" svg:width="15.999cm" svg:height="8.999cm" svg:x="8.561cm" svg:y="7.777cm">
            <draw:object draw:notify-on-update-of-ranges="throught.F2:throught.F17 throught.G1:throught.G1 throught.G2:throught.G17 throught.F2:throught.F17 throught.H1:throught.H1 throught.H2:throught.H17 throught.F2:throught.F17 throught.I1:throught.I1 throught.I2:throught.I17 throught.F2:throught.F17 throught.J1:throught.J1 throught.J2:throught.J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7" calcext:value-type="float">
            <text:p>1022.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016.449" calcext:value-type="float">
            <text:p/>
          </table:table-cell>
          <table:table-cell table:formula="of:=[.D130]" office:value-type="float" office:value="622.21325" calcext:value-type="float">
            <text:p/>
          </table:table-cell>
          <table:table-cell table:formula="of:=[.D255]" office:value-type="float" office:value="739.03925" calcext:value-type="float">
            <text:p/>
          </table:table-cell>
          <table:table-cell table:formula="of:=[.D380]" office:value-type="float" office:value="660.85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7" calcext:value-type="float">
            <text:p>1022.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850.08" calcext:value-type="float">
            <text:p/>
          </table:table-cell>
          <table:table-cell table:formula="of:=[.D135]" office:value-type="float" office:value="599.88725" calcext:value-type="float">
            <text:p/>
          </table:table-cell>
          <table:table-cell table:formula="of:=[.D260]" office:value-type="float" office:value="924.4695" calcext:value-type="float">
            <text:p/>
          </table:table-cell>
          <table:table-cell table:formula="of:=[.D385]" office:value-type="float" office:value="520.228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896.70375" calcext:value-type="float">
            <text:p/>
          </table:table-cell>
          <table:table-cell table:formula="of:=[.D140]" office:value-type="float" office:value="678.53425" calcext:value-type="float">
            <text:p/>
          </table:table-cell>
          <table:table-cell table:formula="of:=[.D265]" office:value-type="float" office:value="636.583" calcext:value-type="float">
            <text:p/>
          </table:table-cell>
          <table:table-cell table:formula="of:=[.D390]" office:value-type="float" office:value="771.760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9.346" calcext:value-type="float">
            <text:p>999.346</text:p>
          </table:table-cell>
          <table:table-cell office:value-type="float" office:value="0" calcext:value-type="float">
            <text:p>0</text:p>
          </table:table-cell>
          <table:table-cell table:formula="of:=AVERAGE([.B2:.B5])" office:value-type="float" office:value="1016.449" calcext:value-type="float">
            <text:p/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602.55875" calcext:value-type="float">
            <text:p/>
          </table:table-cell>
          <table:table-cell table:formula="of:=[.D145]" office:value-type="float" office:value="577.144" calcext:value-type="float">
            <text:p/>
          </table:table-cell>
          <table:table-cell table:formula="of:=[.D270]" office:value-type="float" office:value="927.032" calcext:value-type="float">
            <text:p/>
          </table:table-cell>
          <table:table-cell table:formula="of:=[.D395]" office:value-type="float" office:value="527.91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6.233" calcext:value-type="float">
            <text:p>816.2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769.63825" calcext:value-type="float">
            <text:p/>
          </table:table-cell>
          <table:table-cell table:formula="of:=[.D150]" office:value-type="float" office:value="703.23125" calcext:value-type="float">
            <text:p/>
          </table:table-cell>
          <table:table-cell table:formula="of:=[.D275]" office:value-type="float" office:value="817.83175" calcext:value-type="float">
            <text:p/>
          </table:table-cell>
          <table:table-cell table:formula="of:=[.D400]" office:value-type="float" office:value="646.227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1.815" calcext:value-type="float">
            <text:p>751.8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763.4145" calcext:value-type="float">
            <text:p/>
          </table:table-cell>
          <table:table-cell table:formula="of:=[.D155]" office:value-type="float" office:value="728.0235" calcext:value-type="float">
            <text:p/>
          </table:table-cell>
          <table:table-cell table:formula="of:=[.D280]" office:value-type="float" office:value="835.69025" calcext:value-type="float">
            <text:p/>
          </table:table-cell>
          <table:table-cell table:formula="of:=[.D405]" office:value-type="float" office:value="707.236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5.032" calcext:value-type="float">
            <text:p>925.0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683.16475" calcext:value-type="float">
            <text:p/>
          </table:table-cell>
          <table:table-cell table:formula="of:=[.D160]" office:value-type="float" office:value="655.60525" calcext:value-type="float">
            <text:p/>
          </table:table-cell>
          <table:table-cell table:formula="of:=[.D285]" office:value-type="float" office:value="879.68425" calcext:value-type="float">
            <text:p/>
          </table:table-cell>
          <table:table-cell table:formula="of:=[.D410]" office:value-type="float" office:value="584.267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8.624" calcext:value-type="float">
            <text:p>898.6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730.6675" calcext:value-type="float">
            <text:p/>
          </table:table-cell>
          <table:table-cell table:formula="of:=[.D165]" office:value-type="float" office:value="678.96075" calcext:value-type="float">
            <text:p/>
          </table:table-cell>
          <table:table-cell table:formula="of:=[.D290]" office:value-type="float" office:value="768.11025" calcext:value-type="float">
            <text:p/>
          </table:table-cell>
          <table:table-cell table:formula="of:=[.D415]" office:value-type="float" office:value="489.892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4.849" calcext:value-type="float">
            <text:p>824.849</text:p>
          </table:table-cell>
          <table:table-cell office:value-type="float" office:value="2" calcext:value-type="float">
            <text:p>2</text:p>
          </table:table-cell>
          <table:table-cell table:formula="of:=AVERAGE([.B7:.B10])" office:value-type="float" office:value="850.08" calcext:value-type="float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635.53875" calcext:value-type="float">
            <text:p/>
          </table:table-cell>
          <table:table-cell table:formula="of:=[.D170]" office:value-type="float" office:value="641.26175" calcext:value-type="float">
            <text:p/>
          </table:table-cell>
          <table:table-cell table:formula="of:=[.D295]" office:value-type="float" office:value="843.9685" calcext:value-type="float">
            <text:p/>
          </table:table-cell>
          <table:table-cell table:formula="of:=[.D420]" office:value-type="float" office:value="509.125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3.38" calcext:value-type="float">
            <text:p>833.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570.946" calcext:value-type="float">
            <text:p/>
          </table:table-cell>
          <table:table-cell table:formula="of:=[.D175]" office:value-type="float" office:value="568.39325" calcext:value-type="float">
            <text:p/>
          </table:table-cell>
          <table:table-cell table:formula="of:=[.D300]" office:value-type="float" office:value="697.77125" calcext:value-type="float">
            <text:p/>
          </table:table-cell>
          <table:table-cell table:formula="of:=[.D425]" office:value-type="float" office:value="695.9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3.229" calcext:value-type="float">
            <text:p>893.2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570.54625" calcext:value-type="float">
            <text:p/>
          </table:table-cell>
          <table:table-cell table:formula="of:=[.D180]" office:value-type="float" office:value="532.599" calcext:value-type="float">
            <text:p/>
          </table:table-cell>
          <table:table-cell table:formula="of:=[.D305]" office:value-type="float" office:value="468.85125" calcext:value-type="float">
            <text:p/>
          </table:table-cell>
          <table:table-cell table:formula="of:=[.D430]" office:value-type="float" office:value="483.055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8.792" calcext:value-type="float">
            <text:p>938.79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401.61175" calcext:value-type="float">
            <text:p/>
          </table:table-cell>
          <table:table-cell table:formula="of:=[.D185]" office:value-type="float" office:value="364.70825" calcext:value-type="float">
            <text:p/>
          </table:table-cell>
          <table:table-cell table:formula="of:=[.D310]" office:value-type="float" office:value="686.27" calcext:value-type="float">
            <text:p/>
          </table:table-cell>
          <table:table-cell table:formula="of:=[.D435]" office:value-type="float" office:value="206.649353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5.509" calcext:value-type="float">
            <text:p>895.50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390.9365" calcext:value-type="float">
            <text:p/>
          </table:table-cell>
          <table:table-cell table:formula="of:=[.D190]" office:value-type="float" office:value="234.970275" calcext:value-type="float">
            <text:p/>
          </table:table-cell>
          <table:table-cell table:formula="of:=[.D315]" office:value-type="float" office:value="674.13475" calcext:value-type="float">
            <text:p/>
          </table:table-cell>
          <table:table-cell table:formula="of:=[.D440]" office:value-type="float" office:value="529.56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285" calcext:value-type="float">
            <text:p>859.285</text:p>
          </table:table-cell>
          <table:table-cell office:value-type="float" office:value="4" calcext:value-type="float">
            <text:p>4</text:p>
          </table:table-cell>
          <table:table-cell table:formula="of:=AVERAGE([.B12:.B15])" office:value-type="float" office:value="896.70375" calcext:value-type="float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511.55925" calcext:value-type="float">
            <text:p/>
          </table:table-cell>
          <table:table-cell table:formula="of:=[.D195]" office:value-type="float" office:value="458.576" calcext:value-type="float">
            <text:p/>
          </table:table-cell>
          <table:table-cell table:formula="of:=[.D320]" office:value-type="float" office:value="769.67375" calcext:value-type="float">
            <text:p/>
          </table:table-cell>
          <table:table-cell table:formula="of:=[.D445]" office:value-type="float" office:value="561.130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47.711" calcext:value-type="float">
            <text:p>547.71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496.555" calcext:value-type="float">
            <text:p/>
          </table:table-cell>
          <table:table-cell table:formula="of:=[.D200]" office:value-type="float" office:value="388.92775" calcext:value-type="float">
            <text:p/>
          </table:table-cell>
          <table:table-cell table:formula="of:=[.D325]" office:value-type="float" office:value="754.1865" calcext:value-type="float">
            <text:p/>
          </table:table-cell>
          <table:table-cell table:formula="of:=[.D450]" office:value-type="float" office:value="546.951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76.586" calcext:value-type="float">
            <text:p>576.58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523.28525" calcext:value-type="float">
            <text:p/>
          </table:table-cell>
          <table:table-cell table:formula="of:=[.D205]" office:value-type="float" office:value="444.4075" calcext:value-type="float">
            <text:p/>
          </table:table-cell>
          <table:table-cell table:formula="of:=[.D330]" office:value-type="float" office:value="909.9" calcext:value-type="float">
            <text:p/>
          </table:table-cell>
          <table:table-cell table:formula="of:=[.D455]" office:value-type="float" office:value="569.691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02.388" calcext:value-type="float">
            <text:p>602.38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515.90875" calcext:value-type="float">
            <text:p/>
          </table:table-cell>
          <table:table-cell table:formula="of:=[.D210]" office:value-type="float" office:value="438.5915" calcext:value-type="float">
            <text:p/>
          </table:table-cell>
          <table:table-cell table:formula="of:=[.D335]" office:value-type="float" office:value="377.17345275" calcext:value-type="float">
            <text:p/>
          </table:table-cell>
          <table:table-cell table:formula="of:=[.D460]" office:value-type="float" office:value="661.57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99.195" calcext:value-type="float">
            <text:p>599.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507.87875" calcext:value-type="float">
            <text:p/>
          </table:table-cell>
          <table:table-cell table:formula="of:=[.D215]" office:value-type="float" office:value="405.70075" calcext:value-type="float">
            <text:p/>
          </table:table-cell>
          <table:table-cell table:formula="of:=[.D340]" office:value-type="float" office:value="351.13825" calcext:value-type="float">
            <text:p/>
          </table:table-cell>
          <table:table-cell table:formula="of:=[.D465]" office:value-type="float" office:value="600.109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32.066" calcext:value-type="float">
            <text:p>632.066</text:p>
          </table:table-cell>
          <table:table-cell office:value-type="float" office:value="6" calcext:value-type="float">
            <text:p>6</text:p>
          </table:table-cell>
          <table:table-cell table:formula="of:=AVERAGE([.B17:.B20])" office:value-type="float" office:value="602.55875" calcext:value-type="float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396.60125" calcext:value-type="float">
            <text:p/>
          </table:table-cell>
          <table:table-cell table:formula="of:=[.D220]" office:value-type="float" office:value="244.400225" calcext:value-type="float">
            <text:p/>
          </table:table-cell>
          <table:table-cell table:formula="of:=[.D345]" office:value-type="float" office:value="649.486" calcext:value-type="float">
            <text:p/>
          </table:table-cell>
          <table:table-cell table:formula="of:=[.D470]" office:value-type="float" office:value="563.343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13.931" calcext:value-type="float">
            <text:p>713.93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332.26685" calcext:value-type="float">
            <text:p/>
          </table:table-cell>
          <table:table-cell table:formula="of:=[.D225]" office:value-type="float" office:value="285.45705" calcext:value-type="float">
            <text:p/>
          </table:table-cell>
          <table:table-cell table:formula="of:=[.D350]" office:value-type="float" office:value="753.77875" calcext:value-type="float">
            <text:p/>
          </table:table-cell>
          <table:table-cell table:formula="of:=[.D475]" office:value-type="float" office:value="698.405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1.267" calcext:value-type="float">
            <text:p>781.26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586.46625" calcext:value-type="float">
            <text:p/>
          </table:table-cell>
          <table:table-cell table:formula="of:=[.D230]" office:value-type="float" office:value="481.4965" calcext:value-type="float">
            <text:p/>
          </table:table-cell>
          <table:table-cell table:formula="of:=[.D355]" office:value-type="float" office:value="725.32575" calcext:value-type="float">
            <text:p/>
          </table:table-cell>
          <table:table-cell table:formula="of:=[.D480]" office:value-type="float" office:value="739.087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48.69" calcext:value-type="float">
            <text:p>748.6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525.6465" calcext:value-type="float">
            <text:p/>
          </table:table-cell>
          <table:table-cell table:formula="of:=[.D235]" office:value-type="float" office:value="488.2425" calcext:value-type="float">
            <text:p/>
          </table:table-cell>
          <table:table-cell table:formula="of:=[.D360]" office:value-type="float" office:value="564.05435" calcext:value-type="float">
            <text:p/>
          </table:table-cell>
          <table:table-cell table:formula="of:=[.D485]" office:value-type="float" office:value="591.296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0.743" calcext:value-type="float">
            <text:p>770.74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495.146" calcext:value-type="float">
            <text:p/>
          </table:table-cell>
          <table:table-cell table:formula="of:=[.D240]" office:value-type="float" office:value="481.42475" calcext:value-type="float">
            <text:p/>
          </table:table-cell>
          <table:table-cell table:formula="of:=[.D365]" office:value-type="float" office:value="399.3625" calcext:value-type="float">
            <text:p/>
          </table:table-cell>
          <table:table-cell table:formula="of:=[.D490]" office:value-type="float" office:value="617.533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7.853" calcext:value-type="float">
            <text:p>777.853</text:p>
          </table:table-cell>
          <table:table-cell office:value-type="float" office:value="8" calcext:value-type="float">
            <text:p>8</text:p>
          </table:table-cell>
          <table:table-cell table:formula="of:=AVERAGE([.B22:.B25])" office:value-type="float" office:value="769.63825" calcext:value-type="float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521.52125" calcext:value-type="float">
            <text:p/>
          </table:table-cell>
          <table:table-cell table:formula="of:=[.D245]" office:value-type="float" office:value="478.5985" calcext:value-type="float">
            <text:p/>
          </table:table-cell>
          <table:table-cell table:formula="of:=[.D370]" office:value-type="float" office:value="768.73325" calcext:value-type="float">
            <text:p/>
          </table:table-cell>
          <table:table-cell table:formula="of:=[.D495]" office:value-type="float" office:value="480.375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4.04" calcext:value-type="float">
            <text:p>814.0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552.7045" calcext:value-type="float">
            <text:p/>
          </table:table-cell>
          <table:table-cell table:formula="of:=[.D250]" office:value-type="float" office:value="555.0305" calcext:value-type="float">
            <text:p/>
          </table:table-cell>
          <table:table-cell table:formula="of:=[.D375]" office:value-type="float" office:value="664.80225" calcext:value-type="float">
            <text:p/>
          </table:table-cell>
          <table:table-cell table:formula="of:=[.D500]" office:value-type="float" office:value="624.685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49.745" calcext:value-type="float">
            <text:p>749.74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41.637" calcext:value-type="float">
            <text:p>741.63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3.07" calcext:value-type="float">
            <text:p>783.0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9.206" calcext:value-type="float">
            <text:p>779.206</text:p>
          </table:table-cell>
          <table:table-cell office:value-type="float" office:value="10" calcext:value-type="float">
            <text:p>10</text:p>
          </table:table-cell>
          <table:table-cell table:formula="of:=AVERAGE([.B27:.B30])" office:value-type="float" office:value="763.414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76.003" calcext:value-type="float">
            <text:p>676.00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68.985" calcext:value-type="float">
            <text:p>668.98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50.612" calcext:value-type="float">
            <text:p>650.61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16.128" calcext:value-type="float">
            <text:p>716.12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96.934" calcext:value-type="float">
            <text:p>696.934</text:p>
          </table:table-cell>
          <table:table-cell office:value-type="float" office:value="12" calcext:value-type="float">
            <text:p>12</text:p>
          </table:table-cell>
          <table:table-cell table:formula="of:=AVERAGE([.B32:.B35])" office:value-type="float" office:value="683.16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88.411" calcext:value-type="float">
            <text:p>688.41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01.99" calcext:value-type="float">
            <text:p>701.9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0.175" calcext:value-type="float">
            <text:p>750.17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9.796" calcext:value-type="float">
            <text:p>759.79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10.709" calcext:value-type="float">
            <text:p>710.709</text:p>
          </table:table-cell>
          <table:table-cell office:value-type="float" office:value="14" calcext:value-type="float">
            <text:p>14</text:p>
          </table:table-cell>
          <table:table-cell table:formula="of:=AVERAGE([.B37:.B40])" office:value-type="float" office:value="730.6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45.02" calcext:value-type="float">
            <text:p>645.0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15.755" calcext:value-type="float">
            <text:p>615.75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23.468" calcext:value-type="float">
            <text:p>623.46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63.539" calcext:value-type="float">
            <text:p>663.53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39.393" calcext:value-type="float">
            <text:p>639.393</text:p>
          </table:table-cell>
          <table:table-cell office:value-type="float" office:value="16" calcext:value-type="float">
            <text:p>16</text:p>
          </table:table-cell>
          <table:table-cell table:formula="of:=AVERAGE([.B42:.B45])" office:value-type="float" office:value="635.53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20.25" calcext:value-type="float">
            <text:p>620.2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87.501" calcext:value-type="float">
            <text:p>587.50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0.311" calcext:value-type="float">
            <text:p>500.31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87.671" calcext:value-type="float">
            <text:p>587.67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08.301" calcext:value-type="float">
            <text:p>608.301</text:p>
          </table:table-cell>
          <table:table-cell office:value-type="float" office:value="18" calcext:value-type="float">
            <text:p>18</text:p>
          </table:table-cell>
          <table:table-cell table:formula="of:=AVERAGE([.B47:.B50])" office:value-type="float" office:value="570.94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5.306" calcext:value-type="float">
            <text:p>515.30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07.39" calcext:value-type="float">
            <text:p>607.3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97.507" calcext:value-type="float">
            <text:p>497.50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8.153" calcext:value-type="float">
            <text:p>568.15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09.135" calcext:value-type="float">
            <text:p>609.135</text:p>
          </table:table-cell>
          <table:table-cell office:value-type="float" office:value="20" calcext:value-type="float">
            <text:p>20</text:p>
          </table:table-cell>
          <table:table-cell table:formula="of:=AVERAGE([.B52:.B55])" office:value-type="float" office:value="570.546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28.282" calcext:value-type="float">
            <text:p>328.28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04.304" calcext:value-type="float">
            <text:p>404.30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99.059" calcext:value-type="float">
            <text:p>299.05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65.945" calcext:value-type="float">
            <text:p>365.94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37.139" calcext:value-type="float">
            <text:p>537.139</text:p>
          </table:table-cell>
          <table:table-cell office:value-type="float" office:value="22" calcext:value-type="float">
            <text:p>22</text:p>
          </table:table-cell>
          <table:table-cell table:formula="of:=AVERAGE([.B57:.B60])" office:value-type="float" office:value="401.61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95.552" calcext:value-type="float">
            <text:p>395.55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16.951" calcext:value-type="float">
            <text:p>216.95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74.26" calcext:value-type="float">
            <text:p>474.2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10.464" calcext:value-type="float">
            <text:p>410.4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62.071" calcext:value-type="float">
            <text:p>462.071</text:p>
          </table:table-cell>
          <table:table-cell office:value-type="float" office:value="24" calcext:value-type="float">
            <text:p>24</text:p>
          </table:table-cell>
          <table:table-cell table:formula="of:=AVERAGE([.B62:.B65])" office:value-type="float" office:value="390.93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5.62" calcext:value-type="float">
            <text:p>555.6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1.53" calcext:value-type="float">
            <text:p>501.5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7.725" calcext:value-type="float">
            <text:p>517.72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7.499" calcext:value-type="float">
            <text:p>507.49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9.483" calcext:value-type="float">
            <text:p>519.483</text:p>
          </table:table-cell>
          <table:table-cell office:value-type="float" office:value="26" calcext:value-type="float">
            <text:p>26</text:p>
          </table:table-cell>
          <table:table-cell table:formula="of:=AVERAGE([.B67:.B70])" office:value-type="float" office:value="511.55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44.44" calcext:value-type="float">
            <text:p>544.4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80.639" calcext:value-type="float">
            <text:p>480.63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0.372" calcext:value-type="float">
            <text:p>500.37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53.412" calcext:value-type="float">
            <text:p>453.41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1.797" calcext:value-type="float">
            <text:p>551.797</text:p>
          </table:table-cell>
          <table:table-cell office:value-type="float" office:value="28" calcext:value-type="float">
            <text:p>28</text:p>
          </table:table-cell>
          <table:table-cell table:formula="of:=AVERAGE([.B72:.B75])" office:value-type="float" office:value="496.5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9.067" calcext:value-type="float">
            <text:p>559.0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75.38" calcext:value-type="float">
            <text:p>475.3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8.796" calcext:value-type="float">
            <text:p>568.79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5.572" calcext:value-type="float">
            <text:p>515.57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33.393" calcext:value-type="float">
            <text:p>533.393</text:p>
          </table:table-cell>
          <table:table-cell office:value-type="float" office:value="30" calcext:value-type="float">
            <text:p>30</text:p>
          </table:table-cell>
          <table:table-cell table:formula="of:=AVERAGE([.B77:.B80])" office:value-type="float" office:value="523.28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33.41" calcext:value-type="float">
            <text:p>533.4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80.988" calcext:value-type="float">
            <text:p>480.98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6.504" calcext:value-type="float">
            <text:p>506.50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80.291" calcext:value-type="float">
            <text:p>580.29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95.852" calcext:value-type="float">
            <text:p>495.852</text:p>
          </table:table-cell>
          <table:table-cell office:value-type="float" office:value="32" calcext:value-type="float">
            <text:p>32</text:p>
          </table:table-cell>
          <table:table-cell table:formula="of:=AVERAGE([.B82:.B85])" office:value-type="float" office:value="515.90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41.448" calcext:value-type="float">
            <text:p>541.44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6.354" calcext:value-type="float">
            <text:p>526.35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79.277" calcext:value-type="float">
            <text:p>479.27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3.045" calcext:value-type="float">
            <text:p>503.04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2.839" calcext:value-type="float">
            <text:p>522.839</text:p>
          </table:table-cell>
          <table:table-cell office:value-type="float" office:value="34" calcext:value-type="float">
            <text:p>34</text:p>
          </table:table-cell>
          <table:table-cell table:formula="of:=AVERAGE([.B87:.B90])" office:value-type="float" office:value="507.87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40.865" calcext:value-type="float">
            <text:p>140.86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6.873" calcext:value-type="float">
            <text:p>566.87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34.079" calcext:value-type="float">
            <text:p>134.07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1.295" calcext:value-type="float">
            <text:p>501.29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84.158" calcext:value-type="float">
            <text:p>384.158</text:p>
          </table:table-cell>
          <table:table-cell office:value-type="float" office:value="36" calcext:value-type="float">
            <text:p>36</text:p>
          </table:table-cell>
          <table:table-cell table:formula="of:=AVERAGE([.B92:.B95])" office:value-type="float" office:value="396.60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7.388" calcext:value-type="float">
            <text:p>517.38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.1804" calcext:value-type="float">
            <text:p>81.180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1.399" calcext:value-type="float">
            <text:p>501.39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75.317" calcext:value-type="float">
            <text:p>275.31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71.171" calcext:value-type="float">
            <text:p>471.171</text:p>
          </table:table-cell>
          <table:table-cell office:value-type="float" office:value="38" calcext:value-type="float">
            <text:p>38</text:p>
          </table:table-cell>
          <table:table-cell table:formula="of:=AVERAGE([.B97:.B100])" office:value-type="float" office:value="332.266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93.317" calcext:value-type="float">
            <text:p>493.31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04.157" calcext:value-type="float">
            <text:p>604.15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45.558" calcext:value-type="float">
            <text:p>545.55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2.902" calcext:value-type="float">
            <text:p>562.9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33.248" calcext:value-type="float">
            <text:p>633.248</text:p>
          </table:table-cell>
          <table:table-cell office:value-type="float" office:value="40" calcext:value-type="float">
            <text:p>40</text:p>
          </table:table-cell>
          <table:table-cell table:formula="of:=AVERAGE([.B102:.B105])" office:value-type="float" office:value="586.466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32.425" calcext:value-type="float">
            <text:p>532.42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8.555" calcext:value-type="float">
            <text:p>558.5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34.177" calcext:value-type="float">
            <text:p>534.17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9.592" calcext:value-type="float">
            <text:p>509.59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0.262" calcext:value-type="float">
            <text:p>500.262</text:p>
          </table:table-cell>
          <table:table-cell office:value-type="float" office:value="45" calcext:value-type="float">
            <text:p>45</text:p>
          </table:table-cell>
          <table:table-cell table:formula="of:=AVERAGE([.B107:.B110])" office:value-type="float" office:value="525.64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97.684" calcext:value-type="float">
            <text:p>497.68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91.984" calcext:value-type="float">
            <text:p>491.98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49.586" calcext:value-type="float">
            <text:p>449.58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5.053" calcext:value-type="float">
            <text:p>525.05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3.961" calcext:value-type="float">
            <text:p>513.961</text:p>
          </table:table-cell>
          <table:table-cell office:value-type="float" office:value="50" calcext:value-type="float">
            <text:p>50</text:p>
          </table:table-cell>
          <table:table-cell table:formula="of:=AVERAGE([.B112:.B115])" office:value-type="float" office:value="495.14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1.381" calcext:value-type="float">
            <text:p>561.38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8.79" calcext:value-type="float">
            <text:p>568.7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82.038" calcext:value-type="float">
            <text:p>482.03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9.508" calcext:value-type="float">
            <text:p>519.50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5.749" calcext:value-type="float">
            <text:p>515.749</text:p>
          </table:table-cell>
          <table:table-cell office:value-type="float" office:value="55" calcext:value-type="float">
            <text:p>55</text:p>
          </table:table-cell>
          <table:table-cell table:formula="of:=AVERAGE([.B117:.B120])" office:value-type="float" office:value="521.52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88.123" calcext:value-type="float">
            <text:p>588.12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5.811" calcext:value-type="float">
            <text:p>565.81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76.58" calcext:value-type="float">
            <text:p>576.5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6.357" calcext:value-type="float">
            <text:p>526.35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42.07" calcext:value-type="float">
            <text:p>542.07</text:p>
          </table:table-cell>
          <table:table-cell office:value-type="float" office:value="60" calcext:value-type="float">
            <text:p>60</text:p>
          </table:table-cell>
          <table:table-cell table:formula="of:=AVERAGE([.B122:.B125])" office:value-type="float" office:value="552.704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3.764" calcext:value-type="float">
            <text:p>573.7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1.857" calcext:value-type="float">
            <text:p>601.8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8.618" calcext:value-type="float">
            <text:p>708.6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3.108" calcext:value-type="float">
            <text:p>613.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5.27" calcext:value-type="float">
            <text:p>565.27</text:p>
          </table:table-cell>
          <table:table-cell office:value-type="float" office:value="0" calcext:value-type="float">
            <text:p>0</text:p>
          </table:table-cell>
          <table:table-cell table:formula="of:=AVERAGE([.B127:.B130])" office:value-type="float" office:value="622.21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1.405" calcext:value-type="float">
            <text:p>611.40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5.052" calcext:value-type="float">
            <text:p>665.05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0.784" calcext:value-type="float">
            <text:p>450.78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4.638" calcext:value-type="float">
            <text:p>644.63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075" calcext:value-type="float">
            <text:p>639.075</text:p>
          </table:table-cell>
          <table:table-cell office:value-type="float" office:value="2" calcext:value-type="float">
            <text:p>2</text:p>
          </table:table-cell>
          <table:table-cell table:formula="of:=AVERAGE([.B132:.B135])" office:value-type="float" office:value="599.88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81.196" calcext:value-type="float">
            <text:p>881.19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89.499" calcext:value-type="float">
            <text:p>789.49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2.881" calcext:value-type="float">
            <text:p>722.88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9.808" calcext:value-type="float">
            <text:p>569.80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1.949" calcext:value-type="float">
            <text:p>631.949</text:p>
          </table:table-cell>
          <table:table-cell office:value-type="float" office:value="4" calcext:value-type="float">
            <text:p>4</text:p>
          </table:table-cell>
          <table:table-cell table:formula="of:=AVERAGE([.B137:.B140])" office:value-type="float" office:value="678.53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7.975" calcext:value-type="float">
            <text:p>487.97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0.437" calcext:value-type="float">
            <text:p>620.43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77.668" calcext:value-type="float">
            <text:p>477.66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3.253" calcext:value-type="float">
            <text:p>583.25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7.218" calcext:value-type="float">
            <text:p>627.218</text:p>
          </table:table-cell>
          <table:table-cell office:value-type="float" office:value="6" calcext:value-type="float">
            <text:p>6</text:p>
          </table:table-cell>
          <table:table-cell table:formula="of:=AVERAGE([.B142:.B145])" office:value-type="float" office:value="577.144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2.107" calcext:value-type="float">
            <text:p>642.10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7.692" calcext:value-type="float">
            <text:p>747.69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7.846" calcext:value-type="float">
            <text:p>667.84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5.53" calcext:value-type="float">
            <text:p>665.5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1.857" calcext:value-type="float">
            <text:p>731.857</text:p>
          </table:table-cell>
          <table:table-cell office:value-type="float" office:value="8" calcext:value-type="float">
            <text:p>8</text:p>
          </table:table-cell>
          <table:table-cell table:formula="of:=AVERAGE([.B147:.B150])" office:value-type="float" office:value="703.23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655" calcext:value-type="float">
            <text:p>713.65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5.878" calcext:value-type="float">
            <text:p>745.87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0.039" calcext:value-type="float">
            <text:p>700.03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0.94" calcext:value-type="float">
            <text:p>770.9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237" calcext:value-type="float">
            <text:p>695.237</text:p>
          </table:table-cell>
          <table:table-cell office:value-type="float" office:value="10" calcext:value-type="float">
            <text:p>10</text:p>
          </table:table-cell>
          <table:table-cell table:formula="of:=AVERAGE([.B152:.B155])" office:value-type="float" office:value="728.02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58.232" calcext:value-type="float">
            <text:p>658.23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8.978" calcext:value-type="float">
            <text:p>678.97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373" calcext:value-type="float">
            <text:p>675.37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982" calcext:value-type="float">
            <text:p>679.98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8.088" calcext:value-type="float">
            <text:p>588.088</text:p>
          </table:table-cell>
          <table:table-cell office:value-type="float" office:value="12" calcext:value-type="float">
            <text:p>12</text:p>
          </table:table-cell>
          <table:table-cell table:formula="of:=AVERAGE([.B157:.B160])" office:value-type="float" office:value="655.60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7.926" calcext:value-type="float">
            <text:p>687.92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6.094" calcext:value-type="float">
            <text:p>626.09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9.105" calcext:value-type="float">
            <text:p>709.10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2.073" calcext:value-type="float">
            <text:p>722.07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58.571" calcext:value-type="float">
            <text:p>658.571</text:p>
          </table:table-cell>
          <table:table-cell office:value-type="float" office:value="14" calcext:value-type="float">
            <text:p>14</text:p>
          </table:table-cell>
          <table:table-cell table:formula="of:=AVERAGE([.B162:.B165])" office:value-type="float" office:value="678.96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465" calcext:value-type="float">
            <text:p>660.46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2.346" calcext:value-type="float">
            <text:p>692.34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2.663" calcext:value-type="float">
            <text:p>622.66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7.503" calcext:value-type="float">
            <text:p>637.50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2.535" calcext:value-type="float">
            <text:p>612.535</text:p>
          </table:table-cell>
          <table:table-cell office:value-type="float" office:value="16" calcext:value-type="float">
            <text:p>16</text:p>
          </table:table-cell>
          <table:table-cell table:formula="of:=AVERAGE([.B167:.B170])" office:value-type="float" office:value="641.26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6.827" calcext:value-type="float">
            <text:p>576.82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5.462" calcext:value-type="float">
            <text:p>645.46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2.136" calcext:value-type="float">
            <text:p>552.13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4.623" calcext:value-type="float">
            <text:p>504.62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1.352" calcext:value-type="float">
            <text:p>571.352</text:p>
          </table:table-cell>
          <table:table-cell office:value-type="float" office:value="18" calcext:value-type="float">
            <text:p>18</text:p>
          </table:table-cell>
          <table:table-cell table:formula="of:=AVERAGE([.B172:.B175])" office:value-type="float" office:value="568.39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4.795" calcext:value-type="float">
            <text:p>554.79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0.14" calcext:value-type="float">
            <text:p>580.1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15.626" calcext:value-type="float">
            <text:p>515.62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5.865" calcext:value-type="float">
            <text:p>485.86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8.765" calcext:value-type="float">
            <text:p>548.765</text:p>
          </table:table-cell>
          <table:table-cell office:value-type="float" office:value="20" calcext:value-type="float">
            <text:p>20</text:p>
          </table:table-cell>
          <table:table-cell table:formula="of:=AVERAGE([.B177:.B180])" office:value-type="float" office:value="532.599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01.701" calcext:value-type="float">
            <text:p>201.70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60.379" calcext:value-type="float">
            <text:p>260.37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45.363" calcext:value-type="float">
            <text:p>345.36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07.251" calcext:value-type="float">
            <text:p>307.25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5.84" calcext:value-type="float">
            <text:p>545.84</text:p>
          </table:table-cell>
          <table:table-cell office:value-type="float" office:value="22" calcext:value-type="float">
            <text:p>22</text:p>
          </table:table-cell>
          <table:table-cell table:formula="of:=AVERAGE([.B182:.B185])" office:value-type="float" office:value="364.708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26.53" calcext:value-type="float">
            <text:p>226.5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05.584" calcext:value-type="float">
            <text:p>205.58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.2111" calcext:value-type="float">
            <text:p>72.211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02.004" calcext:value-type="float">
            <text:p>302.00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60.082" calcext:value-type="float">
            <text:p>360.082</text:p>
          </table:table-cell>
          <table:table-cell office:value-type="float" office:value="24" calcext:value-type="float">
            <text:p>24</text:p>
          </table:table-cell>
          <table:table-cell table:formula="of:=AVERAGE([.B187:.B190])" office:value-type="float" office:value="234.970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5.295" calcext:value-type="float">
            <text:p>455.29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4.216" calcext:value-type="float">
            <text:p>394.21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1.411" calcext:value-type="float">
            <text:p>461.41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49.633" calcext:value-type="float">
            <text:p>449.63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9.044" calcext:value-type="float">
            <text:p>529.044</text:p>
          </table:table-cell>
          <table:table-cell office:value-type="float" office:value="26" calcext:value-type="float">
            <text:p>26</text:p>
          </table:table-cell>
          <table:table-cell table:formula="of:=AVERAGE([.B192:.B195])" office:value-type="float" office:value="458.57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43.556" calcext:value-type="float">
            <text:p>343.55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08.479" calcext:value-type="float">
            <text:p>408.47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93.412" calcext:value-type="float">
            <text:p>293.41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18.711" calcext:value-type="float">
            <text:p>418.71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35.109" calcext:value-type="float">
            <text:p>435.109</text:p>
          </table:table-cell>
          <table:table-cell office:value-type="float" office:value="28" calcext:value-type="float">
            <text:p>28</text:p>
          </table:table-cell>
          <table:table-cell table:formula="of:=AVERAGE([.B197:.B200])" office:value-type="float" office:value="388.927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70.644" calcext:value-type="float">
            <text:p>370.64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8.76" calcext:value-type="float">
            <text:p>458.7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25.467" calcext:value-type="float">
            <text:p>425.4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2.166" calcext:value-type="float">
            <text:p>392.16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1.237" calcext:value-type="float">
            <text:p>501.237</text:p>
          </table:table-cell>
          <table:table-cell office:value-type="float" office:value="30" calcext:value-type="float">
            <text:p>30</text:p>
          </table:table-cell>
          <table:table-cell table:formula="of:=AVERAGE([.B202:.B205])" office:value-type="float" office:value="444.4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25.833" calcext:value-type="float">
            <text:p>425.83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37.31" calcext:value-type="float">
            <text:p>437.3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7.591" calcext:value-type="float">
            <text:p>397.59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0.439" calcext:value-type="float">
            <text:p>520.439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9.026" calcext:value-type="float">
            <text:p>399.026</text:p>
          </table:table-cell>
          <table:table-cell office:value-type="float" office:value="32" calcext:value-type="float">
            <text:p>32</text:p>
          </table:table-cell>
          <table:table-cell table:formula="of:=AVERAGE([.B207:.B210])" office:value-type="float" office:value="438.59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3.279" calcext:value-type="float">
            <text:p>463.27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5.883" calcext:value-type="float">
            <text:p>395.88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37.51" calcext:value-type="float">
            <text:p>337.5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16.756" calcext:value-type="float">
            <text:p>416.75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72.654" calcext:value-type="float">
            <text:p>472.654</text:p>
          </table:table-cell>
          <table:table-cell office:value-type="float" office:value="34" calcext:value-type="float">
            <text:p>34</text:p>
          </table:table-cell>
          <table:table-cell table:formula="of:=AVERAGE([.B212:.B215])" office:value-type="float" office:value="405.70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6.4383" calcext:value-type="float">
            <text:p>26.438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00.853" calcext:value-type="float">
            <text:p>400.85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3018" calcext:value-type="float">
            <text:p>2.301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11.267" calcext:value-type="float">
            <text:p>511.26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.1791" calcext:value-type="float">
            <text:p>63.1791</text:p>
          </table:table-cell>
          <table:table-cell office:value-type="float" office:value="36" calcext:value-type="float">
            <text:p>36</text:p>
          </table:table-cell>
          <table:table-cell table:formula="of:=AVERAGE([.B217:.B220])" office:value-type="float" office:value="244.400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6.866" calcext:value-type="float">
            <text:p>466.86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.442" calcext:value-type="float">
            <text:p>72.44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7.809" calcext:value-type="float">
            <text:p>497.80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.2772" calcext:value-type="float">
            <text:p>76.277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5.3" calcext:value-type="float">
            <text:p>495.3</text:p>
          </table:table-cell>
          <table:table-cell office:value-type="float" office:value="38" calcext:value-type="float">
            <text:p>38</text:p>
          </table:table-cell>
          <table:table-cell table:formula="of:=AVERAGE([.B222:.B225])" office:value-type="float" office:value="285.457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9.567" calcext:value-type="float">
            <text:p>549.56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2.665" calcext:value-type="float">
            <text:p>452.66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9.409" calcext:value-type="float">
            <text:p>499.40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9.001" calcext:value-type="float">
            <text:p>489.00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4.911" calcext:value-type="float">
            <text:p>484.911</text:p>
          </table:table-cell>
          <table:table-cell office:value-type="float" office:value="40" calcext:value-type="float">
            <text:p>40</text:p>
          </table:table-cell>
          <table:table-cell table:formula="of:=AVERAGE([.B227:.B230])" office:value-type="float" office:value="481.49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4.747" calcext:value-type="float">
            <text:p>534.74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4.485" calcext:value-type="float">
            <text:p>504.48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5.646" calcext:value-type="float">
            <text:p>465.6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5.365" calcext:value-type="float">
            <text:p>525.36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7.474" calcext:value-type="float">
            <text:p>457.474</text:p>
          </table:table-cell>
          <table:table-cell office:value-type="float" office:value="45" calcext:value-type="float">
            <text:p>45</text:p>
          </table:table-cell>
          <table:table-cell table:formula="of:=AVERAGE([.B232:.B235])" office:value-type="float" office:value="488.2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4.176" calcext:value-type="float">
            <text:p>504.17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74.959" calcext:value-type="float">
            <text:p>474.95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1.792" calcext:value-type="float">
            <text:p>461.79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3.812" calcext:value-type="float">
            <text:p>483.81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5.136" calcext:value-type="float">
            <text:p>505.136</text:p>
          </table:table-cell>
          <table:table-cell office:value-type="float" office:value="50" calcext:value-type="float">
            <text:p>50</text:p>
          </table:table-cell>
          <table:table-cell table:formula="of:=AVERAGE([.B237:.B240])" office:value-type="float" office:value="481.42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8.179" calcext:value-type="float">
            <text:p>458.17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4.408" calcext:value-type="float">
            <text:p>534.40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18.712" calcext:value-type="float">
            <text:p>418.7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7.15" calcext:value-type="float">
            <text:p>487.1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74.124" calcext:value-type="float">
            <text:p>474.124</text:p>
          </table:table-cell>
          <table:table-cell office:value-type="float" office:value="55" calcext:value-type="float">
            <text:p>55</text:p>
          </table:table-cell>
          <table:table-cell table:formula="of:=AVERAGE([.B242:.B245])" office:value-type="float" office:value="478.59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7.18" calcext:value-type="float">
            <text:p>567.1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2.94" calcext:value-type="float">
            <text:p>572.9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2.192" calcext:value-type="float">
            <text:p>542.19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5.446" calcext:value-type="float">
            <text:p>545.44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9.544" calcext:value-type="float">
            <text:p>559.544</text:p>
          </table:table-cell>
          <table:table-cell office:value-type="float" office:value="60" calcext:value-type="float">
            <text:p>60</text:p>
          </table:table-cell>
          <table:table-cell table:formula="of:=AVERAGE([.B247:.B250])" office:value-type="float" office:value="555.03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05" calcext:value-type="float">
            <text:p>1022.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6.148" calcext:value-type="float">
            <text:p>986.1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7.899" calcext:value-type="float">
            <text:p>947.8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52:.B255])" office:value-type="float" office:value="739.03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8.031" calcext:value-type="float">
            <text:p>908.03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718" calcext:value-type="float">
            <text:p>948.71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6.534" calcext:value-type="float">
            <text:p>936.53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544" calcext:value-type="float">
            <text:p>970.54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2.082" calcext:value-type="float">
            <text:p>842.082</text:p>
          </table:table-cell>
          <table:table-cell office:value-type="float" office:value="2" calcext:value-type="float">
            <text:p>2</text:p>
          </table:table-cell>
          <table:table-cell table:formula="of:=AVERAGE([.B257:.B260])" office:value-type="float" office:value="924.469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1.399" calcext:value-type="float">
            <text:p>981.39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48.217" calcext:value-type="float">
            <text:p>648.21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7.985" calcext:value-type="float">
            <text:p>877.9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0.13" calcext:value-type="float">
            <text:p>1020.1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B262:.B265])" office:value-type="float" office:value="636.58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8.66" calcext:value-type="float">
            <text:p>888.6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8.917" calcext:value-type="float">
            <text:p>918.91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7.337" calcext:value-type="float">
            <text:p>937.33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641" calcext:value-type="float">
            <text:p>955.64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6.233" calcext:value-type="float">
            <text:p>896.233</text:p>
          </table:table-cell>
          <table:table-cell office:value-type="float" office:value="6" calcext:value-type="float">
            <text:p>6</text:p>
          </table:table-cell>
          <table:table-cell table:formula="of:=AVERAGE([.B267:.B270])" office:value-type="float" office:value="927.03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6.47" calcext:value-type="float">
            <text:p>966.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71" calcext:value-type="float">
            <text:p>1016.7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17.012" calcext:value-type="float">
            <text:p>317.01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1.989" calcext:value-type="float">
            <text:p>951.98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616" calcext:value-type="float">
            <text:p>985.616</text:p>
          </table:table-cell>
          <table:table-cell office:value-type="float" office:value="8" calcext:value-type="float">
            <text:p>8</text:p>
          </table:table-cell>
          <table:table-cell table:formula="of:=AVERAGE([.B272:.B275])" office:value-type="float" office:value="817.83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6.283" calcext:value-type="float">
            <text:p>946.28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3.903" calcext:value-type="float">
            <text:p>993.9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85.676" calcext:value-type="float">
            <text:p>485.67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7.712" calcext:value-type="float">
            <text:p>897.71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47" calcext:value-type="float">
            <text:p>965.47</text:p>
          </table:table-cell>
          <table:table-cell office:value-type="float" office:value="10" calcext:value-type="float">
            <text:p>10</text:p>
          </table:table-cell>
          <table:table-cell table:formula="of:=AVERAGE([.B277:.B280])" office:value-type="float" office:value="835.69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3.406" calcext:value-type="float">
            <text:p>803.40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1.701" calcext:value-type="float">
            <text:p>911.70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8.801" calcext:value-type="float">
            <text:p>728.80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8.543" calcext:value-type="float">
            <text:p>938.54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9.692" calcext:value-type="float">
            <text:p>939.692</text:p>
          </table:table-cell>
          <table:table-cell office:value-type="float" office:value="12" calcext:value-type="float">
            <text:p>12</text:p>
          </table:table-cell>
          <table:table-cell table:formula="of:=AVERAGE([.B282:.B285])" office:value-type="float" office:value="879.68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6.974" calcext:value-type="float">
            <text:p>936.97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11.555" calcext:value-type="float">
            <text:p>311.55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5.754" calcext:value-type="float">
            <text:p>795.75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1.602" calcext:value-type="float">
            <text:p>951.60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3.53" calcext:value-type="float">
            <text:p>1013.53</text:p>
          </table:table-cell>
          <table:table-cell office:value-type="float" office:value="14" calcext:value-type="float">
            <text:p>14</text:p>
          </table:table-cell>
          <table:table-cell table:formula="of:=AVERAGE([.B287:.B290])" office:value-type="float" office:value="768.11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5.09" calcext:value-type="float">
            <text:p>1015.0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6.654" calcext:value-type="float">
            <text:p>886.65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8.935" calcext:value-type="float">
            <text:p>768.93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6.25" calcext:value-type="float">
            <text:p>866.2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54.035" calcext:value-type="float">
            <text:p>854.035</text:p>
          </table:table-cell>
          <table:table-cell office:value-type="float" office:value="16" calcext:value-type="float">
            <text:p>16</text:p>
          </table:table-cell>
          <table:table-cell table:formula="of:=AVERAGE([.B292:.B295])" office:value-type="float" office:value="843.96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34.761" calcext:value-type="float">
            <text:p>334.76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74.635" calcext:value-type="float">
            <text:p>774.63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5.72" calcext:value-type="float">
            <text:p>1015.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73" calcext:value-type="float">
            <text:p>1000.7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VERAGE([.B297:.B300])" office:value-type="float" office:value="697.77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0.486" calcext:value-type="float">
            <text:p>860.48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5.67" calcext:value-type="float">
            <text:p>915.6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9.735" calcext:value-type="float">
            <text:p>959.73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AVERAGE([.B302:.B305])" office:value-type="float" office:value="468.85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6.499" calcext:value-type="float">
            <text:p>906.49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4.021" calcext:value-type="float">
            <text:p>874.0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27.419" calcext:value-type="float">
            <text:p>327.41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5.679" calcext:value-type="float">
            <text:p>845.67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97.961" calcext:value-type="float">
            <text:p>697.961</text:p>
          </table:table-cell>
          <table:table-cell office:value-type="float" office:value="22" calcext:value-type="float">
            <text:p>22</text:p>
          </table:table-cell>
          <table:table-cell table:formula="of:=AVERAGE([.B307:.B310])" office:value-type="float" office:value="686.2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1.555" calcext:value-type="float">
            <text:p>801.55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52.967" calcext:value-type="float">
            <text:p>852.96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35.052" calcext:value-type="float">
            <text:p>235.05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88.05" calcext:value-type="float">
            <text:p>588.0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0.47" calcext:value-type="float">
            <text:p>1020.47</text:p>
          </table:table-cell>
          <table:table-cell office:value-type="float" office:value="24" calcext:value-type="float">
            <text:p>24</text:p>
          </table:table-cell>
          <table:table-cell table:formula="of:=AVERAGE([.B312:.B315])" office:value-type="float" office:value="674.13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74.099" calcext:value-type="float">
            <text:p>674.09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2.657" calcext:value-type="float">
            <text:p>802.65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5.56" calcext:value-type="float">
            <text:p>735.5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5.446" calcext:value-type="float">
            <text:p>805.44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5.032" calcext:value-type="float">
            <text:p>735.032</text:p>
          </table:table-cell>
          <table:table-cell office:value-type="float" office:value="26" calcext:value-type="float">
            <text:p>26</text:p>
          </table:table-cell>
          <table:table-cell table:formula="of:=AVERAGE([.B317:.B320])" office:value-type="float" office:value="769.673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2.818" calcext:value-type="float">
            <text:p>802.81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58.244" calcext:value-type="float">
            <text:p>858.24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37.62" calcext:value-type="float">
            <text:p>637.6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0.277" calcext:value-type="float">
            <text:p>860.2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60.605" calcext:value-type="float">
            <text:p>660.605</text:p>
          </table:table-cell>
          <table:table-cell office:value-type="float" office:value="28" calcext:value-type="float">
            <text:p>28</text:p>
          </table:table-cell>
          <table:table-cell table:formula="of:=AVERAGE([.B322:.B325])" office:value-type="float" office:value="754.18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46" calcext:value-type="float">
            <text:p>1016.4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3.883" calcext:value-type="float">
            <text:p>793.88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6.45" calcext:value-type="float">
            <text:p>1006.4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23.847" calcext:value-type="float">
            <text:p>823.84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5.42" calcext:value-type="float">
            <text:p>1015.42</text:p>
          </table:table-cell>
          <table:table-cell office:value-type="float" office:value="30" calcext:value-type="float">
            <text:p>30</text:p>
          </table:table-cell>
          <table:table-cell table:formula="of:=AVERAGE([.B327:.B330])" office:value-type="float" office:value="909.9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3.725" calcext:value-type="float">
            <text:p>603.72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47211" calcext:value-type="float">
            <text:p>0.44721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2.741" calcext:value-type="float">
            <text:p>922.74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69.535" calcext:value-type="float">
            <text:p>569.53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5.9706" calcext:value-type="float">
            <text:p>15.9706</text:p>
          </table:table-cell>
          <table:table-cell office:value-type="float" office:value="32" calcext:value-type="float">
            <text:p>32</text:p>
          </table:table-cell>
          <table:table-cell table:formula="of:=AVERAGE([.B332:.B335])" office:value-type="float" office:value="377.17345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2.393" calcext:value-type="float">
            <text:p>982.39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34.92" calcext:value-type="float">
            <text:p>234.9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7.037" calcext:value-type="float">
            <text:p>997.03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72.596" calcext:value-type="float">
            <text:p>172.59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AVERAGE([.B337:.B340])" office:value-type="float" office:value="351.138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1.442" calcext:value-type="float">
            <text:p>831.44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627" calcext:value-type="float">
            <text:p>985.62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6.241" calcext:value-type="float">
            <text:p>626.24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6.076" calcext:value-type="float">
            <text:p>986.07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AVERAGE([.B342:.B345])" office:value-type="float" office:value="649.48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0.019" calcext:value-type="float">
            <text:p>760.01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1.79" calcext:value-type="float">
            <text:p>1021.7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16.285" calcext:value-type="float">
            <text:p>316.28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5.193" calcext:value-type="float">
            <text:p>835.19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1.847" calcext:value-type="float">
            <text:p>841.847</text:p>
          </table:table-cell>
          <table:table-cell office:value-type="float" office:value="38" calcext:value-type="float">
            <text:p>38</text:p>
          </table:table-cell>
          <table:table-cell table:formula="of:=AVERAGE([.B347:.B350])" office:value-type="float" office:value="753.77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7.007" calcext:value-type="float">
            <text:p>767.00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99.92" calcext:value-type="float">
            <text:p>499.9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1.116" calcext:value-type="float">
            <text:p>861.1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03.381" calcext:value-type="float">
            <text:p>703.38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6.886" calcext:value-type="float">
            <text:p>836.886</text:p>
          </table:table-cell>
          <table:table-cell office:value-type="float" office:value="40" calcext:value-type="float">
            <text:p>40</text:p>
          </table:table-cell>
          <table:table-cell table:formula="of:=AVERAGE([.B352:.B355])" office:value-type="float" office:value="725.32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102" calcext:value-type="float">
            <text:p>985.10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70.807" calcext:value-type="float">
            <text:p>670.80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5.7464" calcext:value-type="float">
            <text:p>45.746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28.334" calcext:value-type="float">
            <text:p>528.33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1.33" calcext:value-type="float">
            <text:p>1011.33</text:p>
          </table:table-cell>
          <table:table-cell office:value-type="float" office:value="45" calcext:value-type="float">
            <text:p>45</text:p>
          </table:table-cell>
          <table:table-cell table:formula="of:=AVERAGE([.B357:.B360])" office:value-type="float" office:value="564.054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0.655" calcext:value-type="float">
            <text:p>810.65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16.105" calcext:value-type="float">
            <text:p>616.10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1.345" calcext:value-type="float">
            <text:p>981.345</text:p>
          </table:table-cell>
          <table:table-cell office:value-type="float" office:value="50" calcext:value-type="float">
            <text:p>50</text:p>
          </table:table-cell>
          <table:table-cell table:formula="of:=AVERAGE([.B362:.B365])" office:value-type="float" office:value="399.36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26.32" calcext:value-type="float">
            <text:p>826.3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2.407" calcext:value-type="float">
            <text:p>782.40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40.134" calcext:value-type="float">
            <text:p>540.13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362" calcext:value-type="float">
            <text:p>742.362</text:p>
          </table:table-cell>
          <table:table-cell office:value-type="float" office:value="55" calcext:value-type="float">
            <text:p>55</text:p>
          </table:table-cell>
          <table:table-cell table:formula="of:=AVERAGE([.B367:.B370])" office:value-type="float" office:value="768.73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0.429" calcext:value-type="float">
            <text:p>980.4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1.384" calcext:value-type="float">
            <text:p>601.38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5.678" calcext:value-type="float">
            <text:p>895.67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6.743" calcext:value-type="float">
            <text:p>716.74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45.404" calcext:value-type="float">
            <text:p>445.404</text:p>
          </table:table-cell>
          <table:table-cell office:value-type="float" office:value="60" calcext:value-type="float">
            <text:p>60</text:p>
          </table:table-cell>
          <table:table-cell table:formula="of:=AVERAGE([.B372:.B375])" office:value-type="float" office:value="664.80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4.002" calcext:value-type="float">
            <text:p>904.0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4.047" calcext:value-type="float">
            <text:p>554.0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2.681" calcext:value-type="float">
            <text:p>562.6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8.918" calcext:value-type="float">
            <text:p>908.9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7.784" calcext:value-type="float">
            <text:p>617.784</text:p>
          </table:table-cell>
          <table:table-cell office:value-type="float" office:value="0" calcext:value-type="float">
            <text:p>0</text:p>
          </table:table-cell>
          <table:table-cell table:formula="of:=AVERAGE([.B377:.B380])" office:value-type="float" office:value="660.8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1.617" calcext:value-type="float">
            <text:p>881.61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04.216" calcext:value-type="float">
            <text:p>304.21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8.945" calcext:value-type="float">
            <text:p>628.9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9.081" calcext:value-type="float">
            <text:p>669.08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8.67" calcext:value-type="float">
            <text:p>478.67</text:p>
          </table:table-cell>
          <table:table-cell office:value-type="float" office:value="2" calcext:value-type="float">
            <text:p>2</text:p>
          </table:table-cell>
          <table:table-cell table:formula="of:=AVERAGE([.B382:.B385])" office:value-type="float" office:value="520.22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5.132" calcext:value-type="float">
            <text:p>835.13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5.792" calcext:value-type="float">
            <text:p>785.79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205" calcext:value-type="float">
            <text:p>715.20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21" calcext:value-type="float">
            <text:p>715.2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0.834" calcext:value-type="float">
            <text:p>870.834</text:p>
          </table:table-cell>
          <table:table-cell office:value-type="float" office:value="4" calcext:value-type="float">
            <text:p>4</text:p>
          </table:table-cell>
          <table:table-cell table:formula="of:=AVERAGE([.B387:.B390])" office:value-type="float" office:value="771.76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4.881" calcext:value-type="float">
            <text:p>634.88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68.245" calcext:value-type="float">
            <text:p>268.24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8.363" calcext:value-type="float">
            <text:p>728.36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6.651" calcext:value-type="float">
            <text:p>536.65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8.411" calcext:value-type="float">
            <text:p>578.411</text:p>
          </table:table-cell>
          <table:table-cell office:value-type="float" office:value="6" calcext:value-type="float">
            <text:p>6</text:p>
          </table:table-cell>
          <table:table-cell table:formula="of:=AVERAGE([.B392:.B395])" office:value-type="float" office:value="527.9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3.599" calcext:value-type="float">
            <text:p>793.59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7.645" calcext:value-type="float">
            <text:p>727.64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8.9" calcext:value-type="float">
            <text:p>568.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8.205" calcext:value-type="float">
            <text:p>658.20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158" calcext:value-type="float">
            <text:p>630.158</text:p>
          </table:table-cell>
          <table:table-cell office:value-type="float" office:value="8" calcext:value-type="float">
            <text:p>8</text:p>
          </table:table-cell>
          <table:table-cell table:formula="of:=AVERAGE([.B397:.B400])" office:value-type="float" office:value="646.22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0.044" calcext:value-type="float">
            <text:p>830.04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4.66" calcext:value-type="float">
            <text:p>614.6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6.526" calcext:value-type="float">
            <text:p>646.52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758" calcext:value-type="float">
            <text:p>715.75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2.003" calcext:value-type="float">
            <text:p>852.003</text:p>
          </table:table-cell>
          <table:table-cell office:value-type="float" office:value="10" calcext:value-type="float">
            <text:p>10</text:p>
          </table:table-cell>
          <table:table-cell table:formula="of:=AVERAGE([.B402:.B405])" office:value-type="float" office:value="707.23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2.823" calcext:value-type="float">
            <text:p>552.82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9.945" calcext:value-type="float">
            <text:p>619.94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14.014" calcext:value-type="float">
            <text:p>414.0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8.825" calcext:value-type="float">
            <text:p>658.82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4.285" calcext:value-type="float">
            <text:p>644.285</text:p>
          </table:table-cell>
          <table:table-cell office:value-type="float" office:value="12" calcext:value-type="float">
            <text:p>12</text:p>
          </table:table-cell>
          <table:table-cell table:formula="of:=AVERAGE([.B407:.B410])" office:value-type="float" office:value="584.26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6.798" calcext:value-type="float">
            <text:p>406.7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7.571" calcext:value-type="float">
            <text:p>407.57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1.998" calcext:value-type="float">
            <text:p>551.9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8.333" calcext:value-type="float">
            <text:p>568.33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31.667" calcext:value-type="float">
            <text:p>431.667</text:p>
          </table:table-cell>
          <table:table-cell office:value-type="float" office:value="14" calcext:value-type="float">
            <text:p>14</text:p>
          </table:table-cell>
          <table:table-cell table:formula="of:=AVERAGE([.B412:.B415])" office:value-type="float" office:value="489.89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6.959" calcext:value-type="float">
            <text:p>686.95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4.207" calcext:value-type="float">
            <text:p>564.20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8.835" calcext:value-type="float">
            <text:p>538.83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49.257" calcext:value-type="float">
            <text:p>549.25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84.202" calcext:value-type="float">
            <text:p>384.202</text:p>
          </table:table-cell>
          <table:table-cell office:value-type="float" office:value="16" calcext:value-type="float">
            <text:p>16</text:p>
          </table:table-cell>
          <table:table-cell table:formula="of:=AVERAGE([.B417:.B420])" office:value-type="float" office:value="509.12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7.23" calcext:value-type="float">
            <text:p>727.2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6.808" calcext:value-type="float">
            <text:p>696.80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1.183" calcext:value-type="float">
            <text:p>761.18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25" calcext:value-type="float">
            <text:p>730.2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5.559" calcext:value-type="float">
            <text:p>595.559</text:p>
          </table:table-cell>
          <table:table-cell office:value-type="float" office:value="18" calcext:value-type="float">
            <text:p>18</text:p>
          </table:table-cell>
          <table:table-cell table:formula="of:=AVERAGE([.B422:.B425])" office:value-type="float" office:value="695.9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7.846" calcext:value-type="float">
            <text:p>637.84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8.886" calcext:value-type="float">
            <text:p>508.88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1.648" calcext:value-type="float">
            <text:p>291.6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644" calcext:value-type="float">
            <text:p>603.64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8.044" calcext:value-type="float">
            <text:p>528.044</text:p>
          </table:table-cell>
          <table:table-cell office:value-type="float" office:value="20" calcext:value-type="float">
            <text:p>20</text:p>
          </table:table-cell>
          <table:table-cell table:formula="of:=AVERAGE([.B427:.B430])" office:value-type="float" office:value="483.05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22.047" calcext:value-type="float">
            <text:p>322.04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5415" calcext:value-type="float">
            <text:p>0.4954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7.701" calcext:value-type="float">
            <text:p>297.70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0.334" calcext:value-type="float">
            <text:p>290.33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38.067" calcext:value-type="float">
            <text:p>238.067</text:p>
          </table:table-cell>
          <table:table-cell office:value-type="float" office:value="22" calcext:value-type="float">
            <text:p>22</text:p>
          </table:table-cell>
          <table:table-cell table:formula="of:=AVERAGE([.B432:.B435])" office:value-type="float" office:value="206.649353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7.472" calcext:value-type="float">
            <text:p>777.47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3.383" calcext:value-type="float">
            <text:p>643.38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78.832" calcext:value-type="float">
            <text:p>278.83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0.859" calcext:value-type="float">
            <text:p>690.85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5.196" calcext:value-type="float">
            <text:p>505.196</text:p>
          </table:table-cell>
          <table:table-cell office:value-type="float" office:value="24" calcext:value-type="float">
            <text:p>24</text:p>
          </table:table-cell>
          <table:table-cell table:formula="of:=AVERAGE([.B437:.B440])" office:value-type="float" office:value="529.5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6.131" calcext:value-type="float">
            <text:p>576.13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17.209" calcext:value-type="float">
            <text:p>417.20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1.055" calcext:value-type="float">
            <text:p>681.05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5.735" calcext:value-type="float">
            <text:p>475.73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523" calcext:value-type="float">
            <text:p>670.523</text:p>
          </table:table-cell>
          <table:table-cell office:value-type="float" office:value="26" calcext:value-type="float">
            <text:p>26</text:p>
          </table:table-cell>
          <table:table-cell table:formula="of:=AVERAGE([.B442:.B445])" office:value-type="float" office:value="561.13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9.938" calcext:value-type="float">
            <text:p>599.93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91.525" calcext:value-type="float">
            <text:p>391.52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3.444" calcext:value-type="float">
            <text:p>623.44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3.266" calcext:value-type="float">
            <text:p>483.26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9.569" calcext:value-type="float">
            <text:p>689.569</text:p>
          </table:table-cell>
          <table:table-cell office:value-type="float" office:value="28" calcext:value-type="float">
            <text:p>28</text:p>
          </table:table-cell>
          <table:table-cell table:formula="of:=AVERAGE([.B447:.B450])" office:value-type="float" office:value="546.95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567" calcext:value-type="float">
            <text:p>780.5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8.022" calcext:value-type="float">
            <text:p>578.02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0.622" calcext:value-type="float">
            <text:p>480.62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1.19" calcext:value-type="float">
            <text:p>591.1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8.933" calcext:value-type="float">
            <text:p>628.933</text:p>
          </table:table-cell>
          <table:table-cell office:value-type="float" office:value="30" calcext:value-type="float">
            <text:p>30</text:p>
          </table:table-cell>
          <table:table-cell table:formula="of:=AVERAGE([.B452:.B455])" office:value-type="float" office:value="569.69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7.252" calcext:value-type="float">
            <text:p>657.25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58" calcext:value-type="float">
            <text:p>780.5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2.02" calcext:value-type="float">
            <text:p>702.0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8.284" calcext:value-type="float">
            <text:p>508.28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5.396" calcext:value-type="float">
            <text:p>655.396</text:p>
          </table:table-cell>
          <table:table-cell office:value-type="float" office:value="32" calcext:value-type="float">
            <text:p>32</text:p>
          </table:table-cell>
          <table:table-cell table:formula="of:=AVERAGE([.B457:.B460])" office:value-type="float" office:value="661.5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2.87" calcext:value-type="float">
            <text:p>612.8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7.438" calcext:value-type="float">
            <text:p>697.43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3.635" calcext:value-type="float">
            <text:p>523.63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1.977" calcext:value-type="float">
            <text:p>721.97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57.389" calcext:value-type="float">
            <text:p>457.389</text:p>
          </table:table-cell>
          <table:table-cell office:value-type="float" office:value="34" calcext:value-type="float">
            <text:p>34</text:p>
          </table:table-cell>
          <table:table-cell table:formula="of:=AVERAGE([.B462:.B465])" office:value-type="float" office:value="600.10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0.981" calcext:value-type="float">
            <text:p>620.98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07.04" calcext:value-type="float">
            <text:p>307.0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039" calcext:value-type="float">
            <text:p>603.03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6.528" calcext:value-type="float">
            <text:p>676.5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6.765" calcext:value-type="float">
            <text:p>666.765</text:p>
          </table:table-cell>
          <table:table-cell office:value-type="float" office:value="36" calcext:value-type="float">
            <text:p>36</text:p>
          </table:table-cell>
          <table:table-cell table:formula="of:=AVERAGE([.B467:.B470])" office:value-type="float" office:value="563.34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7.136" calcext:value-type="float">
            <text:p>747.13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42.2" calcext:value-type="float">
            <text:p>542.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3.998" calcext:value-type="float">
            <text:p>843.99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144" calcext:value-type="float">
            <text:p>753.14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4.28" calcext:value-type="float">
            <text:p>654.28</text:p>
          </table:table-cell>
          <table:table-cell office:value-type="float" office:value="38" calcext:value-type="float">
            <text:p>38</text:p>
          </table:table-cell>
          <table:table-cell table:formula="of:=AVERAGE([.B472:.B475])" office:value-type="float" office:value="698.40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6.865" calcext:value-type="float">
            <text:p>796.86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3.362" calcext:value-type="float">
            <text:p>693.36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03" calcext:value-type="float">
            <text:p>753.0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4.76" calcext:value-type="float">
            <text:p>794.7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199" calcext:value-type="float">
            <text:p>715.199</text:p>
          </table:table-cell>
          <table:table-cell office:value-type="float" office:value="40" calcext:value-type="float">
            <text:p>40</text:p>
          </table:table-cell>
          <table:table-cell table:formula="of:=AVERAGE([.B477:.B480])" office:value-type="float" office:value="739.087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56.29" calcext:value-type="float">
            <text:p>456.2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8.703" calcext:value-type="float">
            <text:p>678.70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0.346" calcext:value-type="float">
            <text:p>680.3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17.746" calcext:value-type="float">
            <text:p>517.7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8.391" calcext:value-type="float">
            <text:p>488.391</text:p>
          </table:table-cell>
          <table:table-cell office:value-type="float" office:value="45" calcext:value-type="float">
            <text:p>45</text:p>
          </table:table-cell>
          <table:table-cell table:formula="of:=AVERAGE([.B482:.B485])" office:value-type="float" office:value="591.29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97.996" calcext:value-type="float">
            <text:p>497.99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80.006" calcext:value-type="float">
            <text:p>580.00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534" calcext:value-type="float">
            <text:p>630.53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3.017" calcext:value-type="float">
            <text:p>473.01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6.577" calcext:value-type="float">
            <text:p>786.577</text:p>
          </table:table-cell>
          <table:table-cell office:value-type="float" office:value="50" calcext:value-type="float">
            <text:p>50</text:p>
          </table:table-cell>
          <table:table-cell table:formula="of:=AVERAGE([.B487:.B490])" office:value-type="float" office:value="617.53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279" calcext:value-type="float">
            <text:p>670.27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61.761" calcext:value-type="float">
            <text:p>361.76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0.281" calcext:value-type="float">
            <text:p>640.28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20.902" calcext:value-type="float">
            <text:p>420.90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98.558" calcext:value-type="float">
            <text:p>498.558</text:p>
          </table:table-cell>
          <table:table-cell office:value-type="float" office:value="55" calcext:value-type="float">
            <text:p>55</text:p>
          </table:table-cell>
          <table:table-cell table:formula="of:=AVERAGE([.B492:.B495])" office:value-type="float" office:value="480.37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6.301" calcext:value-type="float">
            <text:p>616.30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74" calcext:value-type="float">
            <text:p>730.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2.521" calcext:value-type="float">
            <text:p>592.52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9.629" calcext:value-type="float">
            <text:p>709.6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65.852" calcext:value-type="float">
            <text:p>465.852</text:p>
          </table:table-cell>
          <table:table-cell office:value-type="float" office:value="60" calcext:value-type="float">
            <text:p>60</text:p>
          </table:table-cell>
          <table:table-cell table:formula="of:=AVERAGE([.B497:.B500])" office:value-type="float" office:value="624.6855" calcext:value-type="float">
            <text:p/>
          </table:table-cell>
          <table:table-cell table:number-columns-repeated="6"/>
        </table:table-row>
      </table:table>
      <table:table table:name="PDR" table:style-name="ta1">
        <table:shapes>
          <draw:frame draw:z-index="0" draw:style-name="gr1" draw:text-style-name="P1" svg:width="15.997cm" svg:height="9.004cm" svg:x="11.454cm" svg:y="9.111cm">
            <draw:object draw:notify-on-update-of-ranges="PDR.F1:PDR.F1 PDR.F2:PDR.F17 PDR.G1:PDR.G1 PDR.G2:PDR.G17 PDR.F1:PDR.F1 PDR.F2:PDR.F17 PDR.H1:PDR.H1 PDR.H2:PDR.H17 PDR.F1:PDR.F1 PDR.F2:PDR.F17 PDR.I1:PDR.I1 PDR.I2:PDR.I17 PDR.F1:PDR.F1 PDR.F2:PDR.F17 PDR.J1:PDR.J1 PDR.J2:PDR.J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1" calcext:value-type="float">
            <text:p/>
          </table:table-cell>
          <table:table-cell table:formula="of:=[.D130]" office:value-type="float" office:value="0.25674275" calcext:value-type="float">
            <text:p/>
          </table:table-cell>
          <table:table-cell table:formula="of:=[.D255]" office:value-type="float" office:value="0.74066375" calcext:value-type="float">
            <text:p/>
          </table:table-cell>
          <table:table-cell table:formula="of:=[.D380]" office:value-type="float" office:value="0.689574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0.87007275" calcext:value-type="float">
            <text:p/>
          </table:table-cell>
          <table:table-cell table:formula="of:=[.D135]" office:value-type="float" office:value="0.48755175" calcext:value-type="float">
            <text:p/>
          </table:table-cell>
          <table:table-cell table:formula="of:=[.D260]" office:value-type="float" office:value="0.49714725" calcext:value-type="float">
            <text:p/>
          </table:table-cell>
          <table:table-cell table:formula="of:=[.D385]" office:value-type="float" office:value="0.485218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0.88926375" calcext:value-type="float">
            <text:p/>
          </table:table-cell>
          <table:table-cell table:formula="of:=[.D140]" office:value-type="float" office:value="0.6794605" calcext:value-type="float">
            <text:p/>
          </table:table-cell>
          <table:table-cell table:formula="of:=[.D265]" office:value-type="float" office:value="0.501037475" calcext:value-type="float">
            <text:p/>
          </table:table-cell>
          <table:table-cell table:formula="of:=[.D390]" office:value-type="float" office:value="0.7090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2:.B5])" office:value-type="float" office:value="1" calcext:value-type="float">
            <text:p/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0.6524895" calcext:value-type="float">
            <text:p/>
          </table:table-cell>
          <table:table-cell table:formula="of:=[.D145]" office:value-type="float" office:value="0.56509325" calcext:value-type="float">
            <text:p/>
          </table:table-cell>
          <table:table-cell table:formula="of:=[.D270]" office:value-type="float" office:value="0.32235475" calcext:value-type="float">
            <text:p/>
          </table:table-cell>
          <table:table-cell table:formula="of:=[.D395]" office:value-type="float" office:value="0.405601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9502" calcext:value-type="float">
            <text:p>0.8195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0.82313275" calcext:value-type="float">
            <text:p/>
          </table:table-cell>
          <table:table-cell table:formula="of:=[.D150]" office:value-type="float" office:value="0.564056" calcext:value-type="float">
            <text:p/>
          </table:table-cell>
          <table:table-cell table:formula="of:=[.D275]" office:value-type="float" office:value="0.71810175" calcext:value-type="float">
            <text:p/>
          </table:table-cell>
          <table:table-cell table:formula="of:=[.D400]" office:value-type="float" office:value="0.542790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5975" calcext:value-type="float">
            <text:p>0.9159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0.8259855" calcext:value-type="float">
            <text:p/>
          </table:table-cell>
          <table:table-cell table:formula="of:=[.D155]" office:value-type="float" office:value="0.5798755" calcext:value-type="float">
            <text:p/>
          </table:table-cell>
          <table:table-cell table:formula="of:=[.D280]" office:value-type="float" office:value="0.55368275" calcext:value-type="float">
            <text:p/>
          </table:table-cell>
          <table:table-cell table:formula="of:=[.D405]" office:value-type="float" office:value="0.762188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2033" calcext:value-type="float">
            <text:p>0.8620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0.78527" calcext:value-type="float">
            <text:p/>
          </table:table-cell>
          <table:table-cell table:formula="of:=[.D160]" office:value-type="float" office:value="0.49455425" calcext:value-type="float">
            <text:p/>
          </table:table-cell>
          <table:table-cell table:formula="of:=[.D285]" office:value-type="float" office:value="0.81950225" calcext:value-type="float">
            <text:p/>
          </table:table-cell>
          <table:table-cell table:formula="of:=[.D410]" office:value-type="float" office:value="0.619813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6266" calcext:value-type="float">
            <text:p>0.8962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0.66830925" calcext:value-type="float">
            <text:p/>
          </table:table-cell>
          <table:table-cell table:formula="of:=[.D165]" office:value-type="float" office:value="0.509336" calcext:value-type="float">
            <text:p/>
          </table:table-cell>
          <table:table-cell table:formula="of:=[.D290]" office:value-type="float" office:value="0.70746875" calcext:value-type="float">
            <text:p/>
          </table:table-cell>
          <table:table-cell table:formula="of:=[.D415]" office:value-type="float" office:value="0.41986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6017" calcext:value-type="float">
            <text:p>0.806017</text:p>
          </table:table-cell>
          <table:table-cell/>
          <table:table-cell table:formula="of:=AVERAGE([.B7:.B10])" office:value-type="float" office:value="0.87007275" calcext:value-type="float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0.6286305" calcext:value-type="float">
            <text:p/>
          </table:table-cell>
          <table:table-cell table:formula="of:=[.D170]" office:value-type="float" office:value="0.40041475" calcext:value-type="float">
            <text:p/>
          </table:table-cell>
          <table:table-cell table:formula="of:=[.D295]" office:value-type="float" office:value="0.203060225" calcext:value-type="float">
            <text:p/>
          </table:table-cell>
          <table:table-cell table:formula="of:=[.D420]" office:value-type="float" office:value="0.535010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332" calcext:value-type="float">
            <text:p>0.87033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0.528527" calcext:value-type="float">
            <text:p/>
          </table:table-cell>
          <table:table-cell table:formula="of:=[.D175]" office:value-type="float" office:value="0.3630705" calcext:value-type="float">
            <text:p/>
          </table:table-cell>
          <table:table-cell table:formula="of:=[.D300]" office:value-type="float" office:value="0.457728325" calcext:value-type="float">
            <text:p/>
          </table:table-cell>
          <table:table-cell table:formula="of:=[.D425]" office:value-type="float" office:value="0.510892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722" calcext:value-type="float">
            <text:p>0.8672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0.4997405" calcext:value-type="float">
            <text:p/>
          </table:table-cell>
          <table:table-cell table:formula="of:=[.D180]" office:value-type="float" office:value="0.41416" calcext:value-type="float">
            <text:p/>
          </table:table-cell>
          <table:table-cell table:formula="of:=[.D305]" office:value-type="float" office:value="0.269190675" calcext:value-type="float">
            <text:p/>
          </table:table-cell>
          <table:table-cell table:formula="of:=[.D430]" office:value-type="float" office:value="0.426867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3154" calcext:value-type="float">
            <text:p>0.89315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0.39782175" calcext:value-type="float">
            <text:p/>
          </table:table-cell>
          <table:table-cell table:formula="of:=[.D185]" office:value-type="float" office:value="0.21109975" calcext:value-type="float">
            <text:p/>
          </table:table-cell>
          <table:table-cell table:formula="of:=[.D310]" office:value-type="float" office:value="0.13978225" calcext:value-type="float">
            <text:p/>
          </table:table-cell>
          <table:table-cell table:formula="of:=[.D435]" office:value-type="float" office:value="0.14133833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8548" calcext:value-type="float">
            <text:p>0.84854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0.400674" calcext:value-type="float">
            <text:p/>
          </table:table-cell>
          <table:table-cell table:formula="of:=[.D190]" office:value-type="float" office:value="0.30108925" calcext:value-type="float">
            <text:p/>
          </table:table-cell>
          <table:table-cell table:formula="of:=[.D315]" office:value-type="float" office:value="0.404045775" calcext:value-type="float">
            <text:p/>
          </table:table-cell>
          <table:table-cell table:formula="of:=[.D440]" office:value-type="float" office:value="0.549532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8133" calcext:value-type="float">
            <text:p>0.948133</text:p>
          </table:table-cell>
          <table:table-cell/>
          <table:table-cell table:formula="of:=AVERAGE([.B12:.B15])" office:value-type="float" office:value="0.88926375" calcext:value-type="float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0.4276455" calcext:value-type="float">
            <text:p/>
          </table:table-cell>
          <table:table-cell table:formula="of:=[.D195]" office:value-type="float" office:value="0.2595955" calcext:value-type="float">
            <text:p/>
          </table:table-cell>
          <table:table-cell table:formula="of:=[.D320]" office:value-type="float" office:value="0.337915" calcext:value-type="float">
            <text:p/>
          </table:table-cell>
          <table:table-cell table:formula="of:=[.D445]" office:value-type="float" office:value="0.558869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3983" calcext:value-type="float">
            <text:p>0.69398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0.423496" calcext:value-type="float">
            <text:p/>
          </table:table-cell>
          <table:table-cell table:formula="of:=[.D200]" office:value-type="float" office:value="0.31120325" calcext:value-type="float">
            <text:p/>
          </table:table-cell>
          <table:table-cell table:formula="of:=[.D325]" office:value-type="float" office:value="0.502333925" calcext:value-type="float">
            <text:p/>
          </table:table-cell>
          <table:table-cell table:formula="of:=[.D450]" office:value-type="float" office:value="0.450985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73651" calcext:value-type="float">
            <text:p>0.57365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0.4538385" calcext:value-type="float">
            <text:p/>
          </table:table-cell>
          <table:table-cell table:formula="of:=[.D205]" office:value-type="float" office:value="0.275415" calcext:value-type="float">
            <text:p/>
          </table:table-cell>
          <table:table-cell table:formula="of:=[.D330]" office:value-type="float" office:value="0.819502" calcext:value-type="float">
            <text:p/>
          </table:table-cell>
          <table:table-cell table:formula="of:=[.D455]" office:value-type="float" office:value="0.66104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1286" calcext:value-type="float">
            <text:p>0.84128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0.4255705" calcext:value-type="float">
            <text:p/>
          </table:table-cell>
          <table:table-cell table:formula="of:=[.D210]" office:value-type="float" office:value="0.334025" calcext:value-type="float">
            <text:p/>
          </table:table-cell>
          <table:table-cell table:formula="of:=[.D335]" office:value-type="float" office:value="0.43724075" calcext:value-type="float">
            <text:p/>
          </table:table-cell>
          <table:table-cell table:formula="of:=[.D460]" office:value-type="float" office:value="0.609699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5602" calcext:value-type="float">
            <text:p>0.65560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0.414938" calcext:value-type="float">
            <text:p/>
          </table:table-cell>
          <table:table-cell table:formula="of:=[.D215]" office:value-type="float" office:value="0.3526975" calcext:value-type="float">
            <text:p/>
          </table:table-cell>
          <table:table-cell table:formula="of:=[.D340]" office:value-type="float" office:value="0.657676" calcext:value-type="float">
            <text:p/>
          </table:table-cell>
          <table:table-cell table:formula="of:=[.D465]" office:value-type="float" office:value="0.52048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39419" calcext:value-type="float">
            <text:p>0.539419</text:p>
          </table:table-cell>
          <table:table-cell/>
          <table:table-cell table:formula="of:=AVERAGE([.B17:.B20])" office:value-type="float" office:value="0.6524895" calcext:value-type="float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0.347251" calcext:value-type="float">
            <text:p/>
          </table:table-cell>
          <table:table-cell table:formula="of:=[.D220]" office:value-type="float" office:value="0.300570425" calcext:value-type="float">
            <text:p/>
          </table:table-cell>
          <table:table-cell table:formula="of:=[.D345]" office:value-type="float" office:value="0.06535275" calcext:value-type="float">
            <text:p/>
          </table:table-cell>
          <table:table-cell table:formula="of:=[.D470]" office:value-type="float" office:value="0.554201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751" calcext:value-type="float">
            <text:p>0.8475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0.27385865" calcext:value-type="float">
            <text:p/>
          </table:table-cell>
          <table:table-cell table:formula="of:=[.D225]" office:value-type="float" office:value="0.25389015" calcext:value-type="float">
            <text:p/>
          </table:table-cell>
          <table:table-cell table:formula="of:=[.D350]" office:value-type="float" office:value="0.07261425" calcext:value-type="float">
            <text:p/>
          </table:table-cell>
          <table:table-cell table:formula="of:=[.D475]" office:value-type="float" office:value="0.634854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7801" calcext:value-type="float">
            <text:p>0.82780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0.45098525" calcext:value-type="float">
            <text:p/>
          </table:table-cell>
          <table:table-cell table:formula="of:=[.D230]" office:value-type="float" office:value="0.442168" calcext:value-type="float">
            <text:p/>
          </table:table-cell>
          <table:table-cell table:formula="of:=[.D355]" office:value-type="float" office:value="0.5181535" calcext:value-type="float">
            <text:p/>
          </table:table-cell>
          <table:table-cell table:formula="of:=[.D480]" office:value-type="float" office:value="0.692427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4232" calcext:value-type="float">
            <text:p>0.78423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0.43724075" calcext:value-type="float">
            <text:p/>
          </table:table-cell>
          <table:table-cell table:formula="of:=[.D235]" office:value-type="float" office:value="0.41986525" calcext:value-type="float">
            <text:p/>
          </table:table-cell>
          <table:table-cell table:formula="of:=[.D360]" office:value-type="float" office:value="0.60269675" calcext:value-type="float">
            <text:p/>
          </table:table-cell>
          <table:table-cell table:formula="of:=[.D485]" office:value-type="float" office:value="0.54486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0249" calcext:value-type="float">
            <text:p>0.84024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0.33480275" calcext:value-type="float">
            <text:p/>
          </table:table-cell>
          <table:table-cell table:formula="of:=[.D240]" office:value-type="float" office:value="0.32391075" calcext:value-type="float">
            <text:p/>
          </table:table-cell>
          <table:table-cell table:formula="of:=[.D365]" office:value-type="float" office:value="0.4141598525" calcext:value-type="float">
            <text:p/>
          </table:table-cell>
          <table:table-cell table:formula="of:=[.D490]" office:value-type="float" office:value="0.577023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0249" calcext:value-type="float">
            <text:p>0.840249</text:p>
          </table:table-cell>
          <table:table-cell/>
          <table:table-cell table:formula="of:=AVERAGE([.B22:.B25])" office:value-type="float" office:value="0.82313275" calcext:value-type="float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0.36488575" calcext:value-type="float">
            <text:p/>
          </table:table-cell>
          <table:table-cell table:formula="of:=[.D245]" office:value-type="float" office:value="0.37033175" calcext:value-type="float">
            <text:p/>
          </table:table-cell>
          <table:table-cell table:formula="of:=[.D370]" office:value-type="float" office:value="0.5158195" calcext:value-type="float">
            <text:p/>
          </table:table-cell>
          <table:table-cell table:formula="of:=[.D495]" office:value-type="float" office:value="0.57806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80705" calcext:value-type="float">
            <text:p>0.88070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0.442168" calcext:value-type="float">
            <text:p/>
          </table:table-cell>
          <table:table-cell table:formula="of:=[.D250]" office:value-type="float" office:value="0.44709525" calcext:value-type="float">
            <text:p/>
          </table:table-cell>
          <table:table-cell table:formula="of:=[.D375]" office:value-type="float" office:value="0.524377625" calcext:value-type="float">
            <text:p/>
          </table:table-cell>
          <table:table-cell table:formula="of:=[.D500]" office:value-type="float" office:value="0.61229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166" calcext:value-type="float">
            <text:p>0.85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3568" calcext:value-type="float">
            <text:p>0.793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9876" calcext:value-type="float">
            <text:p>0.829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838" calcext:value-type="float">
            <text:p>0.828838</text:p>
          </table:table-cell>
          <table:table-cell/>
          <table:table-cell table:formula="of:=AVERAGE([.B27:.B30])" office:value-type="float" office:value="0.82598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9336" calcext:value-type="float">
            <text:p>0.759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1577" calcext:value-type="float">
            <text:p>0.821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6598" calcext:value-type="float">
            <text:p>0.766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2075" calcext:value-type="float">
            <text:p>0.752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083" calcext:value-type="float">
            <text:p>0.80083</text:p>
          </table:table-cell>
          <table:table-cell/>
          <table:table-cell table:formula="of:=AVERAGE([.B32:.B35])" office:value-type="float" office:value="0.7852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1784" calcext:value-type="float">
            <text:p>0.771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89212" calcext:value-type="float">
            <text:p>0.589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78423" calcext:value-type="float">
            <text:p>0.678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0415" calcext:value-type="float">
            <text:p>0.650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5187" calcext:value-type="float">
            <text:p>0.755187</text:p>
          </table:table-cell>
          <table:table-cell/>
          <table:table-cell table:formula="of:=AVERAGE([.B37:.B40])" office:value-type="float" office:value="0.66830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34855" calcext:value-type="float">
            <text:p>0.634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0207" calcext:value-type="float">
            <text:p>0.700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58091" calcext:value-type="float">
            <text:p>0.55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9751" calcext:value-type="float">
            <text:p>0.5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8714" calcext:value-type="float">
            <text:p>0.658714</text:p>
          </table:table-cell>
          <table:table-cell/>
          <table:table-cell table:formula="of:=AVERAGE([.B42:.B45])" office:value-type="float" office:value="0.62863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13485" calcext:value-type="float">
            <text:p>0.513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47718" calcext:value-type="float">
            <text:p>0.547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0871" calcext:value-type="float">
            <text:p>0.44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5083" calcext:value-type="float">
            <text:p>0.55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74689" calcext:value-type="float">
            <text:p>0.574689</text:p>
          </table:table-cell>
          <table:table-cell/>
          <table:table-cell table:formula="of:=AVERAGE([.B47:.B50])" office:value-type="float" office:value="0.52852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49793" calcext:value-type="float">
            <text:p>0.549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62241" calcext:value-type="float">
            <text:p>0.56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68257" calcext:value-type="float">
            <text:p>0.368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91701" calcext:value-type="float">
            <text:p>0.49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76763" calcext:value-type="float">
            <text:p>0.576763</text:p>
          </table:table-cell>
          <table:table-cell/>
          <table:table-cell table:formula="of:=AVERAGE([.B52:.B55])" office:value-type="float" office:value="0.49974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1805" calcext:value-type="float">
            <text:p>0.41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361" calcext:value-type="float">
            <text:p>0.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81743" calcext:value-type="float">
            <text:p>0.38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73444" calcext:value-type="float">
            <text:p>0.373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AVERAGE([.B57:.B60])" office:value-type="float" office:value="0.39782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40249" calcext:value-type="float">
            <text:p>0.340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74066" calcext:value-type="float">
            <text:p>0.47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71369" calcext:value-type="float">
            <text:p>0.371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03527" calcext:value-type="float">
            <text:p>0.4035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53734" calcext:value-type="float">
            <text:p>0.353734</text:p>
          </table:table-cell>
          <table:table-cell/>
          <table:table-cell table:formula="of:=AVERAGE([.B62:.B65])" office:value-type="float" office:value="0.400674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71369" calcext:value-type="float">
            <text:p>0.371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81743" calcext:value-type="float">
            <text:p>0.38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75104" calcext:value-type="float">
            <text:p>0.475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1245" calcext:value-type="float">
            <text:p>0.451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0249" calcext:value-type="float">
            <text:p>0.40249</text:p>
          </table:table-cell>
          <table:table-cell/>
          <table:table-cell table:formula="of:=AVERAGE([.B67:.B70])" office:value-type="float" office:value="0.42764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3983" calcext:value-type="float">
            <text:p>0.443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9461" calcext:value-type="float">
            <text:p>0.429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48548" calcext:value-type="float">
            <text:p>0.3485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1245" calcext:value-type="float">
            <text:p>0.451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473" calcext:value-type="float">
            <text:p>0.46473</text:p>
          </table:table-cell>
          <table:table-cell/>
          <table:table-cell table:formula="of:=AVERAGE([.B72:.B75])" office:value-type="float" office:value="0.42349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0871" calcext:value-type="float">
            <text:p>0.44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8797" calcext:value-type="float">
            <text:p>0.438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332" calcext:value-type="float">
            <text:p>0.4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87552" calcext:value-type="float">
            <text:p>0.487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5685" calcext:value-type="float">
            <text:p>0.435685</text:p>
          </table:table-cell>
          <table:table-cell/>
          <table:table-cell table:formula="of:=AVERAGE([.B77:.B80])" office:value-type="float" office:value="0.45383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02905" calcext:value-type="float">
            <text:p>0.302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89627" calcext:value-type="float">
            <text:p>0.489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47925" calcext:value-type="float">
            <text:p>0.247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473" calcext:value-type="float">
            <text:p>0.46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AVERAGE([.B82:.B85])" office:value-type="float" office:value="0.42557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95228" calcext:value-type="float">
            <text:p>0.395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92116" calcext:value-type="float">
            <text:p>0.392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99378" calcext:value-type="float">
            <text:p>0.399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2573" calcext:value-type="float">
            <text:p>0.432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5685" calcext:value-type="float">
            <text:p>0.435685</text:p>
          </table:table-cell>
          <table:table-cell/>
          <table:table-cell table:formula="of:=AVERAGE([.B87:.B90])" office:value-type="float" office:value="0.41493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4647" calcext:value-type="float">
            <text:p>0.43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0498" calcext:value-type="float">
            <text:p>0.43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17012" calcext:value-type="float">
            <text:p>0.41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119295" calcext:value-type="float">
            <text:p>0.11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2199" calcext:value-type="float">
            <text:p>0.422199</text:p>
          </table:table-cell>
          <table:table-cell/>
          <table:table-cell table:formula="of:=AVERAGE([.B92:.B95])" office:value-type="float" office:value="0.34725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0736515" calcext:value-type="float">
            <text:p>0.0736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0829876" calcext:value-type="float">
            <text:p>0.0829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0124" calcext:value-type="float">
            <text:p>0.420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0871" calcext:value-type="float">
            <text:p>0.44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151452" calcext:value-type="float">
            <text:p>0.151452</text:p>
          </table:table-cell>
          <table:table-cell/>
          <table:table-cell table:formula="of:=AVERAGE([.B97:.B100])" office:value-type="float" office:value="0.273858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7095" calcext:value-type="float">
            <text:p>0.447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5394" calcext:value-type="float">
            <text:p>0.455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1618" calcext:value-type="float">
            <text:p>0.461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2282" calcext:value-type="float">
            <text:p>0.452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4647" calcext:value-type="float">
            <text:p>0.434647</text:p>
          </table:table-cell>
          <table:table-cell/>
          <table:table-cell table:formula="of:=AVERAGE([.B102:.B105])" office:value-type="float" office:value="0.45098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70954" calcext:value-type="float">
            <text:p>0.470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9917" calcext:value-type="float">
            <text:p>0.469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1909" calcext:value-type="float">
            <text:p>0.441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12863" calcext:value-type="float">
            <text:p>0.412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4274" calcext:value-type="float">
            <text:p>0.424274</text:p>
          </table:table-cell>
          <table:table-cell/>
          <table:table-cell table:formula="of:=AVERAGE([.B107:.B110])" office:value-type="float" office:value="0.43724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95643" calcext:value-type="float">
            <text:p>0.295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49585" calcext:value-type="float">
            <text:p>0.349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01452" calcext:value-type="float">
            <text:p>0.401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1639" calcext:value-type="float">
            <text:p>0.31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71784" calcext:value-type="float">
            <text:p>0.271784</text:p>
          </table:table-cell>
          <table:table-cell/>
          <table:table-cell table:formula="of:=AVERAGE([.B112:.B115])" office:value-type="float" office:value="0.33480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55809" calcext:value-type="float">
            <text:p>0.355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68257" calcext:value-type="float">
            <text:p>0.368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30913" calcext:value-type="float">
            <text:p>0.330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38174" calcext:value-type="float">
            <text:p>0.338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2199" calcext:value-type="float">
            <text:p>0.422199</text:p>
          </table:table-cell>
          <table:table-cell/>
          <table:table-cell table:formula="of:=AVERAGE([.B117:.B120])" office:value-type="float" office:value="0.36488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9544" calcext:value-type="float">
            <text:p>0.45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90041" calcext:value-type="float">
            <text:p>0.39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3693" calcext:value-type="float">
            <text:p>0.463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5394" calcext:value-type="float">
            <text:p>0.455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9544" calcext:value-type="float">
            <text:p>0.459544</text:p>
          </table:table-cell>
          <table:table-cell/>
          <table:table-cell table:formula="of:=AVERAGE([.B122:.B125])" office:value-type="float" office:value="0.44216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1867" calcext:value-type="float">
            <text:p>0.301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78423" calcext:value-type="float">
            <text:p>0.178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76971" calcext:value-type="float">
            <text:p>0.276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21162" calcext:value-type="float">
            <text:p>0.421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50415" calcext:value-type="float">
            <text:p>0.150415</text:p>
          </table:table-cell>
          <table:table-cell/>
          <table:table-cell table:formula="of:=AVERAGE([.B127:.B130])" office:value-type="float" office:value="0.25674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7718" calcext:value-type="float">
            <text:p>0.547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668" calcext:value-type="float">
            <text:p>0.54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26763" calcext:value-type="float">
            <text:p>0.32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8299" calcext:value-type="float">
            <text:p>0.508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8465" calcext:value-type="float">
            <text:p>0.568465</text:p>
          </table:table-cell>
          <table:table-cell/>
          <table:table-cell table:formula="of:=AVERAGE([.B132:.B135])" office:value-type="float" office:value="0.48755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6763" calcext:value-type="float">
            <text:p>0.57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7261" calcext:value-type="float">
            <text:p>0.75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9959" calcext:value-type="float">
            <text:p>0.60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9419" calcext:value-type="float">
            <text:p>0.539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11203" calcext:value-type="float">
            <text:p>0.811203</text:p>
          </table:table-cell>
          <table:table-cell/>
          <table:table-cell table:formula="of:=AVERAGE([.B137:.B140])" office:value-type="float" office:value="0.67946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86515" calcext:value-type="float">
            <text:p>0.486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6763" calcext:value-type="float">
            <text:p>0.57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5062" calcext:value-type="float">
            <text:p>0.585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3195" calcext:value-type="float">
            <text:p>0.533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5353" calcext:value-type="float">
            <text:p>0.565353</text:p>
          </table:table-cell>
          <table:table-cell/>
          <table:table-cell table:formula="of:=AVERAGE([.B142:.B145])" office:value-type="float" office:value="0.56509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3361" calcext:value-type="float">
            <text:p>0.59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1162" calcext:value-type="float">
            <text:p>0.671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2531" calcext:value-type="float">
            <text:p>0.542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0207" calcext:value-type="float">
            <text:p>0.450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2324" calcext:value-type="float">
            <text:p>0.592324</text:p>
          </table:table-cell>
          <table:table-cell/>
          <table:table-cell table:formula="of:=AVERAGE([.B147:.B150])" office:value-type="float" office:value="0.56405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74896" calcext:value-type="float">
            <text:p>0.774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1286" calcext:value-type="float">
            <text:p>0.591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0954" calcext:value-type="float">
            <text:p>0.470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4772" calcext:value-type="float">
            <text:p>0.604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49" calcext:value-type="float">
            <text:p>0.65249</text:p>
          </table:table-cell>
          <table:table-cell/>
          <table:table-cell table:formula="of:=AVERAGE([.B152:.B155])" office:value-type="float" office:value="0.57987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04564" calcext:value-type="float">
            <text:p>0.404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9129" calcext:value-type="float">
            <text:p>0.559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5166" calcext:value-type="float">
            <text:p>0.35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49" calcext:value-type="float">
            <text:p>0.65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4938" calcext:value-type="float">
            <text:p>0.414938</text:p>
          </table:table-cell>
          <table:table-cell/>
          <table:table-cell table:formula="of:=AVERAGE([.B157:.B160])" office:value-type="float" office:value="0.49455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4523" calcext:value-type="float">
            <text:p>0.514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1784" calcext:value-type="float">
            <text:p>0.521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0622" calcext:value-type="float">
            <text:p>0.600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361" calcext:value-type="float">
            <text:p>0.4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81328" calcext:value-type="float">
            <text:p>0.481328</text:p>
          </table:table-cell>
          <table:table-cell/>
          <table:table-cell table:formula="of:=AVERAGE([.B162:.B165])" office:value-type="float" office:value="0.50933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1784" calcext:value-type="float">
            <text:p>0.521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0332" calcext:value-type="float">
            <text:p>0.370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7012" calcext:value-type="float">
            <text:p>0.41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917" calcext:value-type="float">
            <text:p>0.44917</text:p>
          </table:table-cell>
          <table:table-cell/>
          <table:table-cell table:formula="of:=AVERAGE([.B167:.B170])" office:value-type="float" office:value="0.40041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6556" calcext:value-type="float">
            <text:p>0.376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2946" calcext:value-type="float">
            <text:p>0.442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7967" calcext:value-type="float">
            <text:p>0.3879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28838" calcext:value-type="float">
            <text:p>0.328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92531" calcext:value-type="float">
            <text:p>0.292531</text:p>
          </table:table-cell>
          <table:table-cell/>
          <table:table-cell table:formula="of:=AVERAGE([.B172:.B175])" office:value-type="float" office:value="0.36307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3942" calcext:value-type="float">
            <text:p>0.303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9544" calcext:value-type="float">
            <text:p>0.45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332" calcext:value-type="float">
            <text:p>0.4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08714" calcext:value-type="float">
            <text:p>0.408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35062" calcext:value-type="float">
            <text:p>0.335062</text:p>
          </table:table-cell>
          <table:table-cell/>
          <table:table-cell table:formula="of:=AVERAGE([.B177:.B180])" office:value-type="float" office:value="0.4141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93983" calcext:value-type="float">
            <text:p>0.193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25104" calcext:value-type="float">
            <text:p>0.225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65975" calcext:value-type="float">
            <text:p>0.165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6805" calcext:value-type="float">
            <text:p>0.16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8527" calcext:value-type="float">
            <text:p>0.28527</text:p>
          </table:table-cell>
          <table:table-cell/>
          <table:table-cell table:formula="of:=AVERAGE([.B182:.B185])" office:value-type="float" office:value="0.21109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80083" calcext:value-type="float">
            <text:p>0.280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9129" calcext:value-type="float">
            <text:p>0.309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95643" calcext:value-type="float">
            <text:p>0.295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91494" calcext:value-type="float">
            <text:p>0.291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8091" calcext:value-type="float">
            <text:p>0.308091</text:p>
          </table:table-cell>
          <table:table-cell/>
          <table:table-cell table:formula="of:=AVERAGE([.B187:.B190])" office:value-type="float" office:value="0.30108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56224" calcext:value-type="float">
            <text:p>0.256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10581" calcext:value-type="float">
            <text:p>0.210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361" calcext:value-type="float">
            <text:p>0.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7054" calcext:value-type="float">
            <text:p>0.307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84647" calcext:value-type="float">
            <text:p>0.184647</text:p>
          </table:table-cell>
          <table:table-cell/>
          <table:table-cell table:formula="of:=AVERAGE([.B192:.B195])" office:value-type="float" office:value="0.25959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70124" calcext:value-type="float">
            <text:p>0.170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59336" calcext:value-type="float">
            <text:p>0.259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76971" calcext:value-type="float">
            <text:p>0.276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43361" calcext:value-type="float">
            <text:p>0.343361</text:p>
          </table:table-cell>
          <table:table-cell/>
          <table:table-cell table:formula="of:=AVERAGE([.B197:.B200])" office:value-type="float" office:value="0.31120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8091" calcext:value-type="float">
            <text:p>0.30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43776" calcext:value-type="float">
            <text:p>0.243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63485" calcext:value-type="float">
            <text:p>0.263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25104" calcext:value-type="float">
            <text:p>0.225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9295" calcext:value-type="float">
            <text:p>0.369295</text:p>
          </table:table-cell>
          <table:table-cell/>
          <table:table-cell table:formula="of:=AVERAGE([.B202:.B205])" office:value-type="float" office:value="0.2754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829876" calcext:value-type="float">
            <text:p>0.0829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93154" calcext:value-type="float">
            <text:p>0.393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46266" calcext:value-type="float">
            <text:p>0.14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9004" calcext:value-type="float">
            <text:p>0.389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07676" calcext:value-type="float">
            <text:p>0.407676</text:p>
          </table:table-cell>
          <table:table-cell/>
          <table:table-cell table:formula="of:=AVERAGE([.B207:.B210])" office:value-type="float" office:value="0.334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4108" calcext:value-type="float">
            <text:p>0.364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12241" calcext:value-type="float">
            <text:p>0.31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6183" calcext:value-type="float">
            <text:p>0.366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6183" calcext:value-type="float">
            <text:p>0.366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6183" calcext:value-type="float">
            <text:p>0.366183</text:p>
          </table:table-cell>
          <table:table-cell/>
          <table:table-cell table:formula="of:=AVERAGE([.B212:.B215])" office:value-type="float" office:value="0.3526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94191" calcext:value-type="float">
            <text:p>0.3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14315" calcext:value-type="float">
            <text:p>0.314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1826" calcext:value-type="float">
            <text:p>0.411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985477" calcext:value-type="float">
            <text:p>0.0985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7593" calcext:value-type="float">
            <text:p>0.377593</text:p>
          </table:table-cell>
          <table:table-cell/>
          <table:table-cell table:formula="of:=AVERAGE([.B217:.B220])" office:value-type="float" office:value="0.300570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539419" calcext:value-type="float">
            <text:p>0.0539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695021" calcext:value-type="float">
            <text:p>0.0695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5685" calcext:value-type="float">
            <text:p>0.43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6722" calcext:value-type="float">
            <text:p>0.436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736515" calcext:value-type="float">
            <text:p>0.0736515</text:p>
          </table:table-cell>
          <table:table-cell/>
          <table:table-cell table:formula="of:=AVERAGE([.B222:.B225])" office:value-type="float" office:value="0.253890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7095" calcext:value-type="float">
            <text:p>0.447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2946" calcext:value-type="float">
            <text:p>0.442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97925" calcext:value-type="float">
            <text:p>0.497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94191" calcext:value-type="float">
            <text:p>0.3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361" calcext:value-type="float">
            <text:p>0.43361</text:p>
          </table:table-cell>
          <table:table-cell/>
          <table:table-cell table:formula="of:=AVERAGE([.B227:.B230])" office:value-type="float" office:value="0.44216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0498" calcext:value-type="float">
            <text:p>0.43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94191" calcext:value-type="float">
            <text:p>0.3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65768" calcext:value-type="float">
            <text:p>0.465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9004" calcext:value-type="float">
            <text:p>0.389004</text:p>
          </table:table-cell>
          <table:table-cell/>
          <table:table-cell table:formula="of:=AVERAGE([.B232:.B235])" office:value-type="float" office:value="0.41986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0705" calcext:value-type="float">
            <text:p>0.380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49585" calcext:value-type="float">
            <text:p>0.349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3942" calcext:value-type="float">
            <text:p>0.303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90456" calcext:value-type="float">
            <text:p>0.290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5166" calcext:value-type="float">
            <text:p>0.35166</text:p>
          </table:table-cell>
          <table:table-cell/>
          <table:table-cell table:formula="of:=AVERAGE([.B237:.B240])" office:value-type="float" office:value="0.32391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8631" calcext:value-type="float">
            <text:p>0.378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2033" calcext:value-type="float">
            <text:p>0.362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14315" calcext:value-type="float">
            <text:p>0.314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0498" calcext:value-type="float">
            <text:p>0.43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4481" calcext:value-type="float">
            <text:p>0.374481</text:p>
          </table:table-cell>
          <table:table-cell/>
          <table:table-cell table:formula="of:=AVERAGE([.B242:.B245])" office:value-type="float" office:value="0.37033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9544" calcext:value-type="float">
            <text:p>0.45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8506" calcext:value-type="float">
            <text:p>0.4585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7012" calcext:value-type="float">
            <text:p>0.41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7469" calcext:value-type="float">
            <text:p>0.457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5394" calcext:value-type="float">
            <text:p>0.455394</text:p>
          </table:table-cell>
          <table:table-cell/>
          <table:table-cell table:formula="of:=AVERAGE([.B247:.B250])" office:value-type="float" office:value="0.44709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4066" calcext:value-type="float">
            <text:p>0.97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8589" calcext:value-type="float">
            <text:p>0.988589</text:p>
          </table:table-cell>
          <table:table-cell/>
          <table:table-cell table:formula="of:=AVERAGE([.B252:.B255])" office:value-type="float" office:value="0.740663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9627" calcext:value-type="float">
            <text:p>0.989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9295" calcext:value-type="float">
            <text:p>0.36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3983" calcext:value-type="float">
            <text:p>0.943983</text:p>
          </table:table-cell>
          <table:table-cell/>
          <table:table-cell table:formula="of:=AVERAGE([.B257:.B260])" office:value-type="float" office:value="0.49714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1286" calcext:value-type="float">
            <text:p>0.841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84647" calcext:value-type="float">
            <text:p>0.068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6349" calcext:value-type="float">
            <text:p>0.9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456432" calcext:value-type="float">
            <text:p>0.0456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3693" calcext:value-type="float">
            <text:p>0.963693</text:p>
          </table:table-cell>
          <table:table-cell/>
          <table:table-cell table:formula="of:=AVERAGE([.B262:.B265])" office:value-type="float" office:value="0.501037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34025" calcext:value-type="float">
            <text:p>0.834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639" calcext:value-type="float">
            <text:p>0.06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7884" calcext:value-type="float">
            <text:p>0.8578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267:.B270])" office:value-type="float" office:value="0.32235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917" calcext:value-type="float">
            <text:p>0.69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0207" calcext:value-type="float">
            <text:p>0.950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9461" calcext:value-type="float">
            <text:p>0.929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56017" calcext:value-type="float">
            <text:p>0.55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6722" calcext:value-type="float">
            <text:p>0.436722</text:p>
          </table:table-cell>
          <table:table-cell/>
          <table:table-cell table:formula="of:=AVERAGE([.B272:.B275])" office:value-type="float" office:value="0.71810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28423" calcext:value-type="float">
            <text:p>0.428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59544" calcext:value-type="float">
            <text:p>0.45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332" calcext:value-type="float">
            <text:p>0.9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7759" calcext:value-type="float">
            <text:p>0.437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4108" calcext:value-type="float">
            <text:p>0.364108</text:p>
          </table:table-cell>
          <table:table-cell/>
          <table:table-cell table:formula="of:=AVERAGE([.B277:.B280])" office:value-type="float" office:value="0.55368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14938" calcext:value-type="float">
            <text:p>0.914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8133" calcext:value-type="float">
            <text:p>0.94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249" calcext:value-type="float">
            <text:p>0.90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52075" calcext:value-type="float">
            <text:p>0.752075</text:p>
          </table:table-cell>
          <table:table-cell/>
          <table:table-cell table:formula="of:=AVERAGE([.B282:.B285])" office:value-type="float" office:value="0.81950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8133" calcext:value-type="float">
            <text:p>0.94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6929" calcext:value-type="float">
            <text:p>0.636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2988" calcext:value-type="float">
            <text:p>0.332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5311" calcext:value-type="float">
            <text:p>0.92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34647" calcext:value-type="float">
            <text:p>0.934647</text:p>
          </table:table-cell>
          <table:table-cell/>
          <table:table-cell table:formula="of:=AVERAGE([.B287:.B290])" office:value-type="float" office:value="0.70746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8714" calcext:value-type="float">
            <text:p>0.908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2241" calcext:value-type="float">
            <text:p>0.56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92946" calcext:value-type="float">
            <text:p>0.192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570539" calcext:value-type="float">
            <text:p>0.0570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292:.B295])" office:value-type="float" office:value="0.203060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1618" calcext:value-type="float">
            <text:p>0.711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4191" calcext:value-type="float">
            <text:p>0.8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580913" calcext:value-type="float">
            <text:p>0.0580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8631" calcext:value-type="float">
            <text:p>0.878631</text:p>
          </table:table-cell>
          <table:table-cell/>
          <table:table-cell table:formula="of:=AVERAGE([.B297:.B300])" office:value-type="float" office:value="0.457728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0622" calcext:value-type="float">
            <text:p>0.850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90871" calcext:value-type="float">
            <text:p>0.19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352697" calcext:value-type="float">
            <text:p>0.0352697</text:p>
          </table:table-cell>
          <table:table-cell/>
          <table:table-cell table:formula="of:=AVERAGE([.B302:.B305])" office:value-type="float" office:value="0.269190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22614" calcext:value-type="float">
            <text:p>0.322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36515" calcext:value-type="float">
            <text:p>0.236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307:.B310])" office:value-type="float" office:value="0.13978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6556" calcext:value-type="float">
            <text:p>0.126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1992" calcext:value-type="float">
            <text:p>0.721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24689" calcext:value-type="float">
            <text:p>0.824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95021" calcext:value-type="float">
            <text:p>0.0695021</text:p>
          </table:table-cell>
          <table:table-cell/>
          <table:table-cell table:formula="of:=AVERAGE([.B312:.B315])" office:value-type="float" office:value="0.4040457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9959" calcext:value-type="float">
            <text:p>0.85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0581" calcext:value-type="float">
            <text:p>0.210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43776" calcext:value-type="float">
            <text:p>0.243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31328" calcext:value-type="float">
            <text:p>0.231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5975" calcext:value-type="float">
            <text:p>0.665975</text:p>
          </table:table-cell>
          <table:table-cell/>
          <table:table-cell table:formula="of:=AVERAGE([.B317:.B320])" office:value-type="float" office:value="0.3379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1162" calcext:value-type="float">
            <text:p>0.921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84647" calcext:value-type="float">
            <text:p>0.068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57261" calcext:value-type="float">
            <text:p>0.75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39834" calcext:value-type="float">
            <text:p>0.939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43776" calcext:value-type="float">
            <text:p>0.243776</text:p>
          </table:table-cell>
          <table:table-cell/>
          <table:table-cell table:formula="of:=AVERAGE([.B322:.B325])" office:value-type="float" office:value="0.502333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81535" calcext:value-type="float">
            <text:p>0.181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834" calcext:value-type="float">
            <text:p>0.64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1618" calcext:value-type="float">
            <text:p>0.961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2946" calcext:value-type="float">
            <text:p>0.942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5104" calcext:value-type="float">
            <text:p>0.725104</text:p>
          </table:table-cell>
          <table:table-cell/>
          <table:table-cell table:formula="of:=AVERAGE([.B327:.B330])" office:value-type="float" office:value="0.81950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45228" calcext:value-type="float">
            <text:p>0.145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4481" calcext:value-type="float">
            <text:p>0.124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4772" calcext:value-type="float">
            <text:p>0.604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93361" calcext:value-type="float">
            <text:p>0.09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6349" calcext:value-type="float">
            <text:p>0.926349</text:p>
          </table:table-cell>
          <table:table-cell/>
          <table:table-cell table:formula="of:=AVERAGE([.B332:.B335])" office:value-type="float" office:value="0.43724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083" calcext:value-type="float">
            <text:p>0.80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0871" calcext:value-type="float">
            <text:p>0.94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58921" calcext:value-type="float">
            <text:p>0.358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6929" calcext:value-type="float">
            <text:p>0.636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3983" calcext:value-type="float">
            <text:p>0.693983</text:p>
          </table:table-cell>
          <table:table-cell/>
          <table:table-cell table:formula="of:=AVERAGE([.B337:.B340])" office:value-type="float" office:value="0.65767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61411" calcext:value-type="float">
            <text:p>0.261411</text:p>
          </table:table-cell>
          <table:table-cell/>
          <table:table-cell table:formula="of:=AVERAGE([.B342:.B345])" office:value-type="float" office:value="0.06535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64938" calcext:value-type="float">
            <text:p>0.164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5519" calcext:value-type="float">
            <text:p>0.125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347:.B350])" office:value-type="float" office:value="0.07261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2656" calcext:value-type="float">
            <text:p>0.462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4855" calcext:value-type="float">
            <text:p>0.884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8091" calcext:value-type="float">
            <text:p>0.30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04357" calcext:value-type="float">
            <text:p>0.204357</text:p>
          </table:table-cell>
          <table:table-cell/>
          <table:table-cell table:formula="of:=AVERAGE([.B352:.B355])" office:value-type="float" office:value="0.51815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4668" calcext:value-type="float">
            <text:p>0.54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0871" calcext:value-type="float">
            <text:p>0.69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7676" calcext:value-type="float">
            <text:p>0.907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0871" calcext:value-type="float">
            <text:p>0.69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1369" calcext:value-type="float">
            <text:p>0.121369</text:p>
          </table:table-cell>
          <table:table-cell/>
          <table:table-cell table:formula="of:=AVERAGE([.B357:.B360])" office:value-type="float" office:value="0.60269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54564" calcext:value-type="float">
            <text:p>0.154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0726141" calcext:value-type="float">
            <text:p>0.00726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4191" calcext:value-type="float">
            <text:p>0.8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3278" calcext:value-type="float">
            <text:p>0.13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22407" calcext:value-type="float">
            <text:p>0.622407</text:p>
          </table:table-cell>
          <table:table-cell/>
          <table:table-cell table:formula="of:=AVERAGE([.B362:.B365])" office:value-type="float" office:value="0.4141598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5519" calcext:value-type="float">
            <text:p>0.875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4481" calcext:value-type="float">
            <text:p>0.124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2116" calcext:value-type="float">
            <text:p>0.892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77386" calcext:value-type="float">
            <text:p>0.177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9295" calcext:value-type="float">
            <text:p>0.869295</text:p>
          </table:table-cell>
          <table:table-cell/>
          <table:table-cell table:formula="of:=AVERAGE([.B367:.B370])" office:value-type="float" office:value="0.515819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9087" calcext:value-type="float">
            <text:p>0.669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197095" calcext:value-type="float">
            <text:p>0.0197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3693" calcext:value-type="float">
            <text:p>0.963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29253" calcext:value-type="float">
            <text:p>0.229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4855" calcext:value-type="float">
            <text:p>0.884855</text:p>
          </table:table-cell>
          <table:table-cell/>
          <table:table-cell table:formula="of:=AVERAGE([.B372:.B375])" office:value-type="float" office:value="0.5243776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3817" calcext:value-type="float">
            <text:p>0.883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16598" calcext:value-type="float">
            <text:p>0.516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7967" calcext:value-type="float">
            <text:p>0.6379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3734" calcext:value-type="float">
            <text:p>0.603734</text:p>
          </table:table-cell>
          <table:table-cell/>
          <table:table-cell table:formula="of:=AVERAGE([.B377:.B380])" office:value-type="float" office:value="0.68957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26349" calcext:value-type="float">
            <text:p>0.4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2905" calcext:value-type="float">
            <text:p>0.552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2324" calcext:value-type="float">
            <text:p>0.592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35685" calcext:value-type="float">
            <text:p>0.43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59959" calcext:value-type="float">
            <text:p>0.359959</text:p>
          </table:table-cell>
          <table:table-cell/>
          <table:table-cell table:formula="of:=AVERAGE([.B382:.B385])" office:value-type="float" office:value="0.485218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6017" calcext:value-type="float">
            <text:p>0.55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9502" calcext:value-type="float">
            <text:p>0.569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52282" calcext:value-type="float">
            <text:p>0.952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8299" calcext:value-type="float">
            <text:p>0.758299</text:p>
          </table:table-cell>
          <table:table-cell/>
          <table:table-cell table:formula="of:=AVERAGE([.B387:.B390])" office:value-type="float" office:value="0.709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3444" calcext:value-type="float">
            <text:p>0.373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7925" calcext:value-type="float">
            <text:p>0.497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332" calcext:value-type="float">
            <text:p>0.4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06017" calcext:value-type="float">
            <text:p>0.306017</text:p>
          </table:table-cell>
          <table:table-cell/>
          <table:table-cell table:formula="of:=AVERAGE([.B392:.B395])" office:value-type="float" office:value="0.40560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4564" calcext:value-type="float">
            <text:p>0.654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2531" calcext:value-type="float">
            <text:p>0.542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2075" calcext:value-type="float">
            <text:p>0.752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81743" calcext:value-type="float">
            <text:p>0.38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4813" calcext:value-type="float">
            <text:p>0.494813</text:p>
          </table:table-cell>
          <table:table-cell/>
          <table:table-cell table:formula="of:=AVERAGE([.B397:.B400])" office:value-type="float" office:value="0.54279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3071" calcext:value-type="float">
            <text:p>0.863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7593" calcext:value-type="float">
            <text:p>0.627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26349" calcext:value-type="float">
            <text:p>0.9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9502" calcext:value-type="float">
            <text:p>0.819502</text:p>
          </table:table-cell>
          <table:table-cell/>
          <table:table-cell table:formula="of:=AVERAGE([.B402:.B405])" office:value-type="float" office:value="0.76218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9378" calcext:value-type="float">
            <text:p>0.649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834" calcext:value-type="float">
            <text:p>0.64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7137" calcext:value-type="float">
            <text:p>0.587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4398" calcext:value-type="float">
            <text:p>0.594398</text:p>
          </table:table-cell>
          <table:table-cell/>
          <table:table-cell table:formula="of:=AVERAGE([.B407:.B410])" office:value-type="float" office:value="0.61981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0747" calcext:value-type="float">
            <text:p>0.520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9253" calcext:value-type="float">
            <text:p>0.479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40249" calcext:value-type="float">
            <text:p>0.340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139" calcext:value-type="float">
            <text:p>0.4139</text:p>
          </table:table-cell>
          <table:table-cell/>
          <table:table-cell table:formula="of:=AVERAGE([.B412:.B415])" office:value-type="float" office:value="0.4198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1577" calcext:value-type="float">
            <text:p>0.571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6888" calcext:value-type="float">
            <text:p>0.46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9004" calcext:value-type="float">
            <text:p>0.639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4066" calcext:value-type="float">
            <text:p>0.47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8091" calcext:value-type="float">
            <text:p>0.558091</text:p>
          </table:table-cell>
          <table:table-cell/>
          <table:table-cell table:formula="of:=AVERAGE([.B417:.B420])" office:value-type="float" office:value="0.53501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4232" calcext:value-type="float">
            <text:p>0.784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4813" calcext:value-type="float">
            <text:p>0.494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6141" calcext:value-type="float">
            <text:p>0.476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3444" calcext:value-type="float">
            <text:p>0.373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917" calcext:value-type="float">
            <text:p>0.69917</text:p>
          </table:table-cell>
          <table:table-cell/>
          <table:table-cell table:formula="of:=AVERAGE([.B422:.B425])" office:value-type="float" office:value="0.51089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08091" calcext:value-type="float">
            <text:p>0.30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3278" calcext:value-type="float">
            <text:p>0.563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4689" calcext:value-type="float">
            <text:p>0.574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61411" calcext:value-type="float">
            <text:p>0.261411</text:p>
          </table:table-cell>
          <table:table-cell/>
          <table:table-cell table:formula="of:=AVERAGE([.B427:.B430])" office:value-type="float" office:value="0.42686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88382" calcext:value-type="float">
            <text:p>0.288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0332" calcext:value-type="float">
            <text:p>0.20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41701" calcext:value-type="float">
            <text:p>0.24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119295" calcext:value-type="float">
            <text:p>0.11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00103734" calcext:value-type="float">
            <text:p>0.00103734</text:p>
          </table:table-cell>
          <table:table-cell/>
          <table:table-cell table:formula="of:=AVERAGE([.B432:.B435])" office:value-type="float" office:value="0.1413383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7759" calcext:value-type="float">
            <text:p>0.687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0373" calcext:value-type="float">
            <text:p>0.760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0207" calcext:value-type="float">
            <text:p>0.450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0539" calcext:value-type="float">
            <text:p>0.570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17012" calcext:value-type="float">
            <text:p>0.417012</text:p>
          </table:table-cell>
          <table:table-cell/>
          <table:table-cell table:formula="of:=AVERAGE([.B437:.B440])" office:value-type="float" office:value="0.54953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8963" calcext:value-type="float">
            <text:p>0.498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9295" calcext:value-type="float">
            <text:p>0.61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9751" calcext:value-type="float">
            <text:p>0.65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01037" calcext:value-type="float">
            <text:p>0.501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5394" calcext:value-type="float">
            <text:p>0.455394</text:p>
          </table:table-cell>
          <table:table-cell/>
          <table:table-cell table:formula="of:=AVERAGE([.B442:.B445])" office:value-type="float" office:value="0.55886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3361" calcext:value-type="float">
            <text:p>0.4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88382" calcext:value-type="float">
            <text:p>0.288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1701" calcext:value-type="float">
            <text:p>0.49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7593" calcext:value-type="float">
            <text:p>0.377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/>
          <table:table-cell table:formula="of:=AVERAGE([.B447:.B450])" office:value-type="float" office:value="0.45098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195" calcext:value-type="float">
            <text:p>0.58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195" calcext:value-type="float">
            <text:p>0.58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668" calcext:value-type="float">
            <text:p>0.79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361" calcext:value-type="float">
            <text:p>0.68361</text:p>
          </table:table-cell>
          <table:table-cell/>
          <table:table-cell table:formula="of:=AVERAGE([.B452:.B455])" office:value-type="float" office:value="0.6610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602" calcext:value-type="float">
            <text:p>0.655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14523" calcext:value-type="float">
            <text:p>0.514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3029" calcext:value-type="float">
            <text:p>0.723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61" calcext:value-type="float">
            <text:p>0.5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5145" calcext:value-type="float">
            <text:p>0.615145</text:p>
          </table:table-cell>
          <table:table-cell/>
          <table:table-cell table:formula="of:=AVERAGE([.B457:.B460])" office:value-type="float" office:value="0.60969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0456" calcext:value-type="float">
            <text:p>0.540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639" calcext:value-type="float">
            <text:p>0.56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0083" calcext:value-type="float">
            <text:p>0.530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9419" calcext:value-type="float">
            <text:p>0.539419</text:p>
          </table:table-cell>
          <table:table-cell/>
          <table:table-cell table:formula="of:=AVERAGE([.B462:.B465])" office:value-type="float" office:value="0.5204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602" calcext:value-type="float">
            <text:p>0.655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1452" calcext:value-type="float">
            <text:p>0.651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07261" calcext:value-type="float">
            <text:p>0.50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8838" calcext:value-type="float">
            <text:p>0.578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9253" calcext:value-type="float">
            <text:p>0.479253</text:p>
          </table:table-cell>
          <table:table-cell/>
          <table:table-cell table:formula="of:=AVERAGE([.B467:.B470])" office:value-type="float" office:value="0.55420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6432" calcext:value-type="float">
            <text:p>0.456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3112" calcext:value-type="float">
            <text:p>0.753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4149" calcext:value-type="float">
            <text:p>0.754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1452" calcext:value-type="float">
            <text:p>0.651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80705" calcext:value-type="float">
            <text:p>0.380705</text:p>
          </table:table-cell>
          <table:table-cell/>
          <table:table-cell table:formula="of:=AVERAGE([.B472:.B475])" office:value-type="float" office:value="0.634854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3112" calcext:value-type="float">
            <text:p>0.753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7054" calcext:value-type="float">
            <text:p>0.807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1535" calcext:value-type="float">
            <text:p>0.681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4647" calcext:value-type="float">
            <text:p>0.68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6473" calcext:value-type="float">
            <text:p>0.596473</text:p>
          </table:table-cell>
          <table:table-cell/>
          <table:table-cell table:formula="of:=AVERAGE([.B477:.B480])" office:value-type="float" office:value="0.69242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1079" calcext:value-type="float">
            <text:p>0.641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8444" calcext:value-type="float">
            <text:p>0.48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5145" calcext:value-type="float">
            <text:p>0.61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4979" calcext:value-type="float">
            <text:p>0.554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4896" calcext:value-type="float">
            <text:p>0.524896</text:p>
          </table:table-cell>
          <table:table-cell/>
          <table:table-cell table:formula="of:=AVERAGE([.B482:.B485])" office:value-type="float" office:value="0.5448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83402" calcext:value-type="float">
            <text:p>0.483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9461" calcext:value-type="float">
            <text:p>0.679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5851" calcext:value-type="float">
            <text:p>0.495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0788" calcext:value-type="float">
            <text:p>0.660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1992" calcext:value-type="float">
            <text:p>0.471992</text:p>
          </table:table-cell>
          <table:table-cell/>
          <table:table-cell table:formula="of:=AVERAGE([.B487:.B490])" office:value-type="float" office:value="0.57702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0996" calcext:value-type="float">
            <text:p>0.610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7261" calcext:value-type="float">
            <text:p>0.75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24274" calcext:value-type="float">
            <text:p>0.424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751" calcext:value-type="float">
            <text:p>0.5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3195" calcext:value-type="float">
            <text:p>0.533195</text:p>
          </table:table-cell>
          <table:table-cell/>
          <table:table-cell table:formula="of:=AVERAGE([.B492:.B495])" office:value-type="float" office:value="0.5780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6224" calcext:value-type="float">
            <text:p>0.756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0498" calcext:value-type="float">
            <text:p>0.68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0788" calcext:value-type="float">
            <text:p>0.660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722" calcext:value-type="float">
            <text:p>0.6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0664" calcext:value-type="float">
            <text:p>0.490664</text:p>
          </table:table-cell>
          <table:table-cell/>
          <table:table-cell table:formula="of:=AVERAGE([.B497:.B500])" office:value-type="float" office:value="0.6122925" calcext:value-type="float">
            <text:p/>
          </table:table-cell>
          <table:table-cell table:number-columns-repeated="6"/>
        </table:table-row>
      </table:table>
      <table:table table:name="Delay" table:style-name="ta1">
        <table:shapes>
          <draw:frame draw:z-index="0" draw:style-name="gr1" draw:text-style-name="P1" svg:width="15.999cm" svg:height="8.999cm" svg:x="11.388cm" svg:y="7.777cm">
            <draw:object draw:notify-on-update-of-ranges="Delay.F2:Delay.F17 Delay.G1:Delay.G1 Delay.G2:Delay.G17 Delay.F2:Delay.F17 Delay.H1:Delay.H1 Delay.H2:Delay.H17 Delay.F2:Delay.F17 Delay.I1:Delay.I1 Delay.I2:Delay.I17 Delay.F2:Delay.F17 Delay.J1:Delay.J1 Delay.J2:Delay.J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3.59962" calcext:value-type="float">
            <text:p>3.59962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60573" calcext:value-type="float">
            <text:p>3.605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3.5909875" calcext:value-type="float">
            <text:p/>
          </table:table-cell>
          <table:table-cell table:formula="of:=[.D130]" office:value-type="float" office:value="5.0357725" calcext:value-type="float">
            <text:p/>
          </table:table-cell>
          <table:table-cell table:formula="of:=[.D255]" office:value-type="float" office:value="4.27110333333333" calcext:value-type="float">
            <text:p/>
          </table:table-cell>
          <table:table-cell table:formula="of:=[.D380]" office:value-type="float" office:value="5.5715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50065" calcext:value-type="float">
            <text:p>3.500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4.74551" calcext:value-type="float">
            <text:p/>
          </table:table-cell>
          <table:table-cell table:formula="of:=[.D135]" office:value-type="float" office:value="5.9494525" calcext:value-type="float">
            <text:p/>
          </table:table-cell>
          <table:table-cell table:formula="of:=[.D260]" office:value-type="float" office:value="5.15959333333333" calcext:value-type="float">
            <text:p/>
          </table:table-cell>
          <table:table-cell table:formula="of:=[.D385]" office:value-type="float" office:value="6.51374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64125" calcext:value-type="float">
            <text:p>3.641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4.5655" calcext:value-type="float">
            <text:p/>
          </table:table-cell>
          <table:table-cell table:formula="of:=[.D140]" office:value-type="float" office:value="6.3841675" calcext:value-type="float">
            <text:p/>
          </table:table-cell>
          <table:table-cell table:formula="of:=[.D265]" office:value-type="float" office:value="5.2176825" calcext:value-type="float">
            <text:p/>
          </table:table-cell>
          <table:table-cell table:formula="of:=[.D390]" office:value-type="float" office:value="5.33717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61632" calcext:value-type="float">
            <text:p>3.61632</text:p>
          </table:table-cell>
          <table:table-cell/>
          <table:table-cell table:formula="of:=AVERAGE([.B2:.B5])" office:value-type="float" office:value="3.5909875" calcext:value-type="float">
            <text:p/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5.057755" calcext:value-type="float">
            <text:p/>
          </table:table-cell>
          <table:table-cell table:formula="of:=[.D145]" office:value-type="float" office:value="5.89672" calcext:value-type="float">
            <text:p/>
          </table:table-cell>
          <table:table-cell table:formula="of:=[.D270]" office:value-type="float" office:value="7.93958333333333" calcext:value-type="float">
            <text:p/>
          </table:table-cell>
          <table:table-cell table:formula="of:=[.D395]" office:value-type="float" office:value="5.77540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454" calcext:value-type="float">
            <text:p>4.8045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4.6239725" calcext:value-type="float">
            <text:p/>
          </table:table-cell>
          <table:table-cell table:formula="of:=[.D150]" office:value-type="float" office:value="6.0159875" calcext:value-type="float">
            <text:p/>
          </table:table-cell>
          <table:table-cell table:formula="of:=[.D275]" office:value-type="float" office:value="6.106915" calcext:value-type="float">
            <text:p/>
          </table:table-cell>
          <table:table-cell table:formula="of:=[.D400]" office:value-type="float" office:value="5.93408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559" calcext:value-type="float">
            <text:p>4.7255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4.9386" calcext:value-type="float">
            <text:p/>
          </table:table-cell>
          <table:table-cell table:formula="of:=[.D155]" office:value-type="float" office:value="5.16111" calcext:value-type="float">
            <text:p/>
          </table:table-cell>
          <table:table-cell table:formula="of:=[.D280]" office:value-type="float" office:value="4.9926325" calcext:value-type="float">
            <text:p/>
          </table:table-cell>
          <table:table-cell table:formula="of:=[.D405]" office:value-type="float" office:value="5.92550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133" calcext:value-type="float">
            <text:p>4.641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4.9875125" calcext:value-type="float">
            <text:p/>
          </table:table-cell>
          <table:table-cell table:formula="of:=[.D160]" office:value-type="float" office:value="7.39298" calcext:value-type="float">
            <text:p/>
          </table:table-cell>
          <table:table-cell table:formula="of:=[.D285]" office:value-type="float" office:value="9.1976575" calcext:value-type="float">
            <text:p/>
          </table:table-cell>
          <table:table-cell table:formula="of:=[.D410]" office:value-type="float" office:value="6.32578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889" calcext:value-type="float">
            <text:p>4.7088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5.64588" calcext:value-type="float">
            <text:p/>
          </table:table-cell>
          <table:table-cell table:formula="of:=[.D165]" office:value-type="float" office:value="6.18836" calcext:value-type="float">
            <text:p/>
          </table:table-cell>
          <table:table-cell table:formula="of:=[.D290]" office:value-type="float" office:value="6.7276325" calcext:value-type="float">
            <text:p/>
          </table:table-cell>
          <table:table-cell table:formula="of:=[.D415]" office:value-type="float" office:value="5.14210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623" calcext:value-type="float">
            <text:p>4.90623</text:p>
          </table:table-cell>
          <table:table-cell/>
          <table:table-cell table:formula="of:=AVERAGE([.B7:.B10])" office:value-type="float" office:value="4.74551" calcext:value-type="float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4.7409375" calcext:value-type="float">
            <text:p/>
          </table:table-cell>
          <table:table-cell table:formula="of:=[.D170]" office:value-type="float" office:value="4.6682675" calcext:value-type="float">
            <text:p/>
          </table:table-cell>
          <table:table-cell table:formula="of:=[.D295]" office:value-type="float" office:value="4.99628333333333" calcext:value-type="float">
            <text:p/>
          </table:table-cell>
          <table:table-cell table:formula="of:=[.D420]" office:value-type="float" office:value="5.42288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498" calcext:value-type="float">
            <text:p>4.6449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4.8074775" calcext:value-type="float">
            <text:p/>
          </table:table-cell>
          <table:table-cell table:formula="of:=[.D175]" office:value-type="float" office:value="4.8492725" calcext:value-type="float">
            <text:p/>
          </table:table-cell>
          <table:table-cell table:formula="of:=[.D300]" office:value-type="float" office:value="7.81138333333333" calcext:value-type="float">
            <text:p/>
          </table:table-cell>
          <table:table-cell table:formula="of:=[.D425]" office:value-type="float" office:value="5.2269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3742" calcext:value-type="float">
            <text:p>4.5374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4.95686" calcext:value-type="float">
            <text:p/>
          </table:table-cell>
          <table:table-cell table:formula="of:=[.D180]" office:value-type="float" office:value="5.0075225" calcext:value-type="float">
            <text:p/>
          </table:table-cell>
          <table:table-cell table:formula="of:=[.D305]" office:value-type="float" office:value="6.22771" calcext:value-type="float">
            <text:p/>
          </table:table-cell>
          <table:table-cell table:formula="of:=[.D430]" office:value-type="float" office:value="5.26016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2083" calcext:value-type="float">
            <text:p>4.5208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5.048765" calcext:value-type="float">
            <text:p/>
          </table:table-cell>
          <table:table-cell table:formula="of:=[.D185]" office:value-type="float" office:value="5.42182" calcext:value-type="float">
            <text:p/>
          </table:table-cell>
          <table:table-cell table:formula="of:=[.D310]" office:value-type="float" office:value="4.66243" calcext:value-type="float">
            <text:p/>
          </table:table-cell>
          <table:table-cell table:formula="of:=[.D435]" office:value-type="float" office:value="17.75470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6044" calcext:value-type="float">
            <text:p>4.6604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11.6633975" calcext:value-type="float">
            <text:p/>
          </table:table-cell>
          <table:table-cell table:formula="of:=[.D190]" office:value-type="float" office:value="8.61796" calcext:value-type="float">
            <text:p/>
          </table:table-cell>
          <table:table-cell table:formula="of:=[.D315]" office:value-type="float" office:value="6.04447" calcext:value-type="float">
            <text:p/>
          </table:table-cell>
          <table:table-cell table:formula="of:=[.D440]" office:value-type="float" office:value="5.34029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331" calcext:value-type="float">
            <text:p>4.54331</text:p>
          </table:table-cell>
          <table:table-cell/>
          <table:table-cell table:formula="of:=AVERAGE([.B12:.B15])" office:value-type="float" office:value="4.5655" calcext:value-type="float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16.96575" calcext:value-type="float">
            <text:p/>
          </table:table-cell>
          <table:table-cell table:formula="of:=[.D195]" office:value-type="float" office:value="20.0039975" calcext:value-type="float">
            <text:p/>
          </table:table-cell>
          <table:table-cell table:formula="of:=[.D320]" office:value-type="float" office:value="68.5665125" calcext:value-type="float">
            <text:p/>
          </table:table-cell>
          <table:table-cell table:formula="of:=[.D445]" office:value-type="float" office:value="16.3141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8351" calcext:value-type="float">
            <text:p>4.9835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8.41291" calcext:value-type="float">
            <text:p/>
          </table:table-cell>
          <table:table-cell table:formula="of:=[.D200]" office:value-type="float" office:value="11.87387" calcext:value-type="float">
            <text:p/>
          </table:table-cell>
          <table:table-cell table:formula="of:=[.D325]" office:value-type="float" office:value="21.02262" calcext:value-type="float">
            <text:p/>
          </table:table-cell>
          <table:table-cell table:formula="of:=[.D450]" office:value-type="float" office:value="10.03967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6883" calcext:value-type="float">
            <text:p>5.0688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6.64054" calcext:value-type="float">
            <text:p/>
          </table:table-cell>
          <table:table-cell table:formula="of:=[.D205]" office:value-type="float" office:value="7.166975" calcext:value-type="float">
            <text:p/>
          </table:table-cell>
          <table:table-cell table:formula="of:=[.D330]" office:value-type="float" office:value="7.0082575" calcext:value-type="float">
            <text:p/>
          </table:table-cell>
          <table:table-cell table:formula="of:=[.D455]" office:value-type="float" office:value="7.01430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3485" calcext:value-type="float">
            <text:p>4.9348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7.933015" calcext:value-type="float">
            <text:p/>
          </table:table-cell>
          <table:table-cell table:formula="of:=[.D210]" office:value-type="float" office:value="11.4706725" calcext:value-type="float">
            <text:p/>
          </table:table-cell>
          <table:table-cell table:formula="of:=[.D335]" office:value-type="float" office:value="5.548885" calcext:value-type="float">
            <text:p/>
          </table:table-cell>
          <table:table-cell table:formula="of:=[.D460]" office:value-type="float" office:value="7.01635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6029" calcext:value-type="float">
            <text:p>5.1602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10.13763" calcext:value-type="float">
            <text:p/>
          </table:table-cell>
          <table:table-cell table:formula="of:=[.D215]" office:value-type="float" office:value="11.61905" calcext:value-type="float">
            <text:p/>
          </table:table-cell>
          <table:table-cell table:formula="of:=[.D340]" office:value-type="float" office:value="5.14449" calcext:value-type="float">
            <text:p/>
          </table:table-cell>
          <table:table-cell table:formula="of:=[.D465]" office:value-type="float" office:value="5.73729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6705" calcext:value-type="float">
            <text:p>5.06705</text:p>
          </table:table-cell>
          <table:table-cell/>
          <table:table-cell table:formula="of:=AVERAGE([.B17:.B20])" office:value-type="float" office:value="5.057755" calcext:value-type="float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14.10155" calcext:value-type="float">
            <text:p/>
          </table:table-cell>
          <table:table-cell table:formula="of:=[.D220]" office:value-type="float" office:value="64.948575" calcext:value-type="float">
            <text:p/>
          </table:table-cell>
          <table:table-cell table:formula="of:=[.D345]" office:value-type="float" office:value="4.93031" calcext:value-type="float">
            <text:p/>
          </table:table-cell>
          <table:table-cell table:formula="of:=[.D470]" office:value-type="float" office:value="5.50409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5795" calcext:value-type="float">
            <text:p>4.5579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13.80884" calcext:value-type="float">
            <text:p/>
          </table:table-cell>
          <table:table-cell table:formula="of:=[.D225]" office:value-type="float" office:value="36.0249875" calcext:value-type="float">
            <text:p/>
          </table:table-cell>
          <table:table-cell table:formula="of:=[.D350]" office:value-type="float" office:value="23.535335" calcext:value-type="float">
            <text:p/>
          </table:table-cell>
          <table:table-cell table:formula="of:=[.D475]" office:value-type="float" office:value="8.68228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1977" calcext:value-type="float">
            <text:p>4.6197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16.20685" calcext:value-type="float">
            <text:p/>
          </table:table-cell>
          <table:table-cell table:formula="of:=[.D230]" office:value-type="float" office:value="36.0597" calcext:value-type="float">
            <text:p/>
          </table:table-cell>
          <table:table-cell table:formula="of:=[.D355]" office:value-type="float" office:value="18.0584475" calcext:value-type="float">
            <text:p/>
          </table:table-cell>
          <table:table-cell table:formula="of:=[.D480]" office:value-type="float" office:value="15.51389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8553" calcext:value-type="float">
            <text:p>4.6855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12.9055775" calcext:value-type="float">
            <text:p/>
          </table:table-cell>
          <table:table-cell table:formula="of:=[.D235]" office:value-type="float" office:value="8.02473" calcext:value-type="float">
            <text:p/>
          </table:table-cell>
          <table:table-cell table:formula="of:=[.D360]" office:value-type="float" office:value="9.3311275" calcext:value-type="float">
            <text:p/>
          </table:table-cell>
          <table:table-cell table:formula="of:=[.D485]" office:value-type="float" office:value="6.45613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3476" calcext:value-type="float">
            <text:p>4.5347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4.3260725" calcext:value-type="float">
            <text:p/>
          </table:table-cell>
          <table:table-cell table:formula="of:=[.D240]" office:value-type="float" office:value="4.3550475" calcext:value-type="float">
            <text:p/>
          </table:table-cell>
          <table:table-cell table:formula="of:=[.D365]" office:value-type="float" office:value="6.0051975" calcext:value-type="float">
            <text:p/>
          </table:table-cell>
          <table:table-cell table:formula="of:=[.D490]" office:value-type="float" office:value="8.36407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5583" calcext:value-type="float">
            <text:p>4.65583</text:p>
          </table:table-cell>
          <table:table-cell/>
          <table:table-cell table:formula="of:=AVERAGE([.B22:.B25])" office:value-type="float" office:value="4.6239725" calcext:value-type="float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17.09509" calcext:value-type="float">
            <text:p/>
          </table:table-cell>
          <table:table-cell table:formula="of:=[.D245]" office:value-type="float" office:value="16.231635" calcext:value-type="float">
            <text:p/>
          </table:table-cell>
          <table:table-cell table:formula="of:=[.D370]" office:value-type="float" office:value="23.8380525" calcext:value-type="float">
            <text:p/>
          </table:table-cell>
          <table:table-cell table:formula="of:=[.D495]" office:value-type="float" office:value="8.45160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8938" calcext:value-type="float">
            <text:p>4.5893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4.231515" calcext:value-type="float">
            <text:p/>
          </table:table-cell>
          <table:table-cell table:formula="of:=[.D250]" office:value-type="float" office:value="4.0935925" calcext:value-type="float">
            <text:p/>
          </table:table-cell>
          <table:table-cell table:formula="of:=[.D375]" office:value-type="float" office:value="6.4241875" calcext:value-type="float">
            <text:p/>
          </table:table-cell>
          <table:table-cell table:formula="of:=[.D500]" office:value-type="float" office:value="7.87154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0242" calcext:value-type="float">
            <text:p>4.60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3816" calcext:value-type="float">
            <text:p>5.93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5246" calcext:value-type="float">
            <text:p>4.65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6136" calcext:value-type="float">
            <text:p>4.56136</text:p>
          </table:table-cell>
          <table:table-cell/>
          <table:table-cell table:formula="of:=AVERAGE([.B27:.B30])" office:value-type="float" office:value="4.938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8283" calcext:value-type="float">
            <text:p>4.78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0467" calcext:value-type="float">
            <text:p>5.904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486" calcext:value-type="float">
            <text:p>4.70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76" calcext:value-type="float">
            <text:p>4.7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3292" calcext:value-type="float">
            <text:p>4.63292</text:p>
          </table:table-cell>
          <table:table-cell/>
          <table:table-cell table:formula="of:=AVERAGE([.B32:.B35])" office:value-type="float" office:value="4.9875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59" calcext:value-type="float">
            <text:p>4.6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2547" calcext:value-type="float">
            <text:p>4.425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7522" calcext:value-type="float">
            <text:p>4.77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968" calcext:value-type="float">
            <text:p>4.709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.67315" calcext:value-type="float">
            <text:p>8.67315</text:p>
          </table:table-cell>
          <table:table-cell/>
          <table:table-cell table:formula="of:=AVERAGE([.B37:.B40])" office:value-type="float" office:value="5.6458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6069" calcext:value-type="float">
            <text:p>4.66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59" calcext:value-type="float">
            <text:p>4.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337" calcext:value-type="float">
            <text:p>4.6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405" calcext:value-type="float">
            <text:p>4.72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47" calcext:value-type="float">
            <text:p>4.947</text:p>
          </table:table-cell>
          <table:table-cell/>
          <table:table-cell table:formula="of:=AVERAGE([.B42:.B45])" office:value-type="float" office:value="4.74093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8468" calcext:value-type="float">
            <text:p>4.78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629" calcext:value-type="float">
            <text:p>4.7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1378" calcext:value-type="float">
            <text:p>4.81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4813" calcext:value-type="float">
            <text:p>4.84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51" calcext:value-type="float">
            <text:p>4.8051</text:p>
          </table:table-cell>
          <table:table-cell/>
          <table:table-cell table:formula="of:=AVERAGE([.B47:.B50])" office:value-type="float" office:value="4.80747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8825" calcext:value-type="float">
            <text:p>4.88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3629" calcext:value-type="float">
            <text:p>4.83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7554" calcext:value-type="float">
            <text:p>5.07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23" calcext:value-type="float">
            <text:p>4.9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6331" calcext:value-type="float">
            <text:p>4.96331</text:p>
          </table:table-cell>
          <table:table-cell/>
          <table:table-cell table:formula="of:=AVERAGE([.B52:.B55])" office:value-type="float" office:value="4.9568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7147" calcext:value-type="float">
            <text:p>5.07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9729" calcext:value-type="float">
            <text:p>5.09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5351" calcext:value-type="float">
            <text:p>5.05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7522" calcext:value-type="float">
            <text:p>5.07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6904" calcext:value-type="float">
            <text:p>4.96904</text:p>
          </table:table-cell>
          <table:table-cell/>
          <table:table-cell table:formula="of:=AVERAGE([.B57:.B60])" office:value-type="float" office:value="5.0487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213" calcext:value-type="float">
            <text:p>5.14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0.9979" calcext:value-type="float">
            <text:p>30.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4276" calcext:value-type="float">
            <text:p>5.24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5724" calcext:value-type="float">
            <text:p>5.15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5569" calcext:value-type="float">
            <text:p>5.25569</text:p>
          </table:table-cell>
          <table:table-cell/>
          <table:table-cell table:formula="of:=AVERAGE([.B62:.B65])" office:value-type="float" office:value="11.6633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252" calcext:value-type="float">
            <text:p>5.222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1.283" calcext:value-type="float">
            <text:p>21.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5.7347" calcext:value-type="float">
            <text:p>15.7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8.4468" calcext:value-type="float">
            <text:p>18.4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2.3985" calcext:value-type="float">
            <text:p>12.3985</text:p>
          </table:table-cell>
          <table:table-cell/>
          <table:table-cell table:formula="of:=AVERAGE([.B67:.B70])" office:value-type="float" office:value="16.96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115" calcext:value-type="float">
            <text:p>5.2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7295" calcext:value-type="float">
            <text:p>5.07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4" calcext:value-type="float">
            <text:p>4.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5519" calcext:value-type="float">
            <text:p>5.25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8.3695" calcext:value-type="float">
            <text:p>18.3695</text:p>
          </table:table-cell>
          <table:table-cell/>
          <table:table-cell table:formula="of:=AVERAGE([.B72:.B75])" office:value-type="float" office:value="8.4129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6604" calcext:value-type="float">
            <text:p>5.16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4537" calcext:value-type="float">
            <text:p>5.04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.9913" calcext:value-type="float">
            <text:p>11.9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093" calcext:value-type="float">
            <text:p>4.80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456" calcext:value-type="float">
            <text:p>4.72456</text:p>
          </table:table-cell>
          <table:table-cell/>
          <table:table-cell table:formula="of:=AVERAGE([.B77:.B80])" office:value-type="float" office:value="6.64054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7842" calcext:value-type="float">
            <text:p>5.27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3.1205" calcext:value-type="float">
            <text:p>13.1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1198" calcext:value-type="float">
            <text:p>5.311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383" calcext:value-type="float">
            <text:p>4.673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.62575" calcext:value-type="float">
            <text:p>8.62575</text:p>
          </table:table-cell>
          <table:table-cell/>
          <table:table-cell table:formula="of:=AVERAGE([.B82:.B85])" office:value-type="float" office:value="7.9330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1137" calcext:value-type="float">
            <text:p>4.81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4491" calcext:value-type="float">
            <text:p>4.74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225" calcext:value-type="float">
            <text:p>5.11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1886" calcext:value-type="float">
            <text:p>4.81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5.8745" calcext:value-type="float">
            <text:p>25.8745</text:p>
          </table:table-cell>
          <table:table-cell/>
          <table:table-cell table:formula="of:=AVERAGE([.B87:.B90])" office:value-type="float" office:value="10.1376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715" calcext:value-type="float">
            <text:p>4.71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3629" calcext:value-type="float">
            <text:p>4.83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6.7883" calcext:value-type="float">
            <text:p>26.7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2371" calcext:value-type="float">
            <text:p>5.523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9.2579" calcext:value-type="float">
            <text:p>19.2579</text:p>
          </table:table-cell>
          <table:table-cell/>
          <table:table-cell table:formula="of:=AVERAGE([.B92:.B95])" office:value-type="float" office:value="14.101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04571" calcext:value-type="float">
            <text:p>6.04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3589" calcext:value-type="float">
            <text:p>5.63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8.8421" calcext:value-type="float">
            <text:p>18.8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5.0366" calcext:value-type="float">
            <text:p>25.0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2077" calcext:value-type="float">
            <text:p>5.72077</text:p>
          </table:table-cell>
          <table:table-cell/>
          <table:table-cell table:formula="of:=AVERAGE([.B97:.B100])" office:value-type="float" office:value="13.80884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7386" calcext:value-type="float">
            <text:p>4.27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747" calcext:value-type="float">
            <text:p>4.5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7.2049" calcext:value-type="float">
            <text:p>17.2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7.8236" calcext:value-type="float">
            <text:p>17.8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5.2242" calcext:value-type="float">
            <text:p>25.2242</text:p>
          </table:table-cell>
          <table:table-cell/>
          <table:table-cell table:formula="of:=AVERAGE([.B102:.B105])" office:value-type="float" office:value="16.206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4798" calcext:value-type="float">
            <text:p>4.14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4994" calcext:value-type="float">
            <text:p>4.24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8.5151" calcext:value-type="float">
            <text:p>38.5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7155" calcext:value-type="float">
            <text:p>4.47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8572" calcext:value-type="float">
            <text:p>4.38572</text:p>
          </table:table-cell>
          <table:table-cell/>
          <table:table-cell table:formula="of:=AVERAGE([.B107:.B110])" office:value-type="float" office:value="12.90557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7636" calcext:value-type="float">
            <text:p>4.276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3709" calcext:value-type="float">
            <text:p>4.23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9959" calcext:value-type="float">
            <text:p>4.0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2848" calcext:value-type="float">
            <text:p>4.32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3913" calcext:value-type="float">
            <text:p>4.63913</text:p>
          </table:table-cell>
          <table:table-cell/>
          <table:table-cell table:formula="of:=AVERAGE([.B112:.B115])" office:value-type="float" office:value="4.3260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0.9485" calcext:value-type="float">
            <text:p>20.9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0.5869" calcext:value-type="float">
            <text:p>20.5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1.1811" calcext:value-type="float">
            <text:p>31.1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64817" calcext:value-type="float">
            <text:p>7.64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.96419" calcext:value-type="float">
            <text:p>8.96419</text:p>
          </table:table-cell>
          <table:table-cell/>
          <table:table-cell table:formula="of:=AVERAGE([.B117:.B120])" office:value-type="float" office:value="17.09509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1135" calcext:value-type="float">
            <text:p>4.11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1078" calcext:value-type="float">
            <text:p>4.31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6485" calcext:value-type="float">
            <text:p>4.16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4525" calcext:value-type="float">
            <text:p>4.24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0518" calcext:value-type="float">
            <text:p>4.20518</text:p>
          </table:table-cell>
          <table:table-cell/>
          <table:table-cell table:formula="of:=AVERAGE([.B122:.B125])" office:value-type="float" office:value="4.2315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9416" calcext:value-type="float">
            <text:p>4.49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6145" calcext:value-type="float">
            <text:p>5.46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49767" calcext:value-type="float">
            <text:p>3.49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8476" calcext:value-type="float">
            <text:p>4.4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9921" calcext:value-type="float">
            <text:p>6.69921</text:p>
          </table:table-cell>
          <table:table-cell/>
          <table:table-cell table:formula="of:=AVERAGE([.B127:.B130])" office:value-type="float" office:value="5.0357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1384" calcext:value-type="float">
            <text:p>5.31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0386" calcext:value-type="float">
            <text:p>5.50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7447" calcext:value-type="float">
            <text:p>7.17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7686" calcext:value-type="float">
            <text:p>5.77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4262" calcext:value-type="float">
            <text:p>5.34262</text:p>
          </table:table-cell>
          <table:table-cell/>
          <table:table-cell table:formula="of:=AVERAGE([.B132:.B135])" office:value-type="float" office:value="5.9494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7361" calcext:value-type="float">
            <text:p>10.7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1475" calcext:value-type="float">
            <text:p>5.0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29914" calcext:value-type="float">
            <text:p>8.29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8084" calcext:value-type="float">
            <text:p>7.680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4194" calcext:value-type="float">
            <text:p>4.54194</text:p>
          </table:table-cell>
          <table:table-cell/>
          <table:table-cell table:formula="of:=AVERAGE([.B137:.B140])" office:value-type="float" office:value="6.3841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92858" calcext:value-type="float">
            <text:p>9.92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651" calcext:value-type="float">
            <text:p>5.5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7672" calcext:value-type="float">
            <text:p>5.77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6835" calcext:value-type="float">
            <text:p>6.66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7671" calcext:value-type="float">
            <text:p>5.57671</text:p>
          </table:table-cell>
          <table:table-cell/>
          <table:table-cell table:formula="of:=AVERAGE([.B142:.B145])" office:value-type="float" office:value="5.8967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1046" calcext:value-type="float">
            <text:p>4.910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2619" calcext:value-type="float">
            <text:p>5.12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5637" calcext:value-type="float">
            <text:p>5.05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2104" calcext:value-type="float">
            <text:p>5.22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66035" calcext:value-type="float">
            <text:p>8.66035</text:p>
          </table:table-cell>
          <table:table-cell/>
          <table:table-cell table:formula="of:=AVERAGE([.B147:.B150])" office:value-type="float" office:value="6.0159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5488" calcext:value-type="float">
            <text:p>4.85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3404" calcext:value-type="float">
            <text:p>5.23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6305" calcext:value-type="float">
            <text:p>5.16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3133" calcext:value-type="float">
            <text:p>5.23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1602" calcext:value-type="float">
            <text:p>5.01602</text:p>
          </table:table-cell>
          <table:table-cell/>
          <table:table-cell table:formula="of:=AVERAGE([.B152:.B155])" office:value-type="float" office:value="5.1611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5972" calcext:value-type="float">
            <text:p>5.35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6405" calcext:value-type="float">
            <text:p>5.06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3.8804" calcext:value-type="float">
            <text:p>13.8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1256" calcext:value-type="float">
            <text:p>5.01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1491" calcext:value-type="float">
            <text:p>5.61491</text:p>
          </table:table-cell>
          <table:table-cell/>
          <table:table-cell table:formula="of:=AVERAGE([.B157:.B160])" office:value-type="float" office:value="7.3929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8206" calcext:value-type="float">
            <text:p>4.58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3263" calcext:value-type="float">
            <text:p>4.63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9261" calcext:value-type="float">
            <text:p>4.89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766" calcext:value-type="float">
            <text:p>4.6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5516" calcext:value-type="float">
            <text:p>10.5516</text:p>
          </table:table-cell>
          <table:table-cell/>
          <table:table-cell table:formula="of:=AVERAGE([.B162:.B165])" office:value-type="float" office:value="6.1883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1334" calcext:value-type="float">
            <text:p>4.71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6906" calcext:value-type="float">
            <text:p>4.66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6619" calcext:value-type="float">
            <text:p>4.56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7068" calcext:value-type="float">
            <text:p>4.67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6714" calcext:value-type="float">
            <text:p>4.76714</text:p>
          </table:table-cell>
          <table:table-cell/>
          <table:table-cell table:formula="of:=AVERAGE([.B167:.B170])" office:value-type="float" office:value="4.6682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1861" calcext:value-type="float">
            <text:p>4.71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7618" calcext:value-type="float">
            <text:p>4.9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799" calcext:value-type="float">
            <text:p>4.7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7886" calcext:value-type="float">
            <text:p>4.87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6215" calcext:value-type="float">
            <text:p>4.76215</text:p>
          </table:table-cell>
          <table:table-cell/>
          <table:table-cell table:formula="of:=AVERAGE([.B172:.B175])" office:value-type="float" office:value="4.8492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6882" calcext:value-type="float">
            <text:p>4.96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1326" calcext:value-type="float">
            <text:p>4.91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3205" calcext:value-type="float">
            <text:p>4.83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8015" calcext:value-type="float">
            <text:p>5.18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0463" calcext:value-type="float">
            <text:p>5.10463</text:p>
          </table:table-cell>
          <table:table-cell/>
          <table:table-cell table:formula="of:=AVERAGE([.B177:.B180])" office:value-type="float" office:value="5.0075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4175" calcext:value-type="float">
            <text:p>5.24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3" calcext:value-type="float">
            <text:p>5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8584" calcext:value-type="float">
            <text:p>5.68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5123" calcext:value-type="float">
            <text:p>5.35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2021" calcext:value-type="float">
            <text:p>5.12021</text:p>
          </table:table-cell>
          <table:table-cell/>
          <table:table-cell table:formula="of:=AVERAGE([.B182:.B185])" office:value-type="float" office:value="5.4218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5692" calcext:value-type="float">
            <text:p>5.25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8.357" calcext:value-type="float">
            <text:p>18.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8194" calcext:value-type="float">
            <text:p>5.18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2857" calcext:value-type="float">
            <text:p>5.52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0433" calcext:value-type="float">
            <text:p>5.40433</text:p>
          </table:table-cell>
          <table:table-cell/>
          <table:table-cell table:formula="of:=AVERAGE([.B187:.B190])" office:value-type="float" office:value="8.6179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7015" calcext:value-type="float">
            <text:p>5.47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4.6603" calcext:value-type="float">
            <text:p>34.6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4.7621" calcext:value-type="float">
            <text:p>14.7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4.9514" calcext:value-type="float">
            <text:p>24.9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4219" calcext:value-type="float">
            <text:p>5.64219</text:p>
          </table:table-cell>
          <table:table-cell/>
          <table:table-cell table:formula="of:=AVERAGE([.B192:.B195])" office:value-type="float" office:value="20.0039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9655" calcext:value-type="float">
            <text:p>5.29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7356" calcext:value-type="float">
            <text:p>4.97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0452" calcext:value-type="float">
            <text:p>5.50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075" calcext:value-type="float">
            <text:p>5.0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2.0099" calcext:value-type="float">
            <text:p>32.0099</text:p>
          </table:table-cell>
          <table:table-cell/>
          <table:table-cell table:formula="of:=AVERAGE([.B197:.B200])" office:value-type="float" office:value="11.8738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3766" calcext:value-type="float">
            <text:p>5.23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4878" calcext:value-type="float">
            <text:p>5.14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4809" calcext:value-type="float">
            <text:p>4.74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6793" calcext:value-type="float">
            <text:p>5.56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3.2031" calcext:value-type="float">
            <text:p>13.2031</text:p>
          </table:table-cell>
          <table:table-cell/>
          <table:table-cell table:formula="of:=AVERAGE([.B202:.B205])" office:value-type="float" office:value="7.166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8.6681" calcext:value-type="float">
            <text:p>78.6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5.2675" calcext:value-type="float">
            <text:p>15.2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2237" calcext:value-type="float">
            <text:p>5.322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0.1792" calcext:value-type="float">
            <text:p>20.1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1362" calcext:value-type="float">
            <text:p>5.11362</text:p>
          </table:table-cell>
          <table:table-cell/>
          <table:table-cell table:formula="of:=AVERAGE([.B207:.B210])" office:value-type="float" office:value="11.4706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1.0118" calcext:value-type="float">
            <text:p>21.0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48" calcext:value-type="float">
            <text:p>4.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1554" calcext:value-type="float">
            <text:p>4.81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9.6295" calcext:value-type="float">
            <text:p>29.6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8316" calcext:value-type="float">
            <text:p>7.28316</text:p>
          </table:table-cell>
          <table:table-cell/>
          <table:table-cell table:formula="of:=AVERAGE([.B212:.B215])" office:value-type="float" office:value="11.619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75241" calcext:value-type="float">
            <text:p>9.75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3.5991" calcext:value-type="float">
            <text:p>33.5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6.4917" calcext:value-type="float">
            <text:p>26.4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60.348" calcext:value-type="float">
            <text:p>160.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.3555" calcext:value-type="float">
            <text:p>39.3555</text:p>
          </table:table-cell>
          <table:table-cell/>
          <table:table-cell table:formula="of:=AVERAGE([.B217:.B220])" office:value-type="float" office:value="64.948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7621" calcext:value-type="float">
            <text:p>6.77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2655" calcext:value-type="float">
            <text:p>6.62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5.328" calcext:value-type="float">
            <text:p>25.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5.2355" calcext:value-type="float">
            <text:p>25.2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6.9099" calcext:value-type="float">
            <text:p>86.9099</text:p>
          </table:table-cell>
          <table:table-cell/>
          <table:table-cell table:formula="of:=AVERAGE([.B222:.B225])" office:value-type="float" office:value="36.0249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0028" calcext:value-type="float">
            <text:p>8.80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9.2236" calcext:value-type="float">
            <text:p>19.2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4.8662" calcext:value-type="float">
            <text:p>34.8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9.8359" calcext:value-type="float">
            <text:p>29.8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.3131" calcext:value-type="float">
            <text:p>60.3131</text:p>
          </table:table-cell>
          <table:table-cell/>
          <table:table-cell table:formula="of:=AVERAGE([.B227:.B230])" office:value-type="float" office:value="36.059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8846" calcext:value-type="float">
            <text:p>4.18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7704" calcext:value-type="float">
            <text:p>4.07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9.5244" calcext:value-type="float">
            <text:p>19.52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1964" calcext:value-type="float">
            <text:p>4.31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7784" calcext:value-type="float">
            <text:p>4.17784</text:p>
          </table:table-cell>
          <table:table-cell/>
          <table:table-cell table:formula="of:=AVERAGE([.B232:.B235])" office:value-type="float" office:value="8.0247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2917" calcext:value-type="float">
            <text:p>4.12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23709" calcext:value-type="float">
            <text:p>4.23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7441" calcext:value-type="float">
            <text:p>4.374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2057" calcext:value-type="float">
            <text:p>4.52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28812" calcext:value-type="float">
            <text:p>4.28812</text:p>
          </table:table-cell>
          <table:table-cell/>
          <table:table-cell table:formula="of:=AVERAGE([.B237:.B240])" office:value-type="float" office:value="4.3550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.8938" calcext:value-type="float">
            <text:p>11.8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0.8937" calcext:value-type="float">
            <text:p>20.8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3.4459" calcext:value-type="float">
            <text:p>23.4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7834" calcext:value-type="float">
            <text:p>10.7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80354" calcext:value-type="float">
            <text:p>9.80354</text:p>
          </table:table-cell>
          <table:table-cell/>
          <table:table-cell table:formula="of:=AVERAGE([.B242:.B245])" office:value-type="float" office:value="16.2316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0053" calcext:value-type="float">
            <text:p>4.10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0364" calcext:value-type="float">
            <text:p>4.00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6432" calcext:value-type="float">
            <text:p>4.06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0337" calcext:value-type="float">
            <text:p>4.30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0304" calcext:value-type="float">
            <text:p>4.00304</text:p>
          </table:table-cell>
          <table:table-cell/>
          <table:table-cell table:formula="of:=AVERAGE([.B247:.B250])" office:value-type="float" office:value="4.0935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357" calcext:value-type="float">
            <text:p>3.5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8163" calcext:value-type="float">
            <text:p>3.581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596" calcext:value-type="float">
            <text:p>3.5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67208" calcext:value-type="float">
            <text:p>5.67208</text:p>
          </table:table-cell>
          <table:table-cell/>
          <table:table-cell table:formula="of:=AVERAGE([.B252:.B255])" office:value-type="float" office:value="4.2711033333333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7497" calcext:value-type="float">
            <text:p>4.87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7417" calcext:value-type="float">
            <text:p>3.87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7971" calcext:value-type="float">
            <text:p>4.47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1249" calcext:value-type="float">
            <text:p>7.1249</text:p>
          </table:table-cell>
          <table:table-cell/>
          <table:table-cell table:formula="of:=AVERAGE([.B257:.B260])" office:value-type="float" office:value="5.1595933333333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78436" calcext:value-type="float">
            <text:p>8.784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9867" calcext:value-type="float">
            <text:p>5.49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7641" calcext:value-type="float">
            <text:p>5.17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7222" calcext:value-type="float">
            <text:p>5.27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2343" calcext:value-type="float">
            <text:p>4.92343</text:p>
          </table:table-cell>
          <table:table-cell/>
          <table:table-cell table:formula="of:=AVERAGE([.B262:.B265])" office:value-type="float" office:value="5.21768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6686" calcext:value-type="float">
            <text:p>5.06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3676" calcext:value-type="float">
            <text:p>5.53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3773" calcext:value-type="float">
            <text:p>13.3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0469" calcext:value-type="float">
            <text:p>4.90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/>
          <table:table-cell table:formula="of:=AVERAGE([.B267:.B270])" office:value-type="float" office:value="7.9395833333333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5584" calcext:value-type="float">
            <text:p>4.45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757" calcext:value-type="float">
            <text:p>5.7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0864" calcext:value-type="float">
            <text:p>5.70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2968" calcext:value-type="float">
            <text:p>4.229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71364" calcext:value-type="float">
            <text:p>8.71364</text:p>
          </table:table-cell>
          <table:table-cell/>
          <table:table-cell table:formula="of:=AVERAGE([.B272:.B275])" office:value-type="float" office:value="6.1069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607" calcext:value-type="float">
            <text:p>4.7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4943" calcext:value-type="float">
            <text:p>4.74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61235" calcext:value-type="float">
            <text:p>6.61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5203" calcext:value-type="float">
            <text:p>4.35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5672" calcext:value-type="float">
            <text:p>4.25672</text:p>
          </table:table-cell>
          <table:table-cell/>
          <table:table-cell table:formula="of:=AVERAGE([.B277:.B280])" office:value-type="float" office:value="4.9926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.9207" calcext:value-type="float">
            <text:p>10.9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.0122" calcext:value-type="float">
            <text:p>11.0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7408" calcext:value-type="float">
            <text:p>4.97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3075" calcext:value-type="float">
            <text:p>5.3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5.4736" calcext:value-type="float">
            <text:p>15.4736</text:p>
          </table:table-cell>
          <table:table-cell/>
          <table:table-cell table:formula="of:=AVERAGE([.B282:.B285])" office:value-type="float" office:value="9.1976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.13484" calcext:value-type="float">
            <text:p>9.134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60433" calcext:value-type="float">
            <text:p>7.60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4854" calcext:value-type="float">
            <text:p>4.74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.45191" calcext:value-type="float">
            <text:p>9.45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0575" calcext:value-type="float">
            <text:p>5.10575</text:p>
          </table:table-cell>
          <table:table-cell/>
          <table:table-cell table:formula="of:=AVERAGE([.B287:.B290])" office:value-type="float" office:value="6.7276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0443" calcext:value-type="float">
            <text:p>13.0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5708" calcext:value-type="float">
            <text:p>4.65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9767" calcext:value-type="float">
            <text:p>4.89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341" calcext:value-type="float">
            <text:p>5.4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/>
          <table:table-cell table:formula="of:=AVERAGE([.B292:.B295])" office:value-type="float" office:value="4.9962833333333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0769" calcext:value-type="float">
            <text:p>5.00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7009" calcext:value-type="float">
            <text:p>4.97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8266" calcext:value-type="float">
            <text:p>5.38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0814" calcext:value-type="float">
            <text:p>13.0814</text:p>
          </table:table-cell>
          <table:table-cell/>
          <table:table-cell table:formula="of:=AVERAGE([.B297:.B300])" office:value-type="float" office:value="7.8113833333333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6845" calcext:value-type="float">
            <text:p>5.16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468" calcext:value-type="float">
            <text:p>4.9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56788" calcext:value-type="float">
            <text:p>8.56788</text:p>
          </table:table-cell>
          <table:table-cell/>
          <table:table-cell table:formula="of:=AVERAGE([.B302:.B305])" office:value-type="float" office:value="6.2277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7936" calcext:value-type="float">
            <text:p>4.67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455" calcext:value-type="float">
            <text:p>4.6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/>
          <table:table-cell table:formula="of:=AVERAGE([.B307:.B310])" office:value-type="float" office:value="4.6624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554" calcext:value-type="float">
            <text:p>4.4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1442" calcext:value-type="float">
            <text:p>5.414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56993" calcext:value-type="float">
            <text:p>8.569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4906" calcext:value-type="float">
            <text:p>4.14906</text:p>
          </table:table-cell>
          <table:table-cell/>
          <table:table-cell table:formula="of:=AVERAGE([.B312:.B315])" office:value-type="float" office:value="6.0444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.2509" calcext:value-type="float">
            <text:p>11.2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5.2114" calcext:value-type="float">
            <text:p>25.2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7.756" calcext:value-type="float">
            <text:p>227.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937" calcext:value-type="float">
            <text:p>13.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36165" calcext:value-type="float">
            <text:p>7.36165</text:p>
          </table:table-cell>
          <table:table-cell/>
          <table:table-cell table:formula="of:=AVERAGE([.B317:.B320])" office:value-type="float" office:value="68.5665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37508" calcext:value-type="float">
            <text:p>7.37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4.3697" calcext:value-type="float">
            <text:p>64.3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8159" calcext:value-type="float">
            <text:p>7.8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8248" calcext:value-type="float">
            <text:p>7.8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8008" calcext:value-type="float">
            <text:p>4.08008</text:p>
          </table:table-cell>
          <table:table-cell/>
          <table:table-cell table:formula="of:=AVERAGE([.B322:.B325])" office:value-type="float" office:value="21.0226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6.0225" calcext:value-type="float">
            <text:p>16.0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3079" calcext:value-type="float">
            <text:p>4.63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7034" calcext:value-type="float">
            <text:p>4.87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699" calcext:value-type="float">
            <text:p>5.1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362" calcext:value-type="float">
            <text:p>13.362</text:p>
          </table:table-cell>
          <table:table-cell/>
          <table:table-cell table:formula="of:=AVERAGE([.B327:.B330])" office:value-type="float" office:value="7.0082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8.9155" calcext:value-type="float">
            <text:p>18.9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0461" calcext:value-type="float">
            <text:p>4.60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5352" calcext:value-type="float">
            <text:p>4.65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5754" calcext:value-type="float">
            <text:p>4.45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47987" calcext:value-type="float">
            <text:p>8.47987</text:p>
          </table:table-cell>
          <table:table-cell/>
          <table:table-cell table:formula="of:=AVERAGE([.B332:.B335])" office:value-type="float" office:value="5.5488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51772" calcext:value-type="float">
            <text:p>7.5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83797" calcext:value-type="float">
            <text:p>5.83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959" calcext:value-type="float">
            <text:p>5.0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4848" calcext:value-type="float">
            <text:p>4.74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9561" calcext:value-type="float">
            <text:p>4.89561</text:p>
          </table:table-cell>
          <table:table-cell/>
          <table:table-cell table:formula="of:=AVERAGE([.B337:.B340])" office:value-type="float" office:value="5.14449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3031" calcext:value-type="float">
            <text:p>4.93031</text:p>
          </table:table-cell>
          <table:table-cell/>
          <table:table-cell table:formula="of:=AVERAGE([.B342:.B345])" office:value-type="float" office:value="4.9303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1.9591" calcext:value-type="float">
            <text:p>41.9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1157" calcext:value-type="float">
            <text:p>5.11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/>
          <table:table-cell table:formula="of:=AVERAGE([.B347:.B350])" office:value-type="float" office:value="23.5353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1.298" calcext:value-type="float">
            <text:p>121.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8.5789" calcext:value-type="float">
            <text:p>18.5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6849" calcext:value-type="float">
            <text:p>6.26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.808" calcext:value-type="float">
            <text:p>11.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5.5784" calcext:value-type="float">
            <text:p>35.5784</text:p>
          </table:table-cell>
          <table:table-cell/>
          <table:table-cell table:formula="of:=AVERAGE([.B352:.B355])" office:value-type="float" office:value="18.0584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23927" calcext:value-type="float">
            <text:p>8.23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7879" calcext:value-type="float">
            <text:p>4.67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337" calcext:value-type="float">
            <text:p>5.2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7762" calcext:value-type="float">
            <text:p>5.27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.1344" calcext:value-type="float">
            <text:p>22.1344</text:p>
          </table:table-cell>
          <table:table-cell/>
          <table:table-cell table:formula="of:=AVERAGE([.B357:.B360])" office:value-type="float" office:value="9.3311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9153" calcext:value-type="float">
            <text:p>5.29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.15477" calcext:value-type="float">
            <text:p>9.15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6543" calcext:value-type="float">
            <text:p>5.365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1854" calcext:value-type="float">
            <text:p>4.61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8205" calcext:value-type="float">
            <text:p>4.88205</text:p>
          </table:table-cell>
          <table:table-cell/>
          <table:table-cell table:formula="of:=AVERAGE([.B362:.B365])" office:value-type="float" office:value="6.0051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5.3258" calcext:value-type="float">
            <text:p>35.3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2.7611" calcext:value-type="float">
            <text:p>32.76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4821" calcext:value-type="float">
            <text:p>5.34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8.0042" calcext:value-type="float">
            <text:p>38.0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9.2387" calcext:value-type="float">
            <text:p>19.2387</text:p>
          </table:table-cell>
          <table:table-cell/>
          <table:table-cell table:formula="of:=AVERAGE([.B367:.B370])" office:value-type="float" office:value="23.8380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05657" calcext:value-type="float">
            <text:p>8.05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385" calcext:value-type="float">
            <text:p>4.73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05122" calcext:value-type="float">
            <text:p>8.05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1908" calcext:value-type="float">
            <text:p>6.31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58795" calcext:value-type="float">
            <text:p>6.58795</text:p>
          </table:table-cell>
          <table:table-cell/>
          <table:table-cell table:formula="of:=AVERAGE([.B372:.B375])" office:value-type="float" office:value="6.4241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4944" calcext:value-type="float">
            <text:p>4.04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4304" calcext:value-type="float">
            <text:p>10.4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8023" calcext:value-type="float">
            <text:p>3.78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5483" calcext:value-type="float">
            <text:p>3.75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2074" calcext:value-type="float">
            <text:p>4.32074</text:p>
          </table:table-cell>
          <table:table-cell/>
          <table:table-cell table:formula="of:=AVERAGE([.B377:.B380])" office:value-type="float" office:value="5.571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.3412" calcext:value-type="float">
            <text:p>12.3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8288" calcext:value-type="float">
            <text:p>5.18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62357" calcext:value-type="float">
            <text:p>7.62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6849" calcext:value-type="float">
            <text:p>5.06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18003" calcext:value-type="float">
            <text:p>8.18003</text:p>
          </table:table-cell>
          <table:table-cell/>
          <table:table-cell table:formula="of:=AVERAGE([.B382:.B385])" office:value-type="float" office:value="6.5137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8933" calcext:value-type="float">
            <text:p>4.58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5762" calcext:value-type="float">
            <text:p>5.65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3281" calcext:value-type="float">
            <text:p>5.23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1037" calcext:value-type="float">
            <text:p>5.71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4789" calcext:value-type="float">
            <text:p>4.74789</text:p>
          </table:table-cell>
          <table:table-cell/>
          <table:table-cell table:formula="of:=AVERAGE([.B387:.B390])" office:value-type="float" office:value="5.3371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.0259" calcext:value-type="float">
            <text:p>13.0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0524" calcext:value-type="float">
            <text:p>5.90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2242" calcext:value-type="float">
            <text:p>6.42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1373" calcext:value-type="float">
            <text:p>5.51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6024" calcext:value-type="float">
            <text:p>5.26024</text:p>
          </table:table-cell>
          <table:table-cell/>
          <table:table-cell table:formula="of:=AVERAGE([.B392:.B395])" office:value-type="float" office:value="5.7754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0842" calcext:value-type="float">
            <text:p>9.40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633" calcext:value-type="float">
            <text:p>5.7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9404" calcext:value-type="float">
            <text:p>5.69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78303" calcext:value-type="float">
            <text:p>7.78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9596" calcext:value-type="float">
            <text:p>4.49596</text:p>
          </table:table-cell>
          <table:table-cell/>
          <table:table-cell table:formula="of:=AVERAGE([.B397:.B400])" office:value-type="float" office:value="5.93408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32185" calcext:value-type="float">
            <text:p>8.32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8697" calcext:value-type="float">
            <text:p>5.78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974" calcext:value-type="float">
            <text:p>4.8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11604" calcext:value-type="float">
            <text:p>8.11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016" calcext:value-type="float">
            <text:p>4.9016</text:p>
          </table:table-cell>
          <table:table-cell/>
          <table:table-cell table:formula="of:=AVERAGE([.B402:.B405])" office:value-type="float" office:value="5.9255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8187" calcext:value-type="float">
            <text:p>5.08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792" calcext:value-type="float">
            <text:p>5.14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3599" calcext:value-type="float">
            <text:p>5.23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98641" calcext:value-type="float">
            <text:p>9.98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328" calcext:value-type="float">
            <text:p>4.9328</text:p>
          </table:table-cell>
          <table:table-cell/>
          <table:table-cell table:formula="of:=AVERAGE([.B407:.B410])" office:value-type="float" office:value="6.3257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2872" calcext:value-type="float">
            <text:p>4.52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765" calcext:value-type="float">
            <text:p>4.99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7192" calcext:value-type="float">
            <text:p>6.07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43" calcext:value-type="float">
            <text:p>5.0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9454" calcext:value-type="float">
            <text:p>4.49454</text:p>
          </table:table-cell>
          <table:table-cell/>
          <table:table-cell table:formula="of:=AVERAGE([.B412:.B415])" office:value-type="float" office:value="5.1421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77991" calcext:value-type="float">
            <text:p>8.77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0412" calcext:value-type="float">
            <text:p>6.20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9194" calcext:value-type="float">
            <text:p>5.39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429" calcext:value-type="float">
            <text:p>5.19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0117" calcext:value-type="float">
            <text:p>4.90117</text:p>
          </table:table-cell>
          <table:table-cell/>
          <table:table-cell table:formula="of:=AVERAGE([.B417:.B420])" office:value-type="float" office:value="5.4228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5696" calcext:value-type="float">
            <text:p>5.35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3195" calcext:value-type="float">
            <text:p>5.13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098" calcext:value-type="float">
            <text:p>5.24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916" calcext:value-type="float">
            <text:p>5.53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581" calcext:value-type="float">
            <text:p>4.99581</text:p>
          </table:table-cell>
          <table:table-cell/>
          <table:table-cell table:formula="of:=AVERAGE([.B422:.B425])" office:value-type="float" office:value="5.226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517" calcext:value-type="float">
            <text:p>17.5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1014" calcext:value-type="float">
            <text:p>4.81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2784" calcext:value-type="float">
            <text:p>5.02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8304" calcext:value-type="float">
            <text:p>5.38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81963" calcext:value-type="float">
            <text:p>5.81963</text:p>
          </table:table-cell>
          <table:table-cell/>
          <table:table-cell table:formula="of:=AVERAGE([.B427:.B430])" office:value-type="float" office:value="5.26016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453" calcext:value-type="float">
            <text:p>4.5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5736" calcext:value-type="float">
            <text:p>10.5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671" calcext:value-type="float">
            <text:p>5.53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6843" calcext:value-type="float">
            <text:p>14.6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.2242" calcext:value-type="float">
            <text:p>40.2242</text:p>
          </table:table-cell>
          <table:table-cell/>
          <table:table-cell table:formula="of:=AVERAGE([.B432:.B435])" office:value-type="float" office:value="17.7547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3362" calcext:value-type="float">
            <text:p>5.033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761" calcext:value-type="float">
            <text:p>5.53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028" calcext:value-type="float">
            <text:p>5.24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8078" calcext:value-type="float">
            <text:p>5.18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025" calcext:value-type="float">
            <text:p>5.4025</text:p>
          </table:table-cell>
          <table:table-cell/>
          <table:table-cell table:formula="of:=AVERAGE([.B437:.B440])" office:value-type="float" office:value="5.3402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01124" calcext:value-type="float">
            <text:p>8.01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943" calcext:value-type="float">
            <text:p>9.4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1343" calcext:value-type="float">
            <text:p>14.1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6.7227" calcext:value-type="float">
            <text:p>16.72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4.9054" calcext:value-type="float">
            <text:p>24.9054</text:p>
          </table:table-cell>
          <table:table-cell/>
          <table:table-cell table:formula="of:=AVERAGE([.B442:.B445])" office:value-type="float" office:value="16.314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2.593" calcext:value-type="float">
            <text:p>552.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6474" calcext:value-type="float">
            <text:p>14.6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8048" calcext:value-type="float">
            <text:p>10.8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077" calcext:value-type="float">
            <text:p>5.6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09878" calcext:value-type="float">
            <text:p>9.09878</text:p>
          </table:table-cell>
          <table:table-cell/>
          <table:table-cell table:formula="of:=AVERAGE([.B447:.B450])" office:value-type="float" office:value="10.0396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495" calcext:value-type="float">
            <text:p>10.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294" calcext:value-type="float">
            <text:p>4.91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.4992" calcext:value-type="float">
            <text:p>12.4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9091" calcext:value-type="float">
            <text:p>5.59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5418" calcext:value-type="float">
            <text:p>5.05418</text:p>
          </table:table-cell>
          <table:table-cell/>
          <table:table-cell table:formula="of:=AVERAGE([.B452:.B455])" office:value-type="float" office:value="7.0143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8944" calcext:value-type="float">
            <text:p>4.98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74412" calcext:value-type="float">
            <text:p>7.74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394" calcext:value-type="float">
            <text:p>5.4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233" calcext:value-type="float">
            <text:p>5.14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73956" calcext:value-type="float">
            <text:p>9.73956</text:p>
          </table:table-cell>
          <table:table-cell/>
          <table:table-cell table:formula="of:=AVERAGE([.B457:.B460])" office:value-type="float" office:value="7.0163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9206" calcext:value-type="float">
            <text:p>5.49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843" calcext:value-type="float">
            <text:p>5.19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2328" calcext:value-type="float">
            <text:p>5.22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3807" calcext:value-type="float">
            <text:p>7.3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678" calcext:value-type="float">
            <text:p>5.14678</text:p>
          </table:table-cell>
          <table:table-cell/>
          <table:table-cell table:formula="of:=AVERAGE([.B462:.B465])" office:value-type="float" office:value="5.7372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992" calcext:value-type="float">
            <text:p>5.00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501" calcext:value-type="float">
            <text:p>4.91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3569" calcext:value-type="float">
            <text:p>5.13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1421" calcext:value-type="float">
            <text:p>5.01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95148" calcext:value-type="float">
            <text:p>6.95148</text:p>
          </table:table-cell>
          <table:table-cell/>
          <table:table-cell table:formula="of:=AVERAGE([.B467:.B470])" office:value-type="float" office:value="5.5040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.9119" calcext:value-type="float">
            <text:p>13.9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1188" calcext:value-type="float">
            <text:p>5.51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7754" calcext:value-type="float">
            <text:p>5.27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8.781" calcext:value-type="float">
            <text:p>18.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5872" calcext:value-type="float">
            <text:p>5.15872</text:p>
          </table:table-cell>
          <table:table-cell/>
          <table:table-cell table:formula="of:=AVERAGE([.B472:.B475])" office:value-type="float" office:value="8.6822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6405" calcext:value-type="float">
            <text:p>17.6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4381" calcext:value-type="float">
            <text:p>17.4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0546" calcext:value-type="float">
            <text:p>14.0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2106" calcext:value-type="float">
            <text:p>5.52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5.0418" calcext:value-type="float">
            <text:p>25.0418</text:p>
          </table:table-cell>
          <table:table-cell/>
          <table:table-cell table:formula="of:=AVERAGE([.B477:.B480])" office:value-type="float" office:value="15.51389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9368" calcext:value-type="float">
            <text:p>5.29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7771" calcext:value-type="float">
            <text:p>10.7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1513" calcext:value-type="float">
            <text:p>5.21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7106" calcext:value-type="float">
            <text:p>5.07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6123" calcext:value-type="float">
            <text:p>4.76123</text:p>
          </table:table-cell>
          <table:table-cell/>
          <table:table-cell table:formula="of:=AVERAGE([.B482:.B485])" office:value-type="float" office:value="6.4561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.2815" calcext:value-type="float">
            <text:p>11.2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9274" calcext:value-type="float">
            <text:p>7.19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6.2411" calcext:value-type="float">
            <text:p>16.2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621" calcext:value-type="float">
            <text:p>4.99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2623" calcext:value-type="float">
            <text:p>5.02623</text:p>
          </table:table-cell>
          <table:table-cell/>
          <table:table-cell table:formula="of:=AVERAGE([.B487:.B490])" office:value-type="float" office:value="8.3640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7064" calcext:value-type="float">
            <text:p>4.87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25834" calcext:value-type="float">
            <text:p>8.25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2965" calcext:value-type="float">
            <text:p>5.92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0164" calcext:value-type="float">
            <text:p>9.40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2168" calcext:value-type="float">
            <text:p>10.2168</text:p>
          </table:table-cell>
          <table:table-cell/>
          <table:table-cell table:formula="of:=AVERAGE([.B492:.B495])" office:value-type="float" office:value="8.4516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866" calcext:value-type="float">
            <text:p>6.28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3881" calcext:value-type="float">
            <text:p>4.93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91907" calcext:value-type="float">
            <text:p>9.91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7591" calcext:value-type="float">
            <text:p>5.37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.2524" calcext:value-type="float">
            <text:p>11.2524</text:p>
          </table:table-cell>
          <table:table-cell/>
          <table:table-cell table:formula="of:=AVERAGE([.B497:.B500])" office:value-type="float" office:value="7.8715475" calcext:value-type="float">
            <text:p/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00／00／00</text:date>, <text:time style:data-style-name="N2" text:time-value="15:40:42.782437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6:16:30.830594613</dc:date>
    <meta:generator>LibreOffice/4.2.3.3$Linux_X86_64 LibreOffice_project/420m0$Build-3</meta:generator>
    <meta:editing-duration>P0D</meta:editing-duration>
    <meta:editing-cycles>1</meta:editing-cycles>
    <meta:document-statistic meta:table-count="3" meta:cell-count="41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throught.F2:throught.J17 throught.G1:throught.J1" chart:data-source-has-labels="row" svg:x="0.77cm" svg:y="0.855cm" svg:width="12.082cm" svg:height="7.545cm">
          <chartooo:coordinate-region svg:x="1.762cm" svg:y="1.054cm" svg:width="10.90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ought.G2:throught.G17" chart:label-cell-address="throught.G1:throught.G1" chart:class="chart:scatter">
            <chart:domain table:cell-range-address="throught.F2:throught.F17"/>
            <chart:data-point chart:repeated="16"/>
          </chart:series>
          <chart:series chart:style-name="ch7" chart:values-cell-range-address="throught.H2:throught.H17" chart:label-cell-address="throught.H1:throught.H1" chart:class="chart:scatter">
            <chart:data-point chart:repeated="16"/>
          </chart:series>
          <chart:series chart:style-name="ch8" chart:values-cell-range-address="throught.I2:throught.I17" chart:label-cell-address="throught.I1:throught.I1" chart:class="chart:scatter">
            <chart:data-point chart:repeated="16"/>
          </chart:series>
          <chart:series chart:style-name="ch9" chart:values-cell-range-address="throught.J2:throught.J17" chart:label-cell-address="throught.J1:throught.J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throught.G1:throught.G1</svg:desc>
                </draw:g>
              </table:table-cell>
              <table:table-cell office:value-type="string">
                <text:p>OLSR</text:p>
                <draw:g>
                  <svg:desc>throught.H1:throught.H1</svg:desc>
                </draw:g>
              </table:table-cell>
              <table:table-cell office:value-type="string">
                <text:p>AODV</text:p>
                <draw:g>
                  <svg:desc>throught.I1:throught.I1</svg:desc>
                </draw:g>
              </table:table-cell>
              <table:table-cell office:value-type="string">
                <text:p>DSDV</text:p>
                <draw:g>
                  <svg:desc>throught.J1:through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rought.F2:throught.F17</svg:desc>
                </draw:g>
              </table:table-cell>
              <table:table-cell office:value-type="float" office:value="1016.449">
                <text:p>1016.449</text:p>
                <draw:g>
                  <svg:desc>throught.G2:throught.G17</svg:desc>
                </draw:g>
              </table:table-cell>
              <table:table-cell office:value-type="float" office:value="622.21325">
                <text:p>622.21325</text:p>
                <draw:g>
                  <svg:desc>throught.H2:throught.H17</svg:desc>
                </draw:g>
              </table:table-cell>
              <table:table-cell office:value-type="float" office:value="739.03925">
                <text:p>739.03925</text:p>
                <draw:g>
                  <svg:desc>throught.I2:throught.I17</svg:desc>
                </draw:g>
              </table:table-cell>
              <table:table-cell office:value-type="float" office:value="660.8575">
                <text:p>660.8575</text:p>
                <draw:g>
                  <svg:desc>throught.J2:throught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50.08">
                <text:p>850.08</text:p>
              </table:table-cell>
              <table:table-cell office:value-type="float" office:value="599.88725">
                <text:p>599.88725</text:p>
              </table:table-cell>
              <table:table-cell office:value-type="float" office:value="924.4695">
                <text:p>924.4695</text:p>
              </table:table-cell>
              <table:table-cell office:value-type="float" office:value="520.228">
                <text:p>520.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96.70375">
                <text:p>896.70375</text:p>
              </table:table-cell>
              <table:table-cell office:value-type="float" office:value="678.53425">
                <text:p>678.53425</text:p>
              </table:table-cell>
              <table:table-cell office:value-type="float" office:value="636.583">
                <text:p>636.583</text:p>
              </table:table-cell>
              <table:table-cell office:value-type="float" office:value="771.76025">
                <text:p>771.76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02.55875">
                <text:p>602.55875</text:p>
              </table:table-cell>
              <table:table-cell office:value-type="float" office:value="577.144">
                <text:p>577.144</text:p>
              </table:table-cell>
              <table:table-cell office:value-type="float" office:value="927.032">
                <text:p>927.032</text:p>
              </table:table-cell>
              <table:table-cell office:value-type="float" office:value="527.9175">
                <text:p>527.9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69.63825">
                <text:p>769.63825</text:p>
              </table:table-cell>
              <table:table-cell office:value-type="float" office:value="703.23125">
                <text:p>703.23125</text:p>
              </table:table-cell>
              <table:table-cell office:value-type="float" office:value="817.83175">
                <text:p>817.83175</text:p>
              </table:table-cell>
              <table:table-cell office:value-type="float" office:value="646.227">
                <text:p>646.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63.4145">
                <text:p>763.4145</text:p>
              </table:table-cell>
              <table:table-cell office:value-type="float" office:value="728.0235">
                <text:p>728.0235</text:p>
              </table:table-cell>
              <table:table-cell office:value-type="float" office:value="835.69025">
                <text:p>835.69025</text:p>
              </table:table-cell>
              <table:table-cell office:value-type="float" office:value="707.23675">
                <text:p>707.23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83.16475">
                <text:p>683.16475</text:p>
              </table:table-cell>
              <table:table-cell office:value-type="float" office:value="655.60525">
                <text:p>655.60525</text:p>
              </table:table-cell>
              <table:table-cell office:value-type="float" office:value="879.68425">
                <text:p>879.68425</text:p>
              </table:table-cell>
              <table:table-cell office:value-type="float" office:value="584.26725">
                <text:p>584.26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30.6675">
                <text:p>730.6675</text:p>
              </table:table-cell>
              <table:table-cell office:value-type="float" office:value="678.96075">
                <text:p>678.96075</text:p>
              </table:table-cell>
              <table:table-cell office:value-type="float" office:value="768.11025">
                <text:p>768.11025</text:p>
              </table:table-cell>
              <table:table-cell office:value-type="float" office:value="489.89225">
                <text:p>489.89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635.53875">
                <text:p>635.53875</text:p>
              </table:table-cell>
              <table:table-cell office:value-type="float" office:value="641.26175">
                <text:p>641.26175</text:p>
              </table:table-cell>
              <table:table-cell office:value-type="float" office:value="843.9685">
                <text:p>843.9685</text:p>
              </table:table-cell>
              <table:table-cell office:value-type="float" office:value="509.12525">
                <text:p>509.12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70.946">
                <text:p>570.946</text:p>
              </table:table-cell>
              <table:table-cell office:value-type="float" office:value="568.39325">
                <text:p>568.39325</text:p>
              </table:table-cell>
              <table:table-cell office:value-type="float" office:value="697.77125">
                <text:p>697.77125</text:p>
              </table:table-cell>
              <table:table-cell office:value-type="float" office:value="695.95">
                <text:p>695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570.54625">
                <text:p>570.54625</text:p>
              </table:table-cell>
              <table:table-cell office:value-type="float" office:value="532.599">
                <text:p>532.599</text:p>
              </table:table-cell>
              <table:table-cell office:value-type="float" office:value="468.85125">
                <text:p>468.85125</text:p>
              </table:table-cell>
              <table:table-cell office:value-type="float" office:value="483.0555">
                <text:p>483.0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401.61175">
                <text:p>401.61175</text:p>
              </table:table-cell>
              <table:table-cell office:value-type="float" office:value="364.70825">
                <text:p>364.70825</text:p>
              </table:table-cell>
              <table:table-cell office:value-type="float" office:value="686.27">
                <text:p>686.27</text:p>
              </table:table-cell>
              <table:table-cell office:value-type="float" office:value="206.64935375">
                <text:p>206.64935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390.9365">
                <text:p>390.9365</text:p>
              </table:table-cell>
              <table:table-cell office:value-type="float" office:value="234.970275">
                <text:p>234.970275</text:p>
              </table:table-cell>
              <table:table-cell office:value-type="float" office:value="674.13475">
                <text:p>674.13475</text:p>
              </table:table-cell>
              <table:table-cell office:value-type="float" office:value="529.5675">
                <text:p>529.5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11.55925">
                <text:p>511.55925</text:p>
              </table:table-cell>
              <table:table-cell office:value-type="float" office:value="458.576">
                <text:p>458.576</text:p>
              </table:table-cell>
              <table:table-cell office:value-type="float" office:value="769.67375">
                <text:p>769.67375</text:p>
              </table:table-cell>
              <table:table-cell office:value-type="float" office:value="561.1305">
                <text:p>561.1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496.555">
                <text:p>496.555</text:p>
              </table:table-cell>
              <table:table-cell office:value-type="float" office:value="388.92775">
                <text:p>388.92775</text:p>
              </table:table-cell>
              <table:table-cell office:value-type="float" office:value="754.1865">
                <text:p>754.1865</text:p>
              </table:table-cell>
              <table:table-cell office:value-type="float" office:value="546.951">
                <text:p>546.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523.28525">
                <text:p>523.28525</text:p>
              </table:table-cell>
              <table:table-cell office:value-type="float" office:value="444.4075">
                <text:p>444.4075</text:p>
              </table:table-cell>
              <table:table-cell office:value-type="float" office:value="909.9">
                <text:p>909.9</text:p>
              </table:table-cell>
              <table:table-cell office:value-type="float" office:value="569.69175">
                <text:p>569.6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9cm" svg:y="3.456cm" style:legend-expansion="high" chart:style-name="ch2"/>
        <chart:plot-area chart:style-name="ch3" table:cell-range-address="PDR.F1:PDR.J17" chart:data-source-has-labels="row" svg:x="0.769cm" svg:y="0.855cm" svg:width="12.083cm" svg:height="7.55cm">
          <chartooo:coordinate-region svg:x="1.496cm" svg:y="1.055cm" svg:width="11.169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DR.G2:PDR.G17" chart:label-cell-address="PDR.G1:PDR.G1" chart:class="chart:scatter">
            <chart:domain table:cell-range-address="PDR.F2:PDR.F17"/>
            <chart:data-point chart:repeated="16"/>
          </chart:series>
          <chart:series chart:style-name="ch7" chart:values-cell-range-address="PDR.H2:PDR.H17" chart:label-cell-address="PDR.H1:PDR.H1" chart:class="chart:scatter">
            <chart:data-point chart:repeated="16"/>
          </chart:series>
          <chart:series chart:style-name="ch8" chart:values-cell-range-address="PDR.I2:PDR.I17" chart:label-cell-address="PDR.I1:PDR.I1" chart:class="chart:scatter">
            <chart:data-point chart:repeated="16"/>
          </chart:series>
          <chart:series chart:style-name="ch9" chart:values-cell-range-address="PDR.J2:PDR.J17" chart:label-cell-address="PDR.J1:PDR.J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PDR.G1:PDR.G1</svg:desc>
                </draw:g>
              </table:table-cell>
              <table:table-cell office:value-type="string">
                <text:p>OLSR</text:p>
                <draw:g>
                  <svg:desc>PDR.H1:PDR.H1</svg:desc>
                </draw:g>
              </table:table-cell>
              <table:table-cell office:value-type="string">
                <text:p>AODV</text:p>
                <draw:g>
                  <svg:desc>PDR.I1:PDR.I1</svg:desc>
                </draw:g>
              </table:table-cell>
              <table:table-cell office:value-type="string">
                <text:p>DSDV</text:p>
                <draw:g>
                  <svg:desc>PDR.J1:PD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R.F2:PDR.F17</svg:desc>
                </draw:g>
              </table:table-cell>
              <table:table-cell office:value-type="float" office:value="1">
                <text:p>1</text:p>
                <draw:g>
                  <svg:desc>PDR.G2:PDR.G17</svg:desc>
                </draw:g>
              </table:table-cell>
              <table:table-cell office:value-type="float" office:value="0.25674275">
                <text:p>0.25674275</text:p>
                <draw:g>
                  <svg:desc>PDR.H2:PDR.H17</svg:desc>
                </draw:g>
              </table:table-cell>
              <table:table-cell office:value-type="float" office:value="0.74066375">
                <text:p>0.74066375</text:p>
                <draw:g>
                  <svg:desc>PDR.I2:PDR.I17</svg:desc>
                </draw:g>
              </table:table-cell>
              <table:table-cell office:value-type="float" office:value="0.68957475">
                <text:p>0.68957475</text:p>
                <draw:g>
                  <svg:desc>PDR.J2:PDR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007275">
                <text:p>0.87007275</text:p>
              </table:table-cell>
              <table:table-cell office:value-type="float" office:value="0.48755175">
                <text:p>0.48755175</text:p>
              </table:table-cell>
              <table:table-cell office:value-type="float" office:value="0.49714725">
                <text:p>0.49714725</text:p>
              </table:table-cell>
              <table:table-cell office:value-type="float" office:value="0.48521825">
                <text:p>0.48521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8926375">
                <text:p>0.88926375</text:p>
              </table:table-cell>
              <table:table-cell office:value-type="float" office:value="0.6794605">
                <text:p>0.6794605</text:p>
              </table:table-cell>
              <table:table-cell office:value-type="float" office:value="0.501037475">
                <text:p>0.501037475</text:p>
              </table:table-cell>
              <table:table-cell office:value-type="float" office:value="0.709025">
                <text:p>0.709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524895">
                <text:p>0.6524895</text:p>
              </table:table-cell>
              <table:table-cell office:value-type="float" office:value="0.56509325">
                <text:p>0.56509325</text:p>
              </table:table-cell>
              <table:table-cell office:value-type="float" office:value="0.32235475">
                <text:p>0.32235475</text:p>
              </table:table-cell>
              <table:table-cell office:value-type="float" office:value="0.40560175">
                <text:p>0.40560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82313275">
                <text:p>0.82313275</text:p>
              </table:table-cell>
              <table:table-cell office:value-type="float" office:value="0.564056">
                <text:p>0.564056</text:p>
              </table:table-cell>
              <table:table-cell office:value-type="float" office:value="0.71810175">
                <text:p>0.71810175</text:p>
              </table:table-cell>
              <table:table-cell office:value-type="float" office:value="0.5427905">
                <text:p>0.5427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8259855">
                <text:p>0.8259855</text:p>
              </table:table-cell>
              <table:table-cell office:value-type="float" office:value="0.5798755">
                <text:p>0.5798755</text:p>
              </table:table-cell>
              <table:table-cell office:value-type="float" office:value="0.55368275">
                <text:p>0.55368275</text:p>
              </table:table-cell>
              <table:table-cell office:value-type="float" office:value="0.76218875">
                <text:p>0.76218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78527">
                <text:p>0.78527</text:p>
              </table:table-cell>
              <table:table-cell office:value-type="float" office:value="0.49455425">
                <text:p>0.49455425</text:p>
              </table:table-cell>
              <table:table-cell office:value-type="float" office:value="0.81950225">
                <text:p>0.81950225</text:p>
              </table:table-cell>
              <table:table-cell office:value-type="float" office:value="0.61981325">
                <text:p>0.61981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66830925">
                <text:p>0.66830925</text:p>
              </table:table-cell>
              <table:table-cell office:value-type="float" office:value="0.509336">
                <text:p>0.509336</text:p>
              </table:table-cell>
              <table:table-cell office:value-type="float" office:value="0.70746875">
                <text:p>0.70746875</text:p>
              </table:table-cell>
              <table:table-cell office:value-type="float" office:value="0.419865">
                <text:p>0.419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6286305">
                <text:p>0.6286305</text:p>
              </table:table-cell>
              <table:table-cell office:value-type="float" office:value="0.40041475">
                <text:p>0.40041475</text:p>
              </table:table-cell>
              <table:table-cell office:value-type="float" office:value="0.203060225">
                <text:p>0.203060225</text:p>
              </table:table-cell>
              <table:table-cell office:value-type="float" office:value="0.53501025">
                <text:p>0.53501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528527">
                <text:p>0.528527</text:p>
              </table:table-cell>
              <table:table-cell office:value-type="float" office:value="0.3630705">
                <text:p>0.3630705</text:p>
              </table:table-cell>
              <table:table-cell office:value-type="float" office:value="0.457728325">
                <text:p>0.457728325</text:p>
              </table:table-cell>
              <table:table-cell office:value-type="float" office:value="0.510892">
                <text:p>0.510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4997405">
                <text:p>0.4997405</text:p>
              </table:table-cell>
              <table:table-cell office:value-type="float" office:value="0.41416">
                <text:p>0.41416</text:p>
              </table:table-cell>
              <table:table-cell office:value-type="float" office:value="0.269190675">
                <text:p>0.269190675</text:p>
              </table:table-cell>
              <table:table-cell office:value-type="float" office:value="0.42686725">
                <text:p>0.42686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39782175">
                <text:p>0.39782175</text:p>
              </table:table-cell>
              <table:table-cell office:value-type="float" office:value="0.21109975">
                <text:p>0.21109975</text:p>
              </table:table-cell>
              <table:table-cell office:value-type="float" office:value="0.13978225">
                <text:p>0.13978225</text:p>
              </table:table-cell>
              <table:table-cell office:value-type="float" office:value="0.141338335">
                <text:p>0.141338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400674">
                <text:p>0.400674</text:p>
              </table:table-cell>
              <table:table-cell office:value-type="float" office:value="0.30108925">
                <text:p>0.30108925</text:p>
              </table:table-cell>
              <table:table-cell office:value-type="float" office:value="0.404045775">
                <text:p>0.404045775</text:p>
              </table:table-cell>
              <table:table-cell office:value-type="float" office:value="0.54953275">
                <text:p>0.54953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4276455">
                <text:p>0.4276455</text:p>
              </table:table-cell>
              <table:table-cell office:value-type="float" office:value="0.2595955">
                <text:p>0.2595955</text:p>
              </table:table-cell>
              <table:table-cell office:value-type="float" office:value="0.337915">
                <text:p>0.337915</text:p>
              </table:table-cell>
              <table:table-cell office:value-type="float" office:value="0.55886925">
                <text:p>0.55886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423496">
                <text:p>0.423496</text:p>
              </table:table-cell>
              <table:table-cell office:value-type="float" office:value="0.31120325">
                <text:p>0.31120325</text:p>
              </table:table-cell>
              <table:table-cell office:value-type="float" office:value="0.502333925">
                <text:p>0.502333925</text:p>
              </table:table-cell>
              <table:table-cell office:value-type="float" office:value="0.4509855">
                <text:p>0.4509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4538385">
                <text:p>0.4538385</text:p>
              </table:table-cell>
              <table:table-cell office:value-type="float" office:value="0.275415">
                <text:p>0.275415</text:p>
              </table:table-cell>
              <table:table-cell office:value-type="float" office:value="0.819502">
                <text:p>0.819502</text:p>
              </table:table-cell>
              <table:table-cell office:value-type="float" office:value="0.6610475">
                <text:p>0.6610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Delay.F2:Delay.J17 Delay.G1:Delay.J1" chart:data-source-has-labels="row" svg:x="0.77cm" svg:y="0.855cm" svg:width="12.082cm" svg:height="7.545cm">
          <chartooo:coordinate-region svg:x="1.391cm" svg:y="1.054cm" svg:width="11.27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.G2:Delay.G17" chart:label-cell-address="Delay.G1:Delay.G1" chart:class="chart:scatter">
            <chart:domain table:cell-range-address="Delay.F2:Delay.F17"/>
            <chart:data-point chart:repeated="16"/>
          </chart:series>
          <chart:series chart:style-name="ch7" chart:values-cell-range-address="Delay.H2:Delay.H17" chart:label-cell-address="Delay.H1:Delay.H1" chart:class="chart:scatter">
            <chart:data-point chart:repeated="16"/>
          </chart:series>
          <chart:series chart:style-name="ch8" chart:values-cell-range-address="Delay.I2:Delay.I17" chart:label-cell-address="Delay.I1:Delay.I1" chart:class="chart:scatter">
            <chart:data-point chart:repeated="16"/>
          </chart:series>
          <chart:series chart:style-name="ch9" chart:values-cell-range-address="Delay.J2:Delay.J17" chart:label-cell-address="Delay.J1:Delay.J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Delay.G1:Delay.G1</svg:desc>
                </draw:g>
              </table:table-cell>
              <table:table-cell office:value-type="string">
                <text:p>OLSR</text:p>
                <draw:g>
                  <svg:desc>Delay.H1:Delay.H1</svg:desc>
                </draw:g>
              </table:table-cell>
              <table:table-cell office:value-type="string">
                <text:p>AODV</text:p>
                <draw:g>
                  <svg:desc>Delay.I1:Delay.I1</svg:desc>
                </draw:g>
              </table:table-cell>
              <table:table-cell office:value-type="string">
                <text:p>DSDV</text:p>
                <draw:g>
                  <svg:desc>Delay.J1:Dela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.F2:Delay.F17</svg:desc>
                </draw:g>
              </table:table-cell>
              <table:table-cell office:value-type="float" office:value="3.5909875">
                <text:p>3.5909875</text:p>
                <draw:g>
                  <svg:desc>Delay.G2:Delay.G17</svg:desc>
                </draw:g>
              </table:table-cell>
              <table:table-cell office:value-type="float" office:value="5.0357725">
                <text:p>5.0357725</text:p>
                <draw:g>
                  <svg:desc>Delay.H2:Delay.H17</svg:desc>
                </draw:g>
              </table:table-cell>
              <table:table-cell office:value-type="float" office:value="4.27110333333333">
                <text:p>4.27110333333333</text:p>
                <draw:g>
                  <svg:desc>Delay.I2:Delay.I17</svg:desc>
                </draw:g>
              </table:table-cell>
              <table:table-cell office:value-type="float" office:value="5.57155">
                <text:p>5.57155</text:p>
                <draw:g>
                  <svg:desc>Delay.J2:Delay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4551">
                <text:p>4.74551</text:p>
              </table:table-cell>
              <table:table-cell office:value-type="float" office:value="5.9494525">
                <text:p>5.9494525</text:p>
              </table:table-cell>
              <table:table-cell office:value-type="float" office:value="5.15959333333333">
                <text:p>5.15959333333333</text:p>
              </table:table-cell>
              <table:table-cell office:value-type="float" office:value="6.5137425">
                <text:p>6.5137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5655">
                <text:p>4.5655</text:p>
              </table:table-cell>
              <table:table-cell office:value-type="float" office:value="6.3841675">
                <text:p>6.3841675</text:p>
              </table:table-cell>
              <table:table-cell office:value-type="float" office:value="5.2176825">
                <text:p>5.2176825</text:p>
              </table:table-cell>
              <table:table-cell office:value-type="float" office:value="5.3371725">
                <text:p>5.3371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057755">
                <text:p>5.057755</text:p>
              </table:table-cell>
              <table:table-cell office:value-type="float" office:value="5.89672">
                <text:p>5.89672</text:p>
              </table:table-cell>
              <table:table-cell office:value-type="float" office:value="7.93958333333333">
                <text:p>7.93958333333333</text:p>
              </table:table-cell>
              <table:table-cell office:value-type="float" office:value="5.7754075">
                <text:p>5.7754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6239725">
                <text:p>4.6239725</text:p>
              </table:table-cell>
              <table:table-cell office:value-type="float" office:value="6.0159875">
                <text:p>6.0159875</text:p>
              </table:table-cell>
              <table:table-cell office:value-type="float" office:value="6.106915">
                <text:p>6.106915</text:p>
              </table:table-cell>
              <table:table-cell office:value-type="float" office:value="5.9340825">
                <text:p>5.9340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.9386">
                <text:p>4.9386</text:p>
              </table:table-cell>
              <table:table-cell office:value-type="float" office:value="5.16111">
                <text:p>5.16111</text:p>
              </table:table-cell>
              <table:table-cell office:value-type="float" office:value="4.9926325">
                <text:p>4.9926325</text:p>
              </table:table-cell>
              <table:table-cell office:value-type="float" office:value="5.9255025">
                <text:p>5.9255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9875125">
                <text:p>4.9875125</text:p>
              </table:table-cell>
              <table:table-cell office:value-type="float" office:value="7.39298">
                <text:p>7.39298</text:p>
              </table:table-cell>
              <table:table-cell office:value-type="float" office:value="9.1976575">
                <text:p>9.1976575</text:p>
              </table:table-cell>
              <table:table-cell office:value-type="float" office:value="6.32578">
                <text:p>6.32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.64588">
                <text:p>5.64588</text:p>
              </table:table-cell>
              <table:table-cell office:value-type="float" office:value="6.18836">
                <text:p>6.18836</text:p>
              </table:table-cell>
              <table:table-cell office:value-type="float" office:value="6.7276325">
                <text:p>6.7276325</text:p>
              </table:table-cell>
              <table:table-cell office:value-type="float" office:value="5.1421025">
                <text:p>5.1421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4.7409375">
                <text:p>4.7409375</text:p>
              </table:table-cell>
              <table:table-cell office:value-type="float" office:value="4.6682675">
                <text:p>4.6682675</text:p>
              </table:table-cell>
              <table:table-cell office:value-type="float" office:value="4.99628333333333">
                <text:p>4.99628333333333</text:p>
              </table:table-cell>
              <table:table-cell office:value-type="float" office:value="5.42288">
                <text:p>5.42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.8074775">
                <text:p>4.8074775</text:p>
              </table:table-cell>
              <table:table-cell office:value-type="float" office:value="4.8492725">
                <text:p>4.8492725</text:p>
              </table:table-cell>
              <table:table-cell office:value-type="float" office:value="7.81138333333333">
                <text:p>7.81138333333333</text:p>
              </table:table-cell>
              <table:table-cell office:value-type="float" office:value="5.226975">
                <text:p>5.226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95686">
                <text:p>4.95686</text:p>
              </table:table-cell>
              <table:table-cell office:value-type="float" office:value="5.0075225">
                <text:p>5.0075225</text:p>
              </table:table-cell>
              <table:table-cell office:value-type="float" office:value="6.22771">
                <text:p>6.22771</text:p>
              </table:table-cell>
              <table:table-cell office:value-type="float" office:value="5.2601625">
                <text:p>5.2601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5.048765">
                <text:p>5.048765</text:p>
              </table:table-cell>
              <table:table-cell office:value-type="float" office:value="5.42182">
                <text:p>5.42182</text:p>
              </table:table-cell>
              <table:table-cell office:value-type="float" office:value="4.66243">
                <text:p>4.66243</text:p>
              </table:table-cell>
              <table:table-cell office:value-type="float" office:value="17.7547025">
                <text:p>17.7547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1.6633975">
                <text:p>11.6633975</text:p>
              </table:table-cell>
              <table:table-cell office:value-type="float" office:value="8.61796">
                <text:p>8.61796</text:p>
              </table:table-cell>
              <table:table-cell office:value-type="float" office:value="6.04447">
                <text:p>6.04447</text:p>
              </table:table-cell>
              <table:table-cell office:value-type="float" office:value="5.3402925">
                <text:p>5.3402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16.96575">
                <text:p>16.96575</text:p>
              </table:table-cell>
              <table:table-cell office:value-type="float" office:value="20.0039975">
                <text:p>20.0039975</text:p>
              </table:table-cell>
              <table:table-cell office:value-type="float" office:value="68.5665125">
                <text:p>68.5665125</text:p>
              </table:table-cell>
              <table:table-cell office:value-type="float" office:value="16.314175">
                <text:p>16.314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8.41291">
                <text:p>8.41291</text:p>
              </table:table-cell>
              <table:table-cell office:value-type="float" office:value="11.87387">
                <text:p>11.87387</text:p>
              </table:table-cell>
              <table:table-cell office:value-type="float" office:value="21.02262">
                <text:p>21.02262</text:p>
              </table:table-cell>
              <table:table-cell office:value-type="float" office:value="10.03967">
                <text:p>10.03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6.64054">
                <text:p>6.64054</text:p>
              </table:table-cell>
              <table:table-cell office:value-type="float" office:value="7.166975">
                <text:p>7.166975</text:p>
              </table:table-cell>
              <table:table-cell office:value-type="float" office:value="7.0082575">
                <text:p>7.0082575</text:p>
              </table:table-cell>
              <table:table-cell office:value-type="float" office:value="7.0143075">
                <text:p>7.01430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